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content.xml" manifest:media-type="text/xml"/>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6" style:family="paragraph" style:parent-style-name="Standard" style:list-style-name="">
      <style:paragraph-properties fo:margin-left="0.501cm" fo:margin-top="0cm" fo:margin-bottom="0cm" style:contextual-spacing="true" fo:text-indent="0cm" style:auto-text-indent="false" fo:keep-with-next="always"/>
    </style:style>
    <style:style style:name="P37" style:family="paragraph" style:parent-style-name="List_20_Paragraph" style:list-style-name="WWNum2"/>
    <style:style style:name="P38" style:family="paragraph" style:parent-style-name="List_20_Paragraph" style:list-style-name="WWNum2">
      <style:text-properties officeooo:paragraph-rsid="004c5ffd"/>
    </style:style>
    <style:style style:name="P39" style:family="paragraph" style:parent-style-name="List_20_Paragraph" style:list-style-name="WWNum2">
      <style:paragraph-properties>
        <style:tab-stops>
          <style:tab-stop style:position="19.72cm" style:type="right"/>
        </style:tab-stops>
      </style:paragraph-properties>
    </style:style>
    <style:style style:name="P40" style:family="paragraph" style:parent-style-name="List_20_Paragraph" style:list-style-name="WWNum2">
      <style:text-properties officeooo:paragraph-rsid="01151965"/>
    </style:style>
    <style:style style:name="P41" style:family="paragraph" style:parent-style-name="List_20_Paragraph" style:list-style-name="WWNum2">
      <style:text-properties officeooo:paragraph-rsid="00f6510f"/>
    </style:style>
    <style:style style:name="P42" style:family="paragraph" style:parent-style-name="Standard">
      <style:text-properties style:font-name="Cambria Math" fo:font-size="9pt" officeooo:rsid="003c5367" style:font-size-asian="9pt" style:font-size-complex="9pt"/>
    </style:style>
    <style:style style:name="P43" style:family="paragraph" style:parent-style-name="Standard">
      <style:text-properties style:font-name="Cambria Math" fo:font-size="9pt" officeooo:paragraph-rsid="011ace48" style:font-size-asian="9pt" style:font-size-complex="9pt"/>
    </style:style>
    <style:style style:name="P44" style:family="paragraph" style:parent-style-name="Standard">
      <style:paragraph-properties fo:margin-left="0.63cm"/>
    </style:style>
    <style:style style:name="P4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7" style:family="paragraph" style:parent-style-name="Standard">
      <style:paragraph-properties fo:margin-left="0.501cm" fo:margin-top="0cm" fo:margin-bottom="0.101cm" style:contextual-spacing="false">
        <style:tab-stops>
          <style:tab-stop style:position="19.72cm" style:type="right"/>
        </style:tab-stops>
      </style:paragraph-properties>
    </style:style>
    <style:style style:name="P48" style:family="paragraph" style:parent-style-name="List_20_Paragraph" style:list-style-name="WWNum7">
      <style:paragraph-properties>
        <style:tab-stops>
          <style:tab-stop style:position="19.72cm" style:type="right"/>
        </style:tab-stops>
      </style:paragraph-properties>
    </style:style>
    <style:style style:name="P4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1"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List_20_Paragraph" style:list-style-name="WWNum8"/>
    <style:style style:name="P54" style:family="paragraph" style:parent-style-name="Standard">
      <style:text-properties style:font-name="Cambria Math2" fo:font-size="9pt" fo:language="en" fo:country="AU" style:font-size-asian="9pt" style:font-name-complex="Tahoma" style:font-size-complex="9pt"/>
    </style:style>
    <style:style style:name="P55"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87"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078b51e" style:letter-kerning="false" style:font-name-asian="MS Mincho1"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104"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0"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text-align="start" style:justify-single-word="false"/>
      <style:text-properties fo:color="#2e8b57" loext:opacity="100%" fo:font-size="12pt" fo:language="en" fo:country="US" officeooo:paragraph-rsid="0049a2a9"/>
    </style:style>
    <style:style style:name="P115"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2"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2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2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3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2477cc"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style:font-name="Courier" fo:font-size="9pt" fo:language="en" fo:country="AU" style:font-size-asian="9pt" style:font-name-complex="Times New Roman1" style:font-size-complex="9pt"/>
    </style:style>
    <style:style style:name="T128"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2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0"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1"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2"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3"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4"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5"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6" style:family="text">
      <style:text-properties style:font-name="Courier" fo:font-size="9pt" fo:language="en" fo:country="AU" style:font-size-asian="9pt" style:font-name-complex="Times New Roman1" style:font-size-complex="9pt" style:font-style-complex="italic"/>
    </style:style>
    <style:style style:name="T137"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8"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39"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0"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1"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2"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3"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4"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5" style:family="text">
      <style:text-properties style:font-name="Cambria Math2" fo:font-size="9pt" style:font-size-asian="9pt" style:font-name-complex="Latin Modern Math" style:font-size-complex="9pt"/>
    </style:style>
    <style:style style:name="T146"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7"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8"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9"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0" style:family="text">
      <style:text-properties style:font-name="Courier" fo:font-size="9pt" fo:language="en" fo:country="US" style:font-size-asian="9pt" style:font-name-complex="Tahoma" style:font-size-complex="9pt"/>
    </style:style>
    <style:style style:name="T151" style:family="text">
      <style:text-properties style:font-name="Courier" fo:font-size="9pt" fo:language="en" fo:country="US" officeooo:rsid="004c5ffd" style:font-size-asian="9pt" style:font-name-complex="Tahoma" style:font-size-complex="9pt"/>
    </style:style>
    <style:style style:name="T152" style:family="text">
      <style:text-properties style:font-name="Cambria Math2" fo:font-size="9pt" fo:language="en" fo:country="US" officeooo:rsid="004c5ffd" style:font-size-asian="9pt" style:font-name-complex="Tahoma" style:font-size-complex="9pt"/>
    </style:style>
    <style:style style:name="T153"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4"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155"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156"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7" style:family="text">
      <style:text-properties style:font-name="Courier" fo:font-size="9pt" fo:language="en" fo:country="US" style:font-name-asian="MS Mincho1" style:font-size-asian="9pt" style:font-name-complex="Times New Roman1" style:font-size-complex="9pt"/>
    </style:style>
    <style:style style:name="T158" style:family="text">
      <style:text-properties style:font-name="Courier" fo:font-size="9pt" fo:language="en" fo:country="US" fo:font-style="normal" style:font-name-asian="MS Mincho1" style:font-size-asian="9pt" style:font-style-asian="normal" style:font-name-complex="Times New Roman1" style:font-size-complex="9pt" style:font-style-complex="normal"/>
    </style:style>
    <style:style style:name="T159" style:family="text">
      <style:text-properties style:font-name="Courier" fo:font-size="9pt" fo:language="en" fo:country="US" officeooo:rsid="0117ba17" style:font-name-asian="MS Mincho1" style:font-size-asian="9pt" style:font-name-complex="Times New Roman1" style:font-size-complex="9pt"/>
    </style:style>
    <style:style style:name="T160" style:family="text">
      <style:text-properties style:font-name="Cambria Math2" fo:font-size="9pt" fo:language="en" fo:country="US" officeooo:rsid="01195fe1" style:font-size-asian="9pt" style:font-name-complex="Tahoma" style:font-size-complex="9pt"/>
    </style:style>
    <style:style style:name="T161" style:family="text">
      <style:text-properties style:font-name="Cambria Math2" fo:font-size="9pt" fo:language="en" fo:country="US" officeooo:rsid="011713f9" style:font-size-asian="9pt" style:font-name-complex="Tahoma" style:font-size-complex="9pt"/>
    </style:style>
    <style:style style:name="T162" style:family="text">
      <style:text-properties style:font-name="Cambria Math2" fo:font-size="9pt" fo:language="en" fo:country="US" officeooo:rsid="01151965" style:font-size-asian="9pt" style:font-name-complex="Tahoma" style:font-size-complex="9pt"/>
    </style:style>
    <style:style style:name="T163" style:family="text">
      <style:text-properties style:font-name="Courier" fo:font-size="9pt" fo:language="en" fo:country="US" officeooo:rsid="01151965" style:font-name-asian="MS Mincho1" style:font-size-asian="9pt" style:font-name-complex="Times New Roman1" style:font-size-complex="9pt"/>
    </style:style>
    <style:style style:name="T164" style:family="text">
      <style:text-properties style:font-name="Cambria Math2" fo:font-size="9pt" fo:language="en" fo:country="US" officeooo:rsid="002f234b" style:font-size-asian="9pt" style:font-name-complex="Tahoma" style:font-size-complex="9pt"/>
    </style:style>
    <style:style style:name="T165" style:family="text">
      <style:text-properties style:font-name="Cambria Math2" fo:font-size="9pt" fo:language="en" fo:country="US" officeooo:rsid="00f76475" style:font-size-asian="9pt" style:font-name-complex="Tahoma" style:font-size-complex="9pt"/>
    </style:style>
    <style:style style:name="T166" style:family="text">
      <style:text-properties style:font-name="Cambria Math2" fo:font-size="9pt" fo:language="en" fo:country="US" officeooo:rsid="00f30732" style:font-size-asian="9pt" style:font-name-complex="Tahoma" style:font-size-complex="9pt"/>
    </style:style>
    <style:style style:name="T167" style:family="text">
      <style:text-properties style:font-name="Courier" fo:font-size="9pt" fo:language="en" fo:country="US" fo:font-style="normal" officeooo:rsid="00f30732" style:font-name-asian="MS Mincho1" style:font-size-asian="9pt" style:font-style-asian="normal" style:font-name-complex="Times New Roman1" style:font-size-complex="9pt" style:font-style-complex="normal"/>
    </style:style>
    <style:style style:name="T168" style:family="text">
      <style:text-properties style:font-name="Cambria Math2" fo:font-size="9pt" fo:language="en" fo:country="US" fo:font-style="normal" officeooo:rsid="00f6510f" style:font-name-asian="MS Mincho1" style:font-size-asian="9pt" style:font-style-asian="normal" style:font-name-complex="Tahoma" style:font-size-complex="9pt" style:font-style-complex="normal"/>
    </style:style>
    <style:style style:name="T169" style:family="text">
      <style:text-properties style:font-name="Comic Sans MS" fo:font-size="9pt" fo:language="en" fo:country="US" style:font-size-asian="9pt" style:font-name-complex="Times1" style:font-size-complex="9pt"/>
    </style:style>
    <style:style style:name="T170" style:family="text">
      <style:text-properties officeooo:rsid="002f234b"/>
    </style:style>
    <style:style style:name="T171" style:family="text">
      <style:text-properties officeooo:rsid="011a01ce"/>
    </style:style>
    <style:style style:name="T172" style:family="text">
      <style:text-properties officeooo:rsid="011ace48"/>
    </style:style>
    <style:style style:name="T173" style:family="text">
      <style:text-properties officeooo:rsid="0036884f"/>
    </style:style>
    <style:style style:name="T174" style:family="text">
      <style:text-properties officeooo:rsid="0088c67b"/>
    </style:style>
    <style:style style:name="T175" style:family="text">
      <style:text-properties officeooo:rsid="0039101c"/>
    </style:style>
    <style:style style:name="T176" style:family="text">
      <style:text-properties style:font-name="Cambria Math2" fo:font-size="9pt" fo:language="en" fo:country="US" style:font-name-asian="Malgun Gothic" style:font-size-asian="9pt" style:font-name-complex="Cambria Math3" style:font-size-complex="9pt"/>
    </style:style>
    <style:style style:name="T177"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78"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79"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0"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1"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2"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4"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5"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7"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88"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89"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0"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1"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2"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3"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5"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6"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7" style:family="text">
      <style:text-properties style:font-name="Cambria Math2" fo:font-size="9pt" fo:language="en" fo:country="AU" style:font-size-asian="9pt" style:font-name-complex="Tahoma" style:font-size-complex="9pt" style:font-style-complex="italic"/>
    </style:style>
    <style:style style:name="T198"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99" style:family="text">
      <style:text-properties style:font-name="Cambria Math2" fo:font-size="9pt" fo:language="en" fo:country="US" officeooo:rsid="00899c35" style:font-size-asian="9pt" style:font-name-complex="Tahoma" style:font-size-complex="9pt"/>
    </style:style>
    <style:style style:name="T200"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1"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2"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3"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4" style:family="text">
      <style:text-properties style:font-name="Cambria Math2" fo:font-size="9pt" fo:language="en" fo:country="US" style:font-size-asian="9pt" style:font-name-complex="Times New Roman1" style:font-size-complex="9pt" style:font-style-complex="italic"/>
    </style:style>
    <style:style style:name="T205" style:family="text">
      <style:text-properties style:text-position="sub 58%" style:font-name="Cambria Math2" fo:font-size="9pt" fo:language="en" fo:country="US" style:font-size-asian="9pt" style:font-name-complex="Times New Roman1" style:font-size-complex="9pt"/>
    </style:style>
    <style:style style:name="T206" style:family="text">
      <style:text-properties style:font-name="Arial" fo:font-size="9pt" fo:language="en" fo:country="US" fo:font-style="italic" style:font-size-asian="9pt" style:font-style-asian="italic" style:font-name-complex="Arial1" style:font-size-complex="9pt" style:font-style-complex="italic"/>
    </style:style>
    <style:style style:name="T207" style:family="text">
      <style:text-properties style:font-name="Cambria Math2" fo:font-size="9pt" fo:language="en" fo:country="US" style:font-size-asian="9pt" style:font-size-complex="9pt"/>
    </style:style>
    <style:style style:name="T208" style:family="text">
      <style:text-properties style:font-name="Courier" fo:font-size="9pt" fo:language="en" fo:country="US" style:font-size-asian="9pt" style:font-size-complex="9pt"/>
    </style:style>
    <style:style style:name="T209" style:family="text">
      <style:text-properties style:font-name="Cambria Math2" fo:font-size="9pt" fo:language="en" fo:country="US" officeooo:rsid="008b33b5" style:font-size-asian="9pt" style:font-name-complex="Times New Roman1" style:font-size-complex="9pt"/>
    </style:style>
    <style:style style:name="T2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212" style:family="text">
      <style:text-properties fo:language="en" fo:country="US"/>
    </style:style>
    <style:style style:name="T2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2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2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1" style:family="text">
      <style:text-properties fo:color="#7030a0" loext:opacity="100%" style:text-position="sub 58%" style:font-name="Courier" fo:font-size="9pt" style:font-name-asian="MS Mincho1" style:font-size-asian="9pt" style:font-name-complex="Times New Roman1" style:font-size-complex="9pt"/>
    </style:style>
    <style:style style:name="T222" style:family="text">
      <style:text-properties fo:color="#7030a0" loext:opacity="100%" style:text-position="0% 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ambria Math2" fo:font-size="9pt" style:font-name-asian="Malgun Gothic" style:font-size-asian="9pt" style:font-name-complex="Cambria Math3" style:font-size-complex="9pt"/>
    </style:style>
    <style:style style:name="T2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25"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6" style:family="text">
      <style:text-properties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7"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28"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29"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0"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1"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ambria Math2" fo:font-size="9pt" fo:language="en" fo:country="AU" style:font-size-asian="9pt" style:font-name-complex="Tahoma" style:font-size-complex="9pt"/>
    </style:style>
    <style:style style:name="T233"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34"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235"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36" style:family="text">
      <style:text-properties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37" style:family="text">
      <style:text-properties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38" style:family="text">
      <style:text-properties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39" style:family="text">
      <style:text-properties fo:color="#7030a0" loext:opacity="100%" style:font-name="Courier" fo:font-size="9pt" fo:language="en" fo:country="AU" style:font-name-asian="MS Mincho1" style:font-size-asian="9pt" style:font-name-complex="Times New Roman1" style:font-size-complex="9pt"/>
    </style:style>
    <style:style style:name="T240"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241"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242"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43" style:family="text">
      <style:text-properties fo:color="#7030a0" loext:opacity="100%" style:font-name="Cambria Math2" fo:font-size="9pt" fo:language="en" fo:country="AU" style:font-name-asian="MS Mincho1" style:font-size-asian="9pt" style:font-name-complex="Times New Roman1" style:font-size-complex="9pt"/>
    </style:style>
    <style:style style:name="T244"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45" style:family="text">
      <style:text-properties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46"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247" style:family="text">
      <style:text-properties fo:color="#7030a0" loext:opacity="100%" style:font-name="Courier" fo:font-size="5pt" fo:language="en" fo:country="AU" style:font-name-asian="MS Mincho1" style:font-size-asian="5pt" style:font-name-complex="Times New Roman1" style:font-size-complex="5pt"/>
    </style:style>
    <style:style style:name="T248"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249"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250"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51"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52" style:family="text">
      <style:text-properties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253"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54"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255"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256"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57"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58"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59"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260"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261"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62" style:family="text">
      <style:text-properties fo:color="#7030a0" loext:opacity="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63" style:family="text">
      <style:text-properties fo:color="#7030a0" loext:opacity="100%" style:text-position="sub 58%"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64" style:family="text">
      <style:text-properties fo:color="#7030a0" loext:opacity="100%" style:text-position="0% 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65"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266"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267"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68" style:family="text">
      <style:text-properties fo:color="#7030a0" loext:opacity="100%" style:font-name="Courier1"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69" style:family="text">
      <style:text-properties fo:color="#7030a0" loext:opacity="100%"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70" style:family="text">
      <style:text-properties fo:color="#7030a0" loext:opacity="100%" style:font-name="Cambria Math2" fo:font-size="9pt" fo:language="en" fo:country="US" officeooo:rsid="0084d10a" style:letter-kerning="false" style:font-name-asian="MS Mincho1" style:font-size-asian="9pt" style:language-asian="en" style:country-asian="US" style:font-name-complex="Times New Roman1" style:font-size-complex="9pt" style:language-complex="ar" style:country-complex="SA"/>
    </style:style>
    <style:style style:name="T271" style:family="text">
      <style:text-properties fo:color="#7030a0"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72" style:family="text">
      <style:text-properties fo:color="#2e8b57"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73" style:family="text">
      <style:text-properties fo:color="#2e8b57" loext:opacity="100%" style:text-position="sub 58%"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74" style:family="text">
      <style:text-properties fo:color="#2e8b57" loext:opacity="100%" style:text-position="0% 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275" style:family="text">
      <style:text-properties fo:color="#2e8b57" loext:opacity="100%" style:text-position="sub 58%" style:font-name="Cambria Math2" fo:font-size="9pt" fo:language="en" fo:country="US" officeooo:rsid="007cbe33" style:letter-kerning="false" style:font-name-asian="MS Mincho1" style:font-size-asian="9pt" style:language-asian="en" style:country-asian="US" style:font-name-complex="Times New Roman1" style:font-size-complex="9pt" style:language-complex="ar" style:country-complex="SA"/>
    </style:style>
    <style:style style:name="T276" style:family="text">
      <style:text-properties fo:color="#2e8b57" loext:opacity="100%" style:text-position="0% 100%"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277" style:family="text">
      <style:text-properties fo:color="#2e8b57" loext:opacity="100%" style:text-position="sub 58%"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278" style:family="text">
      <style:text-properties fo:color="#2e8b57" loext:opacity="100%" style:text-position="0% 100%" style:font-name="Cambria Math2" fo:font-size="9pt" fo:language="en" fo:country="US" officeooo:rsid="009bc89d" style:letter-kerning="false" style:font-name-asian="MS Mincho1" style:font-size-asian="9pt" style:language-asian="en" style:country-asian="US" style:font-name-complex="Times New Roman1" style:font-size-complex="9pt" style:language-complex="ar" style:country-complex="SA"/>
    </style:style>
    <style:style style:name="T279" style:family="text">
      <style:text-properties fo:color="#2e8b57" loext:opacity="100%" style:text-position="0% 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80" style:family="text">
      <style:text-properties fo:color="#2e8b57" loext:opacity="100%" style:text-position="sub 58%"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81" style:family="text">
      <style:text-properties fo:color="#2e8b57" loext:opacity="100%" style:text-position="0% 100%" style:font-name="Cambria Math2" fo:font-size="9pt" fo:language="en" fo:country="US" officeooo:rsid="00837843" style:letter-kerning="false" style:font-name-asian="MS Mincho1" style:font-size-asian="9pt" style:language-asian="en" style:country-asian="US" style:font-name-complex="Times New Roman1" style:font-size-complex="9pt" style:language-complex="ar" style:country-complex="SA"/>
    </style:style>
    <style:style style:name="T282"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283"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284"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85"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286"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287"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288"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89"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290"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291"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292" style:family="text">
      <style:text-properties fo:color="#7030a0" loext:opacity="100%" style:font-name="Cambria Math2" fo:font-size="9pt" fo:language="en" fo:country="US" officeooo:rsid="005d32f8" style:letter-kerning="false" style:font-name-asian="MS Mincho1" style:font-size-asian="9pt" style:language-asian="en" style:country-asian="US" style:font-name-complex="Times New Roman1" style:font-size-complex="9pt" style:language-complex="ar" style:country-complex="SA"/>
    </style:style>
    <style:style style:name="T293"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294"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95"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96"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7"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8" style:family="text">
      <style:text-properties fo:color="#7030a0" loext:opacity="100%" style:font-name="Courier" fo:font-size="9pt" fo:language="en" fo:country="AU" style:font-size-asian="9pt" style:font-name-complex="Times New Roman1" style:font-size-complex="9pt"/>
    </style:style>
    <style:style style:name="T299"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300"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301" style:family="text">
      <style:text-properties style:font-name="Courier" fo:font-size="9pt" fo:language="en" fo:country="AU" style:font-name-asian="MS Mincho1" style:font-size-asian="9pt" style:font-name-complex="Times New Roman1" style:font-size-complex="9pt"/>
    </style:style>
    <style:style style:name="T302"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303" style:family="text">
      <style:text-properties fo:color="#ff0000" loext:opacity="100%" style:font-name="Courier" fo:font-size="9pt" style:font-size-asian="9pt" style:font-name-complex="Tahoma" style:font-size-complex="9pt"/>
    </style:style>
    <style:style style:name="T304"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5"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6" style:family="text">
      <style:text-properties fo:color="#ff0000" loext:opacity="100%" style:font-name="Courier" fo:font-size="9pt" fo:language="en" fo:country="AU" style:font-name-asian="MS Mincho1" style:font-size-asian="9pt" style:font-name-complex="Times New Roman1" style:font-size-complex="9pt"/>
    </style:style>
    <style:style style:name="T307"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08"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09"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310" style:family="text">
      <style:text-properties fo:color="#2e8b57" loext:opacity="100%"/>
    </style:style>
    <style:style style:name="T311" style:family="text">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312"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313"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314" style:family="text">
      <style:text-properties fo:color="#ff0000" loext:opacity="100%" style:font-name="Courier" fo:font-size="9pt" fo:language="en" fo:country="US" style:font-size-asian="9pt" style:font-name-complex="Tahoma" style:font-size-complex="9pt"/>
    </style:style>
    <style:style style:name="T315"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6"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7"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8"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19" style:family="text">
      <style:text-properties fo:color="#ff0000" loext:opacity="100%" style:font-name="Courier" fo:font-size="9pt" fo:language="en" fo:country="US" style:font-name-asian="MS Mincho1" style:font-size-asian="9pt" style:font-name-complex="Times New Roman1" style:font-size-complex="9pt"/>
    </style:style>
    <style:style style:name="T320"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321"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322"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323"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4"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325" style:family="text">
      <style:text-properties fo:color="#ff0000" loext:opacity="100%" style:font-name="Cambria Math2" fo:font-size="9pt" style:font-size-asian="9pt" style:font-name-complex="Tahoma" style:font-size-complex="9pt"/>
    </style:style>
    <style:style style:name="T326"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27" style:family="text">
      <style:text-properties fo:color="#00b0f0" loext:opacity="100%" style:font-name="Courier" fo:font-size="9pt" fo:language="en" fo:country="US" style:font-name-asian="MS Mincho1" style:font-size-asian="9pt" style:font-name-complex="Times New Roman1" style:font-size-complex="9pt"/>
    </style:style>
    <style:style style:name="T328"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329" style:family="text">
      <style:text-properties fo:color="#7030a0" loext:opacity="100%" style:font-name="Courier" fo:font-size="9pt" fo:language="en" fo:country="US" style:font-name-asian="MS Mincho1" style:font-size-asian="9pt" style:font-name-complex="Times New Roman1" style:font-size-complex="9pt"/>
    </style:style>
    <style:style style:name="T330"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331"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332"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333"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334"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35" style:family="text">
      <style:text-properties fo:color="#7030a0" loext:opacity="100%" style:font-name="Cambria Math2" fo:font-size="9pt" fo:language="en" fo:country="US" style:font-name-asian="Malgun Gothic" style:font-size-asian="9pt" style:font-name-complex="Cambria Math3" style:font-size-complex="9pt"/>
    </style:style>
    <style:style style:name="T336"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337" style:family="text">
      <style:text-properties fo:color="#7030a0" loext:opacity="100%" fo:font-size="9pt" fo:language="en" fo:country="US" style:font-size-asian="9pt" style:font-size-complex="9pt"/>
    </style:style>
    <style:style style:name="T338" style:family="text">
      <style:text-properties fo:color="#7030a0" loext:opacity="100%" style:font-name="Courier1" fo:font-size="9pt" fo:language="en" fo:country="US" officeooo:rsid="0091e48c" style:letter-kerning="false" style:font-name-asian="MS Mincho1" style:font-size-asian="9pt" style:language-asian="en" style:country-asian="US" style:font-name-complex="Cambria1" style:font-size-complex="9pt" style:language-complex="ar" style:country-complex="SA"/>
    </style:style>
    <style:style style:name="T339" style:family="text">
      <style:text-properties fo:color="#7030a0" loext:opacity="100%" style:font-name="Cambria" fo:font-size="10pt" fo:language="en" fo:country="US" style:letter-kerning="false" style:font-name-asian="MS Mincho1" style:font-size-asian="10pt" style:language-asian="en" style:country-asian="US" style:font-name-complex="Cambria1" style:font-size-complex="10pt" style:language-complex="ar" style:country-complex="SA"/>
    </style:style>
    <style:style style:name="T340" style:family="text">
      <style:text-properties fo:color="#7030a0" loext:opacity="100%" style:font-name="Cambria" fo:font-size="12pt" fo:language="en" fo:country="US" style:letter-kerning="false" style:font-name-asian="MS Mincho1" style:font-size-asian="12pt" style:language-asian="en" style:country-asian="US" style:font-name-complex="Cambria1" style:font-size-complex="12pt" style:language-complex="ar" style:country-complex="SA"/>
    </style:style>
    <style:style style:name="T341"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2" style:family="text">
      <style:text-properties fo:color="#7030a0" loext:opacity="100%" style:font-name="Symbol" fo:font-size="12pt" fo:language="en" fo:country="US" style:letter-kerning="false" style:font-name-asian="MS Mincho1" style:font-size-asian="12pt" style:language-asian="en" style:country-asian="US" style:font-name-complex="Cambria1" style:font-size-complex="12pt" style:language-complex="ar" style:country-complex="SA"/>
    </style:style>
    <style:style style:name="T343"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44"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5" style:family="text">
      <style:text-properties fo:font-variant="normal" fo:text-transform="none" fo:color="#7030a0" loext:opacity="100%" style:font-name="Symbol" fo:font-size="12pt" fo:letter-spacing="normal" fo:language="en" fo:country="US" style:letter-kerning="false" style:font-name-asian="MS Mincho1" style:font-size-asian="12pt" style:language-asian="en" style:country-asian="US" style:font-name-complex="Cambria1" style:font-size-complex="12pt" style:language-complex="ar" style:country-complex="SA"/>
    </style:style>
    <style:style style:name="T346"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347" style:family="text">
      <style:text-properties fo:color="#2e8b57"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348" style:family="text">
      <style:text-properties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T349" style:family="text">
      <style:text-properties style:font-name="Cambria" fo:font-size="11pt" fo:language="en" fo:country="US" style:letter-kerning="false" style:font-name-asian="MS Mincho1" style:font-size-asian="11pt" style:language-asian="en" style:country-asian="US" style:font-name-complex="Cambria1" style:font-size-complex="11pt" style:language-complex="ar" style:country-complex="SA"/>
    </style:style>
    <style:style style:name="T350"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51"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352" style:family="text">
      <style:text-properties fo:color="#2e8b57"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353"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54"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55"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56" style:family="text">
      <style:text-properties fo:color="#2e8b57"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331"/><text:bookmark-start text:name="OLE_LINK60"/><text:bookmark-start text:name="_Hlk32563797"/><text:span text:style-name="T2">ORM Abstract Syntax and Semantics: normative specifications</text:span><text:bookmark-end text:name="OLE_LINK331"/><text:bookmark-end text:name="OLE_LINK60"/><text:bookmark-end text:name="_Hlk32563797"/></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2-14T15:02:14.852020768">14 Febr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OLE_LINK325"/><text:bookmark-start text:name="OLE_LINK324"/><text:bookmark-start text:name="OLE_LINK326"/><text:bookmark-start text:name="_Hlk33891854"/><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5"/><text:bookmark-end text:name="OLE_LINK324"/><text:span text:style-name="T15"> </text:span><text:bookmark-end text:name="OLE_LINK326"/><text:bookmark-end text:name="_Hlk33891854"/><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3"/><text:bookmark-start text:name="OLE_LINK202"/><text:span text:style-name="T15">abstract information structures of the conceptual specification</text:span><text:bookmark-end text:name="OLE_LINK203"/><text:bookmark-end text:name="OLE_LINK202"/><text:span text:style-name="T15">. </text:span><text:span text:style-name="T16"/></text:p>
      <text:p text:style-name="P8" loext:marker-style-name="T16"><text:bookmark text:name="OLE_LINK161"/><text:bookmark text:name="OLE_LINK159"/><text:bookmark text:name="_Hlk504993851_Copy_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59_Copy_1"/><text:bookmark text:name="OLE_LINK161_Copy_1"/><text:bookmark-start text:name="OLE_LINK186"/><text:bookmark-start text:name="_Hlk29742430"/><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263"/><text:bookmark-start text:name="OLE_LINK262"/><text:bookmark-start text:name="OLE_LINK37"/><text:span text:style-name="T15">&lt;</text:span><text:span text:style-name="Internet_20_link"><text:span text:style-name="T20">https://gitlab.com/orm-syntax-and-semantics/orm-syntax-and-semantics-docs.git</text:span></text:span><text:span text:style-name="T15">&gt;</text:span><text:bookmark-end text:name="OLE_LINK263"/><text:bookmark-end text:name="OLE_LINK262"/><text:bookmark-end text:name="OLE_LINK37"/><text:span text:style-name="T15">.</text:span><text:bookmark-end text:name="OLE_LINK186"/><text:bookmark-end text:name="_Hlk29742430"/></text:p>
      <text:p text:style-name="P9" loext:marker-style-name="T16"/>
      <text:p text:style-name="P7" loext:marker-style-name="T16"><text:bookmark-start text:name="OLE_LINK57"/><text:bookmark-start text:name="_Hlk32563716"/><text:bookmark-start text:name="OLE_LINK32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57"/><text:bookmark-end text:name="_Hlk32563716"/><text:bookmark-end text:name="OLE_LINK32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271"/><text:bookmark text:name="_Hlk509586334_Copy_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OLE_LINK332"/><text:bookmark-start text:name="OLE_LINK83"/><text:bookmark-start text:name="_Hlk26278234"/><text:span text:style-name="T121">&lt;</text:span><text:span text:style-name="T120"> </text:span><text:span text:style-name="T72">𝓣</text:span><text:bookmark-start text:name="OLE_LINK73"/><text:bookmark-start text:name="_Hlk26264896"/><text:span text:style-name="T72">, </text:span><text:span text:style-name="T122">𝒱</text:span><text:bookmark-end text:name="OLE_LINK73"/><text:bookmark-end text:name="_Hlk26264896"/><text:span text:style-name="T72">,</text:span><text:span text:style-name="T82"> </text:span><text:span text:style-name="T72">𝓟, </text:span><text:bookmark-start text:name="OLE_LINK96"/><text:bookmark-start text:name="OLE_LINK95"/><text:span text:style-name="T123">𝓡 </text:span><text:span text:style-name="T121">, </text:span><text:span text:style-name="T123">𝓓</text:span><text:bookmark-end text:name="OLE_LINK96"/><text:bookmark-end text:name="OLE_LINK95"/><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32416708"/><text:bookmark-start text:name="OLE_LINK97"/><text:bookmark-start text:name="_Hlk26271002"/><text:span text:style-name="T121">,</text:span><text:bookmark-end text:name="_Hlk32416708"/><text:span text:style-name="T121"> </text:span><text:span text:style-name="T125">𝓕</text:span><text:span text:style-name="T121">, </text:span><text:span text:style-name="T126"></text:span><text:bookmark-end text:name="OLE_LINK97"/><text:bookmark-end text:name="_Hlk26271002"/><text:span text:style-name="T124">&gt;</text:span><text:bookmark-end text:name="OLE_LINK332"/><text:bookmark-end text:name="OLE_LINK83"/><text:bookmark-end text:name="_Hlk26278234"/><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7"><text:bookmark text:name="_Hlk509586271_Copy_1"/><text:bookmark-start text:name="OLE_LINK27"/><text:bookmark-start text:name="_Hlk512863644"/><text:span text:style-name="T128">𝓣</text:span><text:bookmark-end text:name="OLE_LINK27"/><text:bookmark-end text:name="_Hlk512863644"/><text:span text:style-name="T129"/></text:p>
          </table:table-cell>
          <table:table-cell table:style-name="Table1.A1" office:value-type="string">
            <text:p text:style-name="P32" loext:marker-style-name="T127"><text:bookmark-start text:name="_Hlk512863617"/><text:bookmark-start text:name="OLE_LINK26"/><text:span text:style-name="T128">a</text:span><text:bookmark-start text:name="OLE_LINK45"/><text:span text:style-name="T128"> finite countable </text:span><text:bookmark-end text:name="OLE_LINK45"/><text:span text:style-name="T128">set of</text:span><text:span text:style-name="T130"> domain </text:span><text:bookmark-start text:name="_Hlk509590004"/><text:span text:style-name="T130">object type names</text:span><text:bookmark-end text:name="_Hlk512863617"/><text:bookmark-end text:name="OLE_LINK26"/><text:bookmark-end text:name="_Hlk509590004"/></text:p>
          </table:table-cell>
        </table:table-row>
        <table:table-row table:style-name="Table1.2">
          <table:table-cell table:style-name="Table1.A1" office:value-type="string">
            <text:p text:style-name="P31" loext:marker-style-name="T131"><text:bookmark-start text:name="_Hlk26269978"/><text:bookmark-start text:name="OLE_LINK85"/><text:span text:style-name="T132">𝒱</text:span><text:bookmark-end text:name="_Hlk26269978"/><text:bookmark-end text:name="OLE_LINK85"/><text:span text:style-name="T133"/></text:p>
          </table:table-cell>
          <table:table-cell table:style-name="Table1.A1" office:value-type="string">
            <text:p text:style-name="P32" loext:marker-style-name="T76"><text:span text:style-name="T128">a set </text:span><text:bookmark-start text:name="OLE_LINK92"/><text:bookmark-start text:name="_Hlk26270745"/><text:span text:style-name="T132">𝒱</text:span><text:bookmark-end text:name="OLE_LINK92"/><text:bookmark-end text:name="_Hlk26270745"/><text:span text:style-name="T130">⊆</text:span><text:span text:style-name="T128"> 𝓣 of</text:span><text:span text:style-name="T130"> domain value type names</text:span></text:p>
          </table:table-cell>
        </table:table-row>
        <table:table-row table:style-name="Table1.3">
          <table:table-cell table:style-name="Table1.A1" office:value-type="string">
            <text:p text:style-name="P31" loext:marker-style-name="T127"><text:span text:style-name="T128">𝓟</text:span><text:span text:style-name="T129"/></text:p>
          </table:table-cell>
          <table:table-cell table:style-name="Table1.A1" office:value-type="string">
            <text:p text:style-name="P32" loext:marker-style-name="T127"><text:span text:style-name="T128">a finite countable set of</text:span><text:span text:style-name="T130">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4">𝓡</text:span><text:bookmark-end text:name="_Hlk32320572"/><text:span text:style-name="T135"/></text:h>
          </table:table-cell>
          <table:table-cell table:style-name="Table1.A1" office:value-type="string">
            <text:p text:style-name="P32" loext:marker-style-name="T127"><text:span text:style-name="T128">a finite countable set of</text:span><text:span text:style-name="T130"> role names</text:span></text:p>
          </table:table-cell>
        </table:table-row>
        <table:table-row table:style-name="Table1.5">
          <table:table-cell table:style-name="Table1.A1" office:value-type="string">
            <text:p text:style-name="P31" loext:marker-style-name="T136"><text:bookmark text:name="_Hlk26270714_Copy_1"/><text:bookmark-start text:name="OLE_LINK107"/><text:bookmark-start text:name="OLE_LINK100"/><text:bookmark-start text:name="_Hlk26271053"/><text:span text:style-name="T134">𝓓</text:span><text:bookmark-end text:name="OLE_LINK107"/><text:bookmark-end text:name="OLE_LINK100"/><text:bookmark-end text:name="_Hlk26271053"/><text:span text:style-name="T137"/></text:p>
          </table:table-cell>
          <table:table-cell table:style-name="Table1.A1" office:value-type="string">
            <text:p text:style-name="P32" loext:marker-style-name="T127"><text:span text:style-name="T128">a finite countable set of</text:span><text:span text:style-name="T130"> domain values</text:span></text:p>
          </table:table-cell>
        </table:table-row>
        <table:table-row table:style-name="Table1.6">
          <table:table-cell table:style-name="Table1.A1" office:value-type="string">
            <text:p text:style-name="P34" loext:marker-style-name="T127"><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6"><text:span text:style-name="T128">a total function </text:span><text:bookmark-start text:name="OLE_LINK123"/><text:bookmark-start text:name="OLE_LINK104"/><text:bookmark-start text:name="_Hlk26271151"/><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OLE_LINK123"/><text:bookmark-end text:name="OLE_LINK104"/><text:bookmark-end text:name="_Hlk26271151"/><text:span text:style-name="T138"><text:s/></text:span><text:span text:style-name="T139">: </text:span><text:span text:style-name="T132">𝒱</text:span><text:span text:style-name="T128"> </text:span><text:bookmark-start text:name="OLE_LINK110"/><text:bookmark-start text:name="_Hlk26275063"/><text:span text:style-name="T128">→</text:span><text:bookmark-end text:name="OLE_LINK110"/><text:bookmark-end text:name="_Hlk26275063"/><text:span text:style-name="T128">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8">, the</text:span><text:span text:style-name="T130"> domain value type extension</text:span></text:p>
          </table:table-cell>
        </table:table-row>
        <table:table-row table:style-name="Table1.7">
          <table:table-cell table:style-name="Table1.A1" office:value-type="string">
            <text:p text:style-name="P31" loext:marker-style-name="T140"><text:bookmark-start text:name="_Hlk32416639"/><text:span text:style-name="T141">𝓕</text:span><text:bookmark-end text:name="_Hlk32416639"/><text:span text:style-name="T142"/></text:p>
          </table:table-cell>
          <table:table-cell table:style-name="Table1.A1" office:value-type="string">
            <text:p text:style-name="P32" loext:marker-style-name="T76"><text:span text:style-name="T143">a</text:span><text:span text:style-name="T128"> finite countable set of </text:span><text:span text:style-name="T144">value function</text:span><text:span text:style-name="T128"> </text:span><text:span text:style-name="T144">names</text:span></text:p>
          </table:table-cell>
        </table:table-row>
        <table:table-row table:style-name="Table1.8">
          <table:table-cell table:style-name="Table1.A1" office:value-type="string">
            <text:p text:style-name="P31" loext:marker-style-name="T145"><text:span text:style-name="T146"></text:span><text:span text:style-name="T147"/></text:p>
          </table:table-cell>
          <table:table-cell table:style-name="Table1.A1" office:value-type="string">
            <text:p text:style-name="P32" loext:marker-style-name="T76"><text:span text:style-name="T128">a total function </text:span><text:span text:style-name="T146"></text:span><text:span text:style-name="T139">: </text:span><text:span text:style-name="T128">𝓟∪</text:span><text:span text:style-name="T141">𝓕</text:span><text:span text:style-name="T128"> → ℕ</text:span><text:span text:style-name="T148">+ <text:s/></text:span><text:span text:style-name="T128">specifying the</text:span><text:span text:style-name="T130"> predicate </text:span><text:span text:style-name="T149">arity</text:span><text:span text:style-name="T130"> </text:span><text:span text:style-name="T134">or the</text:span><text:span text:style-name="T130"> function arity</text:span></text:p>
          </table:table-cell>
        </table:table-row>
      </table:table>
      <text:p text:style-name="P35" loext:marker-style-name="T119"/>
      <text:h text:style-name="P36"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7" loext:marker-style-name="T76"><text:bookmark-start text:name="OLE_LINK6"/><text:bookmark-start text:name="OLE_LINK20"/><text:span text:style-name="T72">the letters </text:span><text:span text:style-name="T150">h,i</text:span><text:span text:style-name="T72">, </text:span><text:span text:style-name="T150">j</text:span><text:span text:style-name="T72">, </text:span><text:span text:style-name="T150">k,l,m,n </text:span><text:span text:style-name="T72">denote positive integer numbers;</text:span></text:p>
        </text:list-item>
        <text:list-item>
          <text:p text:style-name="P37" loext:marker-style-name="T76"><text:span text:style-name="T72">the letters </text:span><text:span text:style-name="T150">p</text:span><text:bookmark-start text:name="OLE_LINK139"/><text:bookmark-start text:name="_Hlk29722226"/><text:span text:style-name="T150">,q</text:span><text:bookmark-end text:name="OLE_LINK139"/><text:bookmark-end text:name="_Hlk29722226"/><text:span text:style-name="T150"> </text:span><text:span text:style-name="T72">denote </text:span><text:bookmark-start text:name="OLE_LINK154"/><text:bookmark-start text:name="OLE_LINK153"/><text:span text:style-name="T72">integer</text:span><text:bookmark-end text:name="OLE_LINK154"/><text:bookmark-end text:name="OLE_LINK153"/><text:span text:style-name="T72"> numbers;</text:span><text:bookmark-end text:name="OLE_LINK20"/><text:bookmark-end text:name="OLE_LINK6"/></text:p>
        </text:list-item>
        <text:list-item>
          <text:p text:style-name="P37" loext:marker-style-name="T76"><text:span text:style-name="T150">T</text:span><text:span text:style-name="T72"> denotes a domain object type name ∈ 𝓣;</text:span></text:p>
        </text:list-item>
        <text:list-item>
          <text:p text:style-name="P37" loext:marker-style-name="T76"><text:bookmark-start text:name="_Hlk26276159"/><text:bookmark-start text:name="_Hlk511229325"/><text:bookmark-start text:name="OLE_LINK116"/><text:span text:style-name="T150">V</text:span><text:span text:style-name="T72"> denotes a domain value type name ∈ </text:span><text:span text:style-name="T122">𝒱</text:span><text:bookmark-end text:name="_Hlk26276159"/><text:bookmark-end text:name="OLE_LINK116"/><text:span text:style-name="T72">;</text:span></text:p>
        </text:list-item>
        <text:list-item>
          <text:p text:style-name="P37" loext:marker-style-name="T76"><text:span text:style-name="T150">P</text:span><text:span text:style-name="T72"> denotes a predicate name </text:span><text:bookmark-start text:name="_Hlk511229249"/><text:span text:style-name="T72">∈ </text:span><text:bookmark-start text:name="OLE_LINK204"/><text:bookmark-start text:name="_Hlk26373029"/><text:span text:style-name="T72">𝓟</text:span><text:bookmark-end text:name="OLE_LINK204"/><text:bookmark-end text:name="_Hlk26373029"/><text:span text:style-name="T72">;</text:span><text:bookmark-end text:name="_Hlk511229249"/><text:bookmark-end text:name="_Hlk511229325"/></text:p>
        </text:list-item>
        <text:list-item>
          <text:p text:style-name="P37" loext:marker-style-name="T76"><text:bookmark-start text:name="_Hlk26276190"/><text:bookmark-start text:name="OLE_LINK117"/><text:span text:style-name="T150">r</text:span><text:span text:style-name="T72"> denotes a role name </text:span><text:bookmark-start text:name="OLE_LINK259"/><text:bookmark-start text:name="_Hlk29893550"/><text:span text:style-name="T72">∈ </text:span><text:bookmark-end text:name="_Hlk26276190"/><text:bookmark-end text:name="OLE_LINK117"/><text:bookmark-end text:name="OLE_LINK259"/><text:bookmark-end text:name="_Hlk29893550"/><text:span text:style-name="T123">𝓡</text:span><text:span text:style-name="T72">;</text:span></text:p>
        </text:list-item>
        <text:list-item>
          <text:p text:style-name="P38" loext:marker-style-name="T76"><text:span text:style-name="T72">the letters </text:span><text:span text:style-name="T150">d,</text:span><text:span text:style-name="T151">e</text:span><text:span text:style-name="T72"> </text:span><text:span text:style-name="T152">each a </text:span><text:span text:style-name="T72">denote domain value ∈ </text:span><text:span text:style-name="T123">𝓓</text:span><text:span text:style-name="T72">;</text:span></text:p>
        </text:list-item>
        <text:list-item>
          <text:p text:style-name="P39" loext:marker-style-name="T153"><text:span text:style-name="T154">f</text:span><text:span text:style-name="T155"> </text:span><text:span text:style-name="T156">denotes a value function name ∈ </text:span><text:span text:style-name="T125">𝓕</text:span><text:span text:style-name="T156">.</text:span></text:p>
        </text:list-item>
        <text:list-item>
          <text:p text:style-name="P37" loext:marker-style-name="T76"><text:span text:style-name="T157">P.</text:span><text:bookmark-start text:name="_Hlk510694648"/><text:span text:style-name="T157">i</text:span><text:bookmark-end text:name="_Hlk510694648"/><text:span text:style-name="T72"> denotes the i-th </text:span><text:span text:style-name="T73">role identifier</text:span><text:span text:style-name="T72"> </text:span><text:span text:style-name="T73">of <text:s/></text:span><text:span text:style-name="T158">P</text:span><text:span text:style-name="T72">, with 1≤</text:span><text:span text:style-name="T157">i</text:span><text:span text:style-name="T72">≤</text:span><text:span text:style-name="T73"> </text:span><text:span text:style-name="T126"></text:span><text:span text:style-name="T72">(</text:span><text:span text:style-name="T157">P</text:span><text:span text:style-name="T72">);</text:span><text:bookmark-end text:name="_Hlk504579643"/></text:p>
        </text:list-item>
        <text:list-item>
          <text:p text:style-name="P40" loext:marker-style-name="T76"><text:span text:style-name="T157">P.</text:span><text:span text:style-name="T159">role</text:span><text:bookmark-start text:name="_Hlk510694648_Copy_1"/><text:span text:style-name="T157">n</text:span><text:bookmark-end text:name="_Hlk510694648_Copy_1"/><text:span text:style-name="T157">ame</text:span><text:span text:style-name="T72"> denotes </text:span><text:span text:style-name="T160">a</text:span><text:span text:style-name="T72"> </text:span><text:span text:style-name="T161">specific</text:span><text:span text:style-name="T72"> </text:span><text:span text:style-name="T73">role identifier</text:span><text:span text:style-name="T72"> </text:span><text:span text:style-name="T73">of <text:s/></text:span><text:span text:style-name="T158">P</text:span><text:span text:style-name="T72"> </text:span><text:span text:style-name="T162">where </text:span><text:bookmark text:name="_Hlk510694648_Copy_1 Copy 1"/><text:span text:style-name="T159">rolen</text:span><text:span text:style-name="T163">ame</text:span><text:span text:style-name="T164"> </text:span><text:span text:style-name="T162">arises from </text:span><text:span text:style-name="T72">RoleNaming </text:span><text:span text:style-name="T162">or other unambiguous means</text:span><text:span text:style-name="T72">;</text:span></text:p>
        </text:list-item>
        <text:list-item>
          <text:p text:style-name="P41" loext:marker-style-name="T76"><text:span text:style-name="T165">In FIG</text:span><text:span text:style-name="T72">, </text:span><text:span text:style-name="T166">where a predicate </text:span><text:span text:style-name="T167">P</text:span><text:span text:style-name="T166"> is implicit in the context</text:span><text:span text:style-name="T72">, </text:span><text:span text:style-name="T150">.i</text:span><text:span text:style-name="T72"> or </text:span><text:span text:style-name="T150">.name</text:span><text:span text:style-name="T72"> denotes the role identifier </text:span><text:span text:style-name="T166">in </text:span><text:span text:style-name="T167">P</text:span><text:span text:style-name="T168">;</text:span></text:p>
        </text:list-item>
        <text:list-item>
          <text:p text:style-name="P37" loext:marker-style-name="T76"><text:span text:style-name="T150">?v</text:span><text:span text:style-name="T72"> denotes a </text:span><text:span text:style-name="T82">variable symbol</text:span><text:span text:style-name="T72"> <text:s/>within a derivation rule, with </text:span><text:span text:style-name="T150">v</text:span><text:span text:style-name="T72"> ∈ </text:span><text:span text:style-name="T169">STRINGS.</text:span></text:p>
        </text:list-item>
      </text:list>
      <text:p text:style-name="P42"/>
      <text:p text:style-name="P43"><text:span text:style-name="T170">This document describes the abstract syntax for the purpose of formalisation. </text:span><text:span text:style-name="T171">The FIM</text:span><text:span text:style-name="T170"> concrete syntax follows the abstract syntax but </text:span><text:span text:style-name="T172">adds</text:span><text:span text:style-name="T170"> some </text:span><text:span text:style-name="T172">macro conveniences</text:span><text:span text:style-name="T170">, such as supporting n-way exclusion, not just pair exclusion. The concrete syntax also provides </text:span><text:span text:style-name="T173">Value S</text:span><text:span text:style-name="T170">yntax for literal values and support for infinite </text:span><text:span text:style-name="T174">membership</text:span><text:span text:style-name="T170"> sets (e.g. Natural). </text:span><text:span text:style-name="T175">Examples are given in the associated Glossary.</text:span><text:bookmark-start text:name="OLE_LINK277"/><text:bookmark-start text:name="OLE_LINK278"/></text:p>
      <text:h text:style-name="P22" text:outline-level="1" loext:marker-style-name="T70"><text:bookmark-start text:name="_Hlk33892817"/><text:bookmark-start text:name="OLE_LINK333"/><text:span text:style-name="T71">First-Order Logic Signature</text:span><text:bookmark-end text:name="_Hlk33892817"/><text:bookmark-end text:name="OLE_LINK333"/><text:span text:style-name="T70"/></text:h>
      <text:h text:style-name="P28" text:outline-level="1" loext:marker-style-name="T70"/>
      <text:p text:style-name="P44"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OLE_LINK88"/><text:bookmark-start text:name="_Hlk26279971"/><text:span text:style-name="T72">,</text:span><text:span text:style-name="T176"> </text:span><text:bookmark-end text:name="OLE_LINK88"/><text:bookmark-end text:name="_Hlk26279971"/><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8"/><text:bookmark-end text:name="OLE_LINK277"/><text:span text:style-name="T72">ents &lt; 𝓣</text:span><text:bookmark-start text:name="OLE_LINK77"/><text:bookmark-start text:name="_Hlk26264969"/><text:span text:style-name="T72">, </text:span><text:bookmark-end text:name="OLE_LINK77"/><text:bookmark-end text:name="_Hlk26264969"/><text:span text:style-name="T122">𝒱</text:span><text:span text:style-name="T72">, 𝓟</text:span><text:bookmark-start text:name="_Hlk511229127"/><text:span text:style-name="T72">,</text:span><text:span text:style-name="T176"> </text:span><text:bookmark-end text:name="_Hlk511229127"/><text:bookmark-start text:name="_Hlk504607272"/><text:span text:style-name="T68">𝓛</text:span><text:bookmark-end text:name="_Hlk504607272"/><text:span text:style-name="T72">,</text:span><text:span text:style-name="T176"> </text:span><text:span text:style-name="T123">𝓓</text:span><text:span text:style-name="T72">,</text:span><text:span text:style-name="T176">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6">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7"><text:bookmark-start text:name="_Hlk26276674"/><text:bookmark-start text:name="OLE_LINK127"/><text:span text:style-name="T128">𝓣</text:span><text:bookmark-end text:name="_Hlk26276674"/><text:bookmark-end text:name="OLE_LINK127"/><text:span text:style-name="T129"/></text:p>
          </table:table-cell>
          <table:table-cell table:style-name="Table2.A1" office:value-type="string">
            <text:p text:style-name="P32" loext:marker-style-name="T127"><text:span text:style-name="T128">a finite countable set of</text:span><text:span text:style-name="T130"> unary predicate symbols</text:span></text:p>
          </table:table-cell>
        </table:table-row>
        <table:table-row table:style-name="Table2.1">
          <table:table-cell table:style-name="Table2.A1" office:value-type="string">
            <text:p text:style-name="P31" loext:marker-style-name="T127"><text:bookmark-start text:name="OLE_LINK75"/><text:bookmark-start text:name="OLE_LINK76"/><text:span text:style-name="T132">𝒱</text:span><text:bookmark-end text:name="OLE_LINK75"/><text:bookmark-end text:name="OLE_LINK76"/><text:span text:style-name="T177"/></text:p>
          </table:table-cell>
          <table:table-cell table:style-name="Table2.A1" office:value-type="string">
            <text:p text:style-name="P32" loext:marker-style-name="T127"><text:span text:style-name="T128">a set </text:span><text:bookmark-start text:name="OLE_LINK109"/><text:bookmark-start text:name="OLE_LINK108"/><text:span text:style-name="T132">𝒱</text:span><text:bookmark-end text:name="OLE_LINK109"/><text:bookmark-end text:name="OLE_LINK108"/><text:span text:style-name="T130">⊆</text:span><text:span text:style-name="T128"> 𝓣</text:span></text:p>
          </table:table-cell>
        </table:table-row>
        <table:table-row table:style-name="Table2.1">
          <table:table-cell table:style-name="Table2.A1" office:value-type="string">
            <text:p text:style-name="P31" loext:marker-style-name="T127"><text:bookmark-start text:name="_Hlk511227795"/><text:span text:style-name="T128">𝓟</text:span><text:bookmark-end text:name="_Hlk511227795"/><text:span text:style-name="T129"/></text:p>
          </table:table-cell>
          <table:table-cell table:style-name="Table2.A1" office:value-type="string">
            <text:p text:style-name="P32" loext:marker-style-name="T127"><text:span text:style-name="T128">a finite countable set of</text:span><text:span text:style-name="T130"> predicate symbols</text:span><text:span text:style-name="T128">, each </text:span><text:bookmark-start text:name="_Hlk27212418"/><text:bookmark-start text:name="_Hlk511227682"/><text:span text:style-name="T178">P</text:span><text:span text:style-name="T179"> </text:span><text:span text:style-name="T128">∈ 𝓟</text:span><text:bookmark-end text:name="_Hlk27212418"/><text:span text:style-name="T128"> </text:span><text:bookmark-end text:name="_Hlk511227682"/><text:bookmark-start text:name="_Hlk511227690"/><text:span text:style-name="T128">with arity </text:span><text:bookmark-start text:name="_Hlk511220803"/><text:bookmark-start text:name="_Hlk511220846"/><text:bookmark-start text:name="OLE_LINK67"/><text:span text:style-name="T146"></text:span><text:bookmark-end text:name="_Hlk511220803"/><text:span text:style-name="T128">(</text:span><text:span text:style-name="T178">P</text:span><text:span text:style-name="T128">)</text:span><text:bookmark-end text:name="_Hlk511227690"/><text:bookmark-end text:name="_Hlk511220846"/><text:bookmark-end text:name="OLE_LINK67"/></text:p>
          </table:table-cell>
        </table:table-row>
        <table:table-row table:style-name="Table2.1">
          <table:table-cell table:style-name="Table2.A1" office:value-type="string">
            <text:p text:style-name="P31" loext:marker-style-name="T180"><text:bookmark-start text:name="_Hlk511293219"/><text:bookmark-start text:name="OLE_LINK87"/><text:span text:style-name="T181">𝓛</text:span><text:bookmark-end text:name="_Hlk511293219"/><text:bookmark-end text:name="OLE_LINK87"/><text:span text:style-name="T182"/></text:p>
          </table:table-cell>
          <table:table-cell table:style-name="Table2.A1" office:value-type="string">
            <text:p text:style-name="P32" loext:marker-style-name="T153"><text:span text:style-name="T183">a family of </text:span><text:bookmark-start text:name="_Hlk511229241"/><text:span text:style-name="T183">injective and well-founded </text:span><text:span text:style-name="T184">objectification</text:span><text:span text:style-name="T183"> </text:span><text:span text:style-name="T185">functions</text:span><text:bookmark-end text:name="_Hlk511229241"/><text:span text:style-name="T183">, one for each </text:span><text:span text:style-name="T186">P</text:span><text:span text:style-name="T187"> </text:span><text:span text:style-name="T183">∈ 𝓟 </text:span><text:bookmark-start text:name="OLE_LINK86"/><text:bookmark-start text:name="OLE_LINK84"/><text:span text:style-name="T183">and with arity </text:span><text:span text:style-name="T188"></text:span><text:span text:style-name="T183">(</text:span><text:span text:style-name="T186">P</text:span><text:span text:style-name="T183">)</text:span><text:bookmark-end text:name="OLE_LINK86"/><text:bookmark-end text:name="OLE_LINK84"/></text:p>
          </table:table-cell>
        </table:table-row>
        <table:table-row table:style-name="Table2.1">
          <table:table-cell table:style-name="Table2.A1" office:value-type="string">
            <text:p text:style-name="P31" loext:marker-style-name="T136"><text:bookmark-start text:name="OLE_LINK112"/><text:bookmark-start text:name="OLE_LINK113"/><text:span text:style-name="T134">𝓓</text:span><text:bookmark-end text:name="OLE_LINK112"/><text:bookmark-end text:name="OLE_LINK113"/><text:span text:style-name="T137"/></text:p>
          </table:table-cell>
          <table:table-cell table:style-name="Table2.A1" office:value-type="string">
            <text:p text:style-name="P32" loext:marker-style-name="T127"><text:span text:style-name="T128">a finite countable set of</text:span><text:span text:style-name="T130"> constant symbols</text:span></text:p>
          </table:table-cell>
        </table:table-row>
        <table:table-row table:style-name="Table2.1">
          <table:table-cell table:style-name="Table2.A1" office:value-type="string">
            <text:p text:style-name="P45" loext:marker-style-name="T189"><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0"><text:span text:style-name="T183">A family of </text:span><text:span text:style-name="T184">domain value to data value injective</text:span><text:span text:style-name="T183"> </text:span><text:span text:style-name="T185">functions </text:span><text:bookmark-start text:name="_Hlk27213157"/><text:span text:style-name="T185"><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1">for each</text:span><text:bookmark-start text:name="_Hlk27212796"/><text:span text:style-name="T185"> </text:span><text:bookmark-end text:name="_Hlk27212796"/><text:bookmark-start text:name="_Hlk27212803"/><text:span text:style-name="T178">V</text:span><text:span text:style-name="T179"> </text:span><text:bookmark-end text:name="_Hlk27212803"/><text:span text:style-name="T128">∈ </text:span><text:span text:style-name="T132">𝒱</text:span><text:bookmark-end text:name="_Hlk27213157"/><text:span text:style-name="T191">,</text:span></text:p>
            <text:p text:style-name="P32" loext:marker-style-name="T153"><text:span text:style-name="T191">such that </text:span><text:span text:style-name="T192">for each</text:span><text:span text:style-name="T183"> </text:span><text:span text:style-name="T193">d</text:span><text:span text:style-name="T194"> </text:span><text:span text:style-name="T183">∈ (</text:span><text:span text:style-name="T195">𝒱)</text:span><text:span text:style-name="T191"> and</text:span><text:span text:style-name="T192"> </text:span><text:span text:style-name="T193">T</text:span><text:span text:style-name="T194"> </text:span><text:span text:style-name="T183">∈</text:span><text:span text:style-name="T194"> </text:span><text:span text:style-name="T183">𝓣</text:span><text:span text:style-name="T194">, </text:span><text:span text:style-name="T191">it holds that</text:span><text:span text:style-name="T183"> </text:span><text:bookmark-start text:name="_Hlk27208850"/><text:span text:style-name="T193">V</text:span><text:span text:style-name="T194">(</text:span><text:span text:style-name="T193">d</text:span><text:span text:style-name="T194"> )</text:span><text:bookmark-end text:name="_Hlk27208850"/><text:span text:style-name="T194"> and</text:span><text:span text:style-name="T191">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1">𝓕</text:span><text:bookmark-end text:name="_Hlk26781902"/><text:span text:style-name="T196"/></text:p>
          </table:table-cell>
          <table:table-cell table:style-name="Table2.A1" office:value-type="string">
            <text:p text:style-name="P32" loext:marker-style-name="T197"><text:span text:style-name="T128">A family of </text:span><text:span text:style-name="T130">functions over data values</text:span><text:span text:style-name="T134">,</text:span><text:span text:style-name="T130"> </text:span><text:span text:style-name="T134">namely</text:span><text:span text:style-name="T130"> </text:span><text:span text:style-name="T198">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6" text:outline-level="1" loext:marker-style-name="T76"><text:span text:style-name="T72">We adopt the following syntactic conventions in the FOL formula</text:span><text:span text:style-name="T199">e</text:span><text:span text:style-name="T72">:</text:span></text:h>
      <text:list text:continue-numbering="true" text:style-name="WWNum2">
        <text:list-item>
          <text:p text:style-name="P39" loext:marker-style-name="T153"><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39" loext:marker-style-name="T153"><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6"><text:s/></text:span><text:bookmark-start text:name="_Hlk26781879"/><text:span text:style-name="T156">denotes a function ∈ </text:span><text:span text:style-name="T200">𝓛</text:span><text:span text:style-name="T156"> associated to the predicate </text:span><text:span text:style-name="T201">symbol</text:span><text:span text:style-name="T156"> </text:span><text:span text:style-name="T202">P</text:span><text:span text:style-name="T156"> ∈ 𝓟 and with arity </text:span><text:span text:style-name="T203"></text:span><text:span text:style-name="T156">(</text:span><text:span text:style-name="T154">P</text:span><text:span text:style-name="T156">)</text:span><text:bookmark-end text:name="_Hlk26781879"/><text:span text:style-name="T156">;</text:span></text:p>
        </text:list-item>
        <text:list-item>
          <text:p text:style-name="P39" loext:marker-style-name="T153"><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5"><text:s/></text:span><text:span text:style-name="T156">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6"><text:s/>associated to the domain value type </text:span><text:span text:style-name="T157">V</text:span><text:span text:style-name="T156">.</text:span></text:p>
        </text:list-item>
      </text:list>
      <text:p text:style-name="P46" loext:marker-style-name="T16"/>
      <text:p text:style-name="P47"><text:span text:style-name="T15">The following extensions to FOL are used the specify <text:s/>the semantics of ORM Conceptual Models:</text:span></text:p>
      <text:list text:style-name="WWNum7">
        <text:list-item>
          <text:p text:style-name="P48" loext:marker-style-name="T16"><text:span text:style-name="T15">The translation of derivation rules is given in first-order logic </text:span><text:span text:style-name="T204">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OLE_LINK269"/><text:bookmark-start text:name="_Hlk33718743"/><text:span text:style-name="T67">lambda expressions</text:span><text:span text:style-name="T15"> </text:span><text:bookmark-end text:name="OLE_LINK269"/><text:bookmark-end text:name="_Hlk33718743"/><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5">[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49" loext:marker-style-name="T16"><text:bookmark-start text:name="OLE_LINK268"/><text:bookmark-start text:name="_Hlk32505761"/><text:bookmark-start text:name="OLE_LINK267"/><text:span text:style-name="T15">The translation of ring constraints is given in first-order logic </text:span><text:span text:style-name="T204">extended</text:span><text:span text:style-name="T15"> </text:span><text:bookmark-end text:name="_Hlk32505761"/><text:bookmark-start text:name="_Hlk32505769"/><text:span text:style-name="T15">with the</text:span><text:bookmark-end text:name="OLE_LINK268"/><text:bookmark-end text:name="OLE_LINK267"/><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0" loext:marker-style-name="T16"><text:span text:style-name="T15">The translation of identification constraints is given in first-order logic </text:span><text:span text:style-name="T204">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279"/><text:bookmark-start text:name="_Hlk35359800"/><text:bookmark-start text:name="OLE_LINK79"/><text:bookmark-start text:name="OLE_LINK74"/><text:span text:style-name="T206">well-founded</text:span><text:span text:style-name="T207">(</text:span><text:span text:style-name="T208">R</text:span><text:span text:style-name="T207">)</text:span><text:bookmark-end text:name="OLE_LINK279"/><text:bookmark-end text:name="_Hlk35359800"/><text:span text:style-name="T15">, </text:span><text:bookmark-end text:name="OLE_LINK79"/><text:bookmark-end text:name="OLE_LINK74"/><text:span text:style-name="T15">if its interpretation contains no infinite </text:span><text:span text:style-name="T209"><text:s/></text:span><text:span text:style-name="T15">descending chains: that is, in the interpretation of </text:span><text:span text:style-name="T19">R</text:span><text:span text:style-name="T15"> there is no infinite sequence </text:span><text:span text:style-name="T67">a</text:span><text:span text:style-name="T210">0</text:span><text:span text:style-name="T67">, a</text:span><text:span text:style-name="T210">1</text:span><text:span text:style-name="T67">, a</text:span><text:span text:style-name="T210">2</text:span><text:span text:style-name="T67">,</text:span><text:span text:style-name="T15"> ... of non necessarily distinct elements such that <text:s/></text:span><text:span text:style-name="T19">P</text:span><text:span text:style-name="T15"> </text:span><text:span text:style-name="T67">a</text:span><text:span text:style-name="T210">n</text:span><text:span text:style-name="T67"> a</text:span><text:span text:style-name="T210">n+1</text:span><text:span text:style-name="T67"> </text:span><text:span text:style-name="T15"><text:s/>for every natural number </text:span><text:span text:style-name="T67">n</text:span><text:span text:style-name="T15">.</text:span></text:p>
        </text:list-item>
      </text:list>
      <text:p text:style-name="P51" loext:marker-style-name="T70"/>
      <text:p text:style-name="P52" loext:marker-style-name="T211"/>
      <text:p text:style-name="P51"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OLE_LINK264"/><text:bookmark-start text:name="_Hlk35357208"/><text:span text:style-name="T72">𝚽</text:span><text:bookmark-end text:name="OLE_LINK264"/><text:bookmark-end text:name="_Hlk35357208"/><text:span text:style-name="T72"> obtained by applying the transformations specified in the Sections below, with an additional </text:span><text:span text:style-name="T82">closure</text:span><text:span text:style-name="T72"> theory </text:span><text:bookmark-start text:name="OLE_LINK5"/><text:bookmark-start text:name="_Hlk35357027"/><text:span text:style-name="T72">𝚯</text:span><text:bookmark-end text:name="OLE_LINK5"/><text:bookmark-end text:name="_Hlk35357027"/><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3"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3"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6">well-founded</text:span><text:span text:style-name="T207">(</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7">).</text:span></text:p>
        </text:list-item>
      </text:list>
      <text:p text:style-name="P54" loext:marker-style-name="T76"/>
      <text:p text:style-name="P51" loext:marker-style-name="T70"/>
      <text:p text:style-name="P51" loext:marker-style-name="T70"/>
      <text:h text:style-name="P22" text:outline-level="1" loext:marker-style-name="T70"><text:span text:style-name="T71">Declarations</text:span><text:span text:style-name="T70"/></text:h>
      <text:h text:style-name="P55"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6" text:outline-level="1" loext:marker-style-name="T213"><text:span text:style-name="T214">FactType(P (</text:span><text:bookmark-start text:name="OLE_LINK132"/><text:bookmark-start text:name="_Hlk26281043"/><text:bookmark-start text:name="_Hlk511201255"/><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OLE_LINK132"/><text:bookmark-end text:name="_Hlk26281043"/><text:bookmark-end text:name="_Hlk511201255"/><text:span text:style-name="T214">))</text:span></text:h>
          </table:table-cell>
          <table:table-cell table:style-name="Table3.A1" office:value-type="string">
            <text:h text:style-name="P56" text:outline-level="1" loext:marker-style-name="T213"><text:span text:style-name="T215">P</text:span><text:span text:style-name="T216"> does not appear as an Alternat</text:span><text:span text:style-name="T217">iv</text:span><text:span text:style-name="T216">ePredicate</text:span></text:h>
          </table:table-cell>
        </table:table-row>
        <table:table-row table:style-name="Table3.1">
          <table:table-cell table:style-name="Table3.A1" table:number-columns-spanned="2" office:value-type="string">
            <text:h text:style-name="P57" text:outline-level="1" loext:marker-style-name="T153"><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8" text:outline-level="1" loext:marker-style-name="T153"/>
      <text:h text:style-name="P59" text:outline-level="1" loext:marker-style-name="T218"/>
      <table:table table:name="Table4" table:style-name="Table4">
        <table:table-column table:style-name="Table4.A"/>
        <table:table-column table:style-name="Table4.B"/>
        <table:table-row table:style-name="Table4.1">
          <table:table-cell table:style-name="Table4.A1" office:value-type="string">
            <text:h text:style-name="P60" text:outline-level="1" loext:marker-style-name="T218"><text:span text:style-name="T215">Alternat</text:span><text:span text:style-name="T219">iv</text:span><text:span text:style-name="T215">ePredicate(</text:span><text:bookmark-start text:name="OLE_LINK24"/><text:bookmark-start text:name="OLE_LINK23"/><text:span text:style-name="T215">P</text:span><text:bookmark-end text:name="OLE_LINK24"/><text:bookmark-end text:name="OLE_LINK23"/><text:span text:style-name="T215">, </text:span><text:bookmark-start text:name="OLE_LINK14"/><text:bookmark-start text:name="_Hlk512852755"/><text:span text:style-name="T215">P</text:span><text:span text:style-name="T220">a</text:span><text:bookmark-end text:name="OLE_LINK14"/><text:bookmark-end text:name="_Hlk512852755"/><text:span text:style-name="T215"> (</text:span><text:bookmark text:name="_Hlk512852667"/><text:bookmark text:name="OLE_LINK16"/><text:bookmark text:name="OLE_LINK15"/><text:bookmark text:name="_Hlk512853396"/><text:bookmark text:name="OLE_LINK13"/><text:bookmark text:name="_Hlk512852608"/><text:span text:style-name="T2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15">))</text:span></text:h>
          </table:table-cell>
          <table:table-cell table:style-name="Table4.A1" office:value-type="string">
            <text:h text:style-name="P61" text:outline-level="1" loext:marker-style-name="T221"><text:bookmark-start text:name="_Hlk512853260"/><text:span text:style-name="T215">P</text:span><text:bookmark-end text:name="_Hlk512853260"/><text:span text:style-name="T222">≠</text:span><text:bookmark-start text:name="_Hlk512852726"/><text:span text:style-name="T215">P</text:span><text:span text:style-name="T220">a</text:span><text:bookmark-end text:name="_Hlk512852726"/></text:h>
            <text:h text:style-name="P56" text:outline-level="1" loext:marker-style-name="T223"><text:bookmark-start text:name="_Hlk512853246"/><text:span text:style-name="T224">α(</text:span><text:span text:style-name="T215">P</text:span><text:span text:style-name="T224">) </text:span><text:bookmark-end text:name="_Hlk512853246"/><text:span text:style-name="T224">= </text:span><text:bookmark-start text:name="OLE_LINK9"/><text:bookmark-start text:name="_Hlk26108966"/><text:span text:style-name="T224">α(</text:span><text:span text:style-name="T215">P</text:span><text:span text:style-name="T220">a</text:span><text:span text:style-name="T224">)</text:span><text:bookmark-end text:name="OLE_LINK9"/><text:bookmark-end text:name="_Hlk26108966"/></text:h>
            <text:h text:style-name="P56" text:outline-level="1" loext:marker-style-name="T218"><text:bookmark-start text:name="OLE_LINK29"/><text:bookmark-start text:name="_Hlk512853151"/><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OLE_LINK29"/><text:bookmark-end text:name="_Hlk512853151"/></text:h>
          </table:table-cell>
        </table:table-row>
        <table:table-row table:style-name="Table4.1">
          <table:table-cell table:style-name="Table4.A1" table:number-columns-spanned="2" office:value-type="string">
            <text:h text:style-name="P62" text:outline-level="1"><text:span text:style-name="T225">(MACRO)<text:line-break/></text:span><text:span text:style-name="T128">Replace </text:span><text:bookmark-start text:name="_Hlk512853523"/><text:bookmark-start text:name="OLE_LINK22"/><text:bookmark-start text:name="OLE_LINK21"/><text:span text:style-name="T128">all </text:span><text:bookmark-start text:name="_Hlk512853505"/><text:span text:style-name="T128">occurrences </text:span><text:bookmark-end text:name="_Hlk512853505"/><text:span text:style-name="T128">of <text:s/></text:span><text:span text:style-name="T178">P</text:span><text:span text:style-name="T226">a</text:span><text:bookmark-end text:name="_Hlk512853523"/><text:span text:style-name="T20">.</text:span><text:span text:style-name="T227">j</text:span><text:span text:style-name="T130"> </text:span><text:span text:style-name="T128"><text:s/></text:span><text:bookmark-start text:name="OLE_LINK69"/><text:bookmark-start text:name="OLE_LINK68"/><text:span text:style-name="T128">in the ORM conceptual model </text:span><text:bookmark-end text:name="OLE_LINK69"/><text:bookmark-end text:name="OLE_LINK68"/><text:span text:style-name="T128">with <text:s/></text:span><text:bookmark-start text:name="OLE_LINK17"/><text:bookmark-start text:name="_Hlk512853540"/><text:span text:style-name="T178">P</text:span><text:bookmark-end text:name="OLE_LINK17"/><text:bookmark-end text:name="_Hlk512853540"/><text:span text:style-name="T178">.</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2"/><text:bookmark-end text:name="OLE_LINK21"/><text:span text:style-name="T128"> , and then all occurrences of <text:s/></text:span><text:span text:style-name="T178">P</text:span><text:span text:style-name="T226">a</text:span><text:span text:style-name="T128"> with <text:s/></text:span><text:span text:style-name="T178">P</text:span></text:h>
          </table:table-cell>
          <table:covered-table-cell/>
        </table:table-row>
      </table:table>
      <text:h text:style-name="P63" text:outline-level="1" loext:marker-style-name="T156"/>
      <text:h text:style-name="P55"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6" text:outline-level="1" loext:marker-style-name="T213"><text:span text:style-name="T214">RoleNaming(</text:span><text:bookmark-start text:name="OLE_LINK12"/><text:bookmark-start text:name="_Hlk512852296"/><text:span text:style-name="T214">P.i</text:span><text:bookmark-end text:name="OLE_LINK12"/><text:bookmark-end text:name="_Hlk512852296"/><text:span text:style-name="T214">, r)</text:span><text:span text:style-name="T228"/></text:h>
          </table:table-cell>
          <table:table-cell table:style-name="Table5.A1" office:value-type="string">
            <text:h text:style-name="P64" text:outline-level="1" loext:marker-style-name="T213"/>
          </table:table-cell>
        </table:table-row>
        <table:table-row table:style-name="Table5.1">
          <table:table-cell table:style-name="Table5.A1" table:number-columns-spanned="2" office:value-type="string">
            <text:h text:style-name="P62" text:outline-level="1"><text:bookmark-start text:name="_Hlk26203096"/><text:bookmark-start text:name="OLE_LINK62"/><text:span text:style-name="T225">(MACRO)</text:span><text:bookmark-end text:name="_Hlk26203096"/><text:bookmark-end text:name="OLE_LINK62"/><text:span text:style-name="T225"><text:line-break/></text:span><text:span text:style-name="T128">Replace all occurrences of the role identifier <text:s/></text:span><text:span text:style-name="T229">P.r</text:span><text:span text:style-name="T128"> <text:s/>in the ORM conceptual model with the role identifier </text:span><text:span text:style-name="T229">P.i</text:span></text:h>
          </table:table-cell>
          <table:covered-table-cell/>
        </table:table-row>
      </table:table>
      <text:h text:style-name="P65" text:outline-level="1" loext:marker-style-name="T70"/>
      <text:h text:style-name="P65" text:outline-level="1" loext:marker-style-name="T70"/>
      <text:h text:style-name="P65" text:outline-level="1" loext:marker-style-name="T70"/>
      <text:h text:style-name="P27" text:outline-level="1" loext:marker-style-name="T70"><text:span text:style-name="T71">Constraints</text:span><text:span text:style-name="T70"/></text:h>
      <text:h text:style-name="P66" text:outline-level="1" loext:marker-style-name="T230"/>
      <table:table table:name="Table6" table:style-name="Table6">
        <table:table-column table:style-name="Table6.A"/>
        <table:table-column table:style-name="Table6.B"/>
        <table:table-row table:style-name="Table6.1">
          <table:table-cell table:style-name="Table6.A1" office:value-type="string">
            <text:h text:style-name="P56" text:outline-level="1" loext:marker-style-name="T153"><text:span text:style-name="T215">Mandatory(T, P</text:span><text:span text:style-name="T220">1</text:span><text:span text:style-name="T215">.</text:span><text:bookmark-start text:name="OLE_LINK8"/><text:bookmark-start text:name="_Hlk26108908"/><text:span text:style-name="T215">i</text:span><text:span text:style-name="T220">1</text:span><text:bookmark-end text:name="OLE_LINK8"/><text:bookmark-end text:name="_Hlk26108908"/><text:span text:style-name="T215">, ... P</text:span><text:span text:style-name="T220">m</text:span><text:span text:style-name="T215">.i</text:span><text:span text:style-name="T220">m</text:span><text:span text:style-name="T215">)</text:span></text:h>
          </table:table-cell>
          <table:table-cell table:style-name="Table6.A1" office:value-type="string">
            <text:h text:style-name="P67" text:outline-level="1" loext:marker-style-name="T153"><text:span text:style-name="T216">for</text:span><text:span text:style-name="T215"> </text:span><text:bookmark-start text:name="OLE_LINK19"/><text:bookmark-start text:name="_Hlk26109260"/><text:span text:style-name="T215">j</text:span><text:span text:style-name="T222">≠</text:span><text:span text:style-name="T215">k</text:span><text:bookmark-end text:name="OLE_LINK19"/><text:bookmark-end text:name="_Hlk26109260"/><text:span text:style-name="T215"> </text:span><text:bookmark-start text:name="OLE_LINK7"/><text:bookmark-start text:name="OLE_LINK25"/><text:bookmark-start text:name="_Hlk512862472"/><text:span text:style-name="T216">and</text:span><text:span text:style-name="T215"> </text:span><text:bookmark-end text:name="OLE_LINK7"/><text:bookmark-end text:name="OLE_LINK25"/><text:bookmark-end text:name="_Hlk512862472"/><text:span text:style-name="T215">j,k≤m: P</text:span><text:span text:style-name="T220">j</text:span><text:span text:style-name="T231"> </text:span><text:span text:style-name="T222">≠</text:span><text:bookmark-start text:name="_Hlk510628974"/><text:span text:style-name="T215">P</text:span><text:span text:style-name="T220">k</text:span><text:bookmark-end text:name="_Hlk510628974"/></text:h>
          </table:table-cell>
        </table:table-row>
        <table:table-row table:style-name="Table6.1">
          <table:table-cell table:style-name="Table6.A1" table:number-columns-spanned="2" office:value-type="string">
            <text:h text:style-name="P57" text:outline-level="1" loext:marker-style-name="T153"><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8" text:outline-level="1" loext:marker-style-name="T70"/>
      <text:h text:style-name="P68"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6" text:outline-level="1" loext:marker-style-name="T153"><text:span text:style-name="T215">Unique</text:span><text:bookmark-start text:name="_Hlk511204847"/><text:span text:style-name="T215">(P.</text:span><text:bookmark-start text:name="OLE_LINK41"/><text:bookmark-start text:name="_Hlk26109828"/><text:span text:style-name="T215">i</text:span><text:span text:style-name="T220">1</text:span><text:bookmark-end text:name="OLE_LINK41"/><text:bookmark-end text:name="_Hlk26109828"/><text:span text:style-name="T215">, … P.i</text:span><text:span text:style-name="T220">m</text:span><text:span text:style-name="T215">)</text:span><text:bookmark-end text:name="_Hlk511204847"/></text:h>
          </table:table-cell>
          <table:table-cell table:style-name="Table7.A1" office:value-type="string">
            <text:h text:style-name="P67" text:outline-level="1" loext:marker-style-name="T153"><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15">i</text:span><text:span text:style-name="T220">k</text:span></text:h>
            <text:h text:style-name="P69" text:outline-level="1" loext:marker-style-name="T153"><text:span text:style-name="T222">m ≥ α(P)-1</text:span></text:h>
          </table:table-cell>
        </table:table-row>
        <table:table-row table:style-name="Table7.1">
          <table:table-cell table:style-name="Table7.A1" table:number-columns-spanned="2" office:value-type="string">
            <text:h text:style-name="P70" text:outline-level="1"><text:bookmark text:name="_Hlk29981279"/>(MACRO)</text:h>
            <text:h text:style-name="P62" text:outline-level="1"><text:span text:style-name="T178">Frequency(P.i</text:span><text:span text:style-name="T226">1</text:span><text:span text:style-name="T178"> ... P.i</text:span><text:span text:style-name="T226">m</text:span><text:span text:style-name="T178"> (1, 1))</text:span></text:h>
          </table:table-cell>
          <table:covered-table-cell/>
        </table:table-row>
      </table:table>
      <text:h text:style-name="P68" text:outline-level="1" loext:marker-style-name="T70"><text:bookmark text:name="_Hlk29981279_Copy_1"/></text:h>
      <text:h text:style-name="P68"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6" text:outline-level="1" loext:marker-style-name="T153"><text:span text:style-name="T215">Identification(T P.i</text:span><text:span text:style-name="T220">m+1</text:span><text:span text:style-name="T215">, (</text:span><text:bookmark-start text:name="OLE_LINK206"/><text:bookmark-start text:name="OLE_LINK205"/><text:span text:style-name="T215">P.i</text:span><text:bookmark-end text:name="OLE_LINK206"/><text:bookmark-end text:name="OLE_LINK205"/><text:span text:style-name="T220">1</text:span><text:span text:style-name="T215">, ... P.i</text:span><text:span text:style-name="T220">m</text:span><text:span text:style-name="T215">))</text:span></text:h>
          </table:table-cell>
          <table:table-cell table:style-name="Table8.A1" office:value-type="string">
            <text:h text:style-name="P67" text:outline-level="1" loext:marker-style-name="T232"><text:span text:style-name="T216">for</text:span><text:span text:style-name="T215"> j</text:span><text:span text:style-name="T222">≠</text:span><text:span text:style-name="T215">k </text:span><text:span text:style-name="T216">and</text:span><text:span text:style-name="T215"> j,k≤m+1: i</text:span><text:span text:style-name="T220">j</text:span><text:span text:style-name="T231"> </text:span><text:span text:style-name="T222">≠</text:span><text:span text:style-name="T215">i</text:span><text:span text:style-name="T220">k</text:span><text:span text:style-name="T215">;<text:line-break/></text:span><text:span text:style-name="T233"> <text:s text:c="2"/></text:span><text:bookmark-start text:name="OLE_LINK276"/><text:bookmark-start text:name="OLE_LINK275"/><text:span text:style-name="T233">and</text:span><text:span text:style-name="T234">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233"><text:s/>fresh binary predicate names;</text:span></text:h>
            <text:h text:style-name="P56" text:outline-level="1" loext:marker-style-name="T153"><text:span text:style-name="T233"><text:s text:c="3"/>and </text:span><text:bookmark-start text:name="_Hlk35443549"/><text:span text:style-name="T235">ID-s</text:span><text:bookmark-end text:name="_Hlk35443549"/><text:span text:style-name="T233"> <text:s/>a fresh name globally unique</text:span><text:bookmark-end text:name="OLE_LINK276"/><text:bookmark-end text:name="OLE_LINK275"/></text:h>
          </table:table-cell>
        </table:table-row>
        <table:table-row table:style-name="Table8.1">
          <table:table-cell table:style-name="Table8.A1" table:number-columns-spanned="2" office:value-type="string">
            <text:h text:style-name="P70" text:outline-level="1">(MACRO)</text:h>
            <text:h text:style-name="P62" text:outline-level="1"><text:bookmark text:name="OLE_LINK221"/><text:bookmark text:name="OLE_LINK222"/><text:span text:style-name="T178">Unique(P.i</text:span><text:span text:style-name="T226">m+1</text:span><text:span text:style-name="T178">)</text:span></text:h>
            <text:h text:style-name="P62" text:outline-level="1"><text:span text:style-name="T178">Mandatory(T (P.i</text:span><text:span text:style-name="T226">m+1</text:span><text:span text:style-name="T178">))</text:span></text:h>
            <text:h text:style-name="P62" text:outline-level="1"><text:span text:style-name="T178">Unique</text:span><text:bookmark-start text:name="OLE_LINK201"/><text:bookmark-start text:name="_Hlk26372740"/><text:span text:style-name="T178">(P.i</text:span><text:span text:style-name="T226">1</text:span><text:span text:style-name="T178"> </text:span><text:bookmark-start text:name="_Hlk34660788"/><text:span text:style-name="T178">.</text:span><text:bookmark-end text:name="_Hlk34660788"/><text:span text:style-name="T178">..</text:span><text:bookmark-start text:name="OLE_LINK211"/><text:bookmark-start text:name="_Hlk26374023"/><text:span text:style-name="T178"> </text:span><text:bookmark-end text:name="OLE_LINK211"/><text:bookmark-end text:name="_Hlk26374023"/><text:span text:style-name="T178">P.i</text:span><text:span text:style-name="T226">m</text:span><text:span text:style-name="T178">)</text:span><text:bookmark-end text:name="OLE_LINK201"/><text:bookmark-end text:name="_Hlk26372740"/></text:h>
            <text:h text:style-name="P71" text:outline-level="1"><text:bookmark text:name="OLE_LINK221_Copy_1"/><text:bookmark text:name="OLE_LINK222_Copy_1"/><text:bookmark-start text:name="OLE_LINK210"/><text:bookmark-start text:name="_Hlk26373962"/><text:bookmark-start text:name="OLE_LINK140"/><text:bookmark-start text:name="OLE_LINK223"/><text:bookmark-start text:name="_Hlk26378788"/><text:span text:style-name="T178">FactTypeRule(</text:span><text:bookmark text:name="_Hlk26374049"/><text:bookmark text:name="OLE_LINK271"/><text:bookmark text:name="OLE_LINK101"/><text:bookmark text:name="_Hlk32565039"/><text:bookmark text:name="OLE_LINK212"/><text:bookmark text:name="OLE_LINK272"/><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_Hlk26373931"/><text:bookmark-start text:name="OLE_LINK209"/><text:span text:style-name="T178">(P.i</text:span><text:span text:style-name="T226">m+1</text:span><text:span text:style-name="T178"> </text:span><text:span text:style-name="T236">➤</text:span><text:span text:style-name="T237"> [</text:span><text:span text:style-name="T178">P.i</text:span><text:span text:style-name="T226">1</text:span><text:span text:style-name="T178"> </text:span><text:span text:style-name="T238">⋈</text:span><text:span text:style-name="T178"> ?x])</text:span><text:bookmark-end text:name="_Hlk26373931"/><text:bookmark-end text:name="OLE_LINK209"/><text:span text:style-name="T178"> (?x))</text:span><text:bookmark-end text:name="OLE_LINK210"/><text:bookmark-end text:name="_Hlk26373962"/></text:h>
            <text:h text:style-name="P72" text:outline-level="1"><text:bookmark-start text:name="_Hlk32565053"/><text:bookmark-start text:name="OLE_LINK102"/>…<text:bookmark-end text:name="_Hlk32565053"/><text:bookmark-end text:name="OLE_LINK102"/></text:h>
            <text:h text:style-name="P71" text:outline-level="1"><text:span text:style-name="T178">FactTypeRule(</text:span><draw:frame draw:style-name="fr2" draw:name="Object32" text:anchor-type="as-char" svg:y="-0.367cm" svg:width="0.596cm" svg:height="0.496cm" draw:z-index="39"><draw:object xlink:href="./Object 32" xlink:type="simple" xlink:show="embed" xlink:actuate="onLoad"/><draw:image xlink:href="./ObjectReplacements/Object 32" xlink:type="simple" xlink:show="embed" xlink:actuate="onLoad"/></draw:frame><text:span text:style-name="T178">(P.i</text:span><text:span text:style-name="T226">m+1</text:span><text:span text:style-name="T178"> </text:span><text:span text:style-name="T236">➤</text:span><text:span text:style-name="T237"> [</text:span><text:span text:style-name="T178">P.i</text:span><text:span text:style-name="T226">m</text:span><text:span text:style-name="T178"> </text:span><text:span text:style-name="T238">⋈</text:span><text:span text:style-name="T178"> ?x]) (?x))</text:span><text:bookmark-end text:name="OLE_LINK140"/><text:bookmark-end text:name="OLE_LINK223"/><text:bookmark-end text:name="_Hlk26378788"/></text:h>
          </table:table-cell>
          <table:covered-table-cell/>
        </table:table-row>
      </table:table>
      <text:h text:style-name="P73" text:outline-level="1" loext:marker-style-name="T70"><text:bookmark text:name="_Hlk26374288"/><text:bookmark text:name="OLE_LINK214"/></text:h>
      <text:h text:style-name="P68"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6" text:outline-level="1" loext:marker-style-name="T232"><text:bookmark text:name="_Hlk26374288_Copy_1"/><text:bookmark text:name="_Hlk26377391"/><text:bookmark text:name="OLE_LINK214_Copy_1"/><text:span text:style-name="T215">ExternalUnique</text:span><text:bookmark-start text:name="OLE_LINK216"/><text:bookmark-start text:name="OLE_LINK200"/><text:bookmark-start text:name="OLE_LINK199"/><text:span text:style-name="T215">(</text:span><text:bookmark-start text:name="_Hlk510627364"/><text:bookmark-start text:name="_Hlk26340150"/><text:bookmark-start text:name="_Hlk509677638"/><text:span text:style-name="T215">P</text:span><text:span text:style-name="T220">1</text:span><text:bookmark-end text:name="_Hlk510627364"/><text:span text:style-name="T215">.</text:span><text:bookmark-start text:name="_Hlk26340023"/><text:span text:style-name="T215">i</text:span><text:span text:style-name="T220">1</text:span><text:bookmark-end text:name="_Hlk26340150"/><text:bookmark-end text:name="_Hlk26340023"/><text:span text:style-name="T215">, </text:span><text:bookmark-start text:name="_Hlk510627406"/><text:span text:style-name="T215">.</text:span><text:bookmark-end text:name="_Hlk510627406"/><text:span text:style-name="T215">..</text:span><text:bookmark-start text:name="_Hlk26340222"/><text:span text:style-name="T215"> </text:span><text:bookmark-end text:name="_Hlk26340222"/><text:span text:style-name="T215">P</text:span><text:span text:style-name="T220">m</text:span><text:span text:style-name="T215">.i</text:span><text:span text:style-name="T220">m</text:span><text:bookmark-end text:name="_Hlk509677638"/><text:span text:style-name="T215">)</text:span><text:bookmark-end text:name="OLE_LINK216"/><text:bookmark-end text:name="OLE_LINK200"/><text:bookmark-end text:name="OLE_LINK199"/></text:h>
          </table:table-cell>
          <table:table-cell table:style-name="Table9.A1" office:value-type="string">
            <text:h text:style-name="P67" text:outline-level="1" loext:marker-style-name="T239"><text:bookmark text:name="_Hlk26183904"/><text:bookmark-start text:name="_Hlk510630065"/><text:span text:style-name="T216">for</text:span><text:span text:style-name="T215"> j</text:span><text:span text:style-name="T222">≠</text:span><text:span text:style-name="T215">k </text:span><text:span text:style-name="T216">and</text:span><text:span text:style-name="T215"> j,k</text:span><text:bookmark-start text:name="OLE_LINK10"/><text:bookmark-start text:name="_Hlk26109013"/><text:span text:style-name="T215">≤</text:span><text:bookmark-end text:name="OLE_LINK10"/><text:bookmark-end text:name="_Hlk26109013"/><text:span text:style-name="T215">m</text:span><text:span text:style-name="T216"> </text:span><text:span text:style-name="T240">:</text:span></text:h>
            <text:h text:style-name="P74" text:outline-level="1" loext:marker-style-name="T241"><text:bookmark text:name="_Hlk26183904_Copy_1"/><text:bookmark-start text:name="_Hlk511204862"/><text:span text:style-name="T242"></text:span><text:span text:style-name="T233">(</text:span><text:span text:style-name="T215">P</text:span><text:span text:style-name="T220">j</text:span><text:span text:style-name="T233">)</text:span><text:bookmark-end text:name="_Hlk511204862"/><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32"><text:span text:style-name="T216"><text:s text:c="6"/>and </text:span><text:span text:style-name="T215">P</text:span><text:span text:style-name="T216"> fresh predicate name</text:span><text:span text:style-name="T233"> </text:span><text:bookmark-end text:name="_Hlk510630065"/><text:span text:style-name="T233">of arity m+1</text:span></text:h>
          </table:table-cell>
        </table:table-row>
        <table:table-row table:style-name="Table9.1">
          <table:table-cell table:style-name="Table9.A1" table:number-columns-spanned="2" office:value-type="string">
            <text:p text:style-name="P75"><text:bookmark text:name="_Hlk26377391_Copy_1"/><text:bookmark-start text:name="OLE_LINK11"/><text:bookmark-start text:name="_Hlk512851064"/>(MACRO)</text:p>
            <text:h text:style-name="P76" text:outline-level="1"><text:span text:style-name="T178">FactTypeRule(P </text:span><text:bookmark-start text:name="_Hlk26340227"/><text:span text:style-name="T178">(P</text:span><text:span text:style-name="T226">1</text:span><text:span text:style-name="T178">.i</text:span><text:span text:style-name="T226">1</text:span><text:span text:style-name="T178"> </text:span><text:span text:style-name="T236">➤</text:span><text:span text:style-name="T237"> [</text:span><text:span text:style-name="T178">P</text:span><text:span text:style-name="T226">1</text:span><text:span text:style-name="T178">.l</text:span><text:span text:style-name="T226">1</text:span><text:span text:style-name="T178"> </text:span><text:span text:style-name="T238">⋈</text:span><text:span text:style-name="T178"> ?x])</text:span><text:bookmark-end text:name="_Hlk26340227"/><text:span text:style-name="T178"> ... (P</text:span><text:span text:style-name="T226">m</text:span><text:span text:style-name="T178">.i</text:span><text:span text:style-name="T226">m</text:span><text:span text:style-name="T178"> </text:span><text:span text:style-name="T236">➤</text:span><text:span text:style-name="T237"> [</text:span><text:span text:style-name="T178">P</text:span><text:span text:style-name="T226">m</text:span><text:span text:style-name="T178">.l</text:span><text:span text:style-name="T226">m</text:span><text:span text:style-name="T178"> </text:span><text:span text:style-name="T238">⋈</text:span><text:span text:style-name="T178"> ?x] (?x))</text:span><text:bookmark-end text:name="OLE_LINK11"/><text:bookmark-end text:name="_Hlk512851064"/></text:h>
            <text:p text:style-name="P77"><text:bookmark-start text:name="OLE_LINK219"/><text:bookmark-start text:name="OLE_LINK220"/>Unique(P.1 ... P.m)<text:bookmark-end text:name="OLE_LINK219"/><text:bookmark-end text:name="OLE_LINK220"/></text:p>
          </table:table-cell>
          <table:covered-table-cell/>
        </table:table-row>
      </table:table>
      <text:h text:style-name="P68" text:outline-level="1" loext:marker-style-name="T70"/>
      <text:h text:style-name="P68"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8" text:outline-level="1" loext:marker-style-name="T153"><text:span text:style-name="T215">ExternalIdentification(T, P</text:span><text:span text:style-name="T220">1</text:span><text:bookmark-start text:name="OLE_LINK63"/><text:bookmark-start text:name="OLE_LINK61"/><text:span text:style-name="T215">.i</text:span><text:span text:style-name="T220">1</text:span><text:span text:style-name="T215">, ... P</text:span><text:span text:style-name="T220">m</text:span><text:span text:style-name="T215">.</text:span><text:bookmark-end text:name="OLE_LINK63"/><text:bookmark-end text:name="OLE_LINK61"/><text:span text:style-name="T215">i</text:span><text:span text:style-name="T220">m</text:span><text:span text:style-name="T215">))</text:span></text:h>
          </table:table-cell>
          <table:table-cell table:style-name="Table10.A1" office:value-type="string">
            <text:h text:style-name="P79" text:outline-level="1" loext:marker-style-name="T239"><text:span text:style-name="T216">for</text:span><text:span text:style-name="T215"> j</text:span><text:span text:style-name="T222">≠</text:span><text:span text:style-name="T215">k </text:span><text:span text:style-name="T216">and</text:span><text:span text:style-name="T215"> j,k≤m</text:span><text:span text:style-name="T216"> </text:span><text:span text:style-name="T240">:</text:span></text:h>
            <text:h text:style-name="P79" text:outline-level="1" loext:marker-style-name="T243"><text:bookmark-start text:name="_Hlk29306787"/><text:bookmark-start text:name="OLE_LINK30"/><text:span text:style-name="T244"><text:s text:c="4"/></text:span><text:span text:style-name="T242"></text:span><text:span text:style-name="T244">(</text:span><text:span text:style-name="T215">P</text:span><text:span text:style-name="T220">j</text:span><text:span text:style-name="T233">)</text:span><text:span text:style-name="T214">=2</text:span><text:bookmark-end text:name="_Hlk29306787"/><text:bookmark-end text:name="OLE_LINK30"/><text:span text:style-name="T216"> , </text:span><text:span text:style-name="T215">P</text:span><text:span text:style-name="T220">j</text:span><text:span text:style-name="T222">≠</text:span><text:span text:style-name="T215">P</text:span><text:span text:style-name="T220">k</text:span><text:span text:style-name="T216">,</text:span></text:h>
            <text:h text:style-name="P78" text:outline-level="1" loext:marker-style-name="T241"><text:span text:style-name="T216"><text:s text:c="3"/>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78" text:outline-level="1" loext:marker-style-name="T232"><text:span text:style-name="T216"><text:s text:c="3"/>and </text:span><text:span text:style-name="T215">P</text:span><text:span text:style-name="T216"> fresh predicate name</text:span><text:span text:style-name="T233"> of arity m+1;</text:span></text:h>
            <text:h text:style-name="P56" text:outline-level="1" loext:marker-style-name="T232"><text:span text:style-name="T233"><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33">fresh binary predicate names;</text:span></text:h>
            <text:h text:style-name="P78" text:outline-level="1" loext:marker-style-name="T232"><text:span text:style-name="T233"><text:s text:c="3"/>and </text:span><text:span text:style-name="T235">ID-s</text:span><text:span text:style-name="T233"> <text:s/>a fresh name globally unique</text:span></text:h>
          </table:table-cell>
        </table:table-row>
        <table:table-row table:style-name="Table10.1">
          <table:table-cell table:style-name="Table10.A1" table:number-columns-spanned="2" office:value-type="string">
            <text:h text:style-name="P80" text:outline-level="1">(MACRO)</text:h>
            <text:h text:style-name="P81" text:outline-level="1"><text:span text:style-name="T178">FactTypeRule(P </text:span><text:bookmark-start text:name="OLE_LINK283"/><text:bookmark-start text:name="OLE_LINK280"/><text:span text:style-name="T178">(P</text:span><text:span text:style-name="T226">1</text:span><text:bookmark-end text:name="OLE_LINK283"/><text:bookmark-end text:name="OLE_LINK280"/><text:span text:style-name="T178">.i</text:span><text:span text:style-name="T226">1</text:span><text:span text:style-name="T178"> </text:span><text:span text:style-name="T236">➤</text:span><text:span text:style-name="T237"> </text:span><text:span text:style-name="T245">[</text:span><text:span text:style-name="T178">P</text:span><text:span text:style-name="T226">1</text:span><text:span text:style-name="T178">.l</text:span><text:span text:style-name="T226">1</text:span><text:span text:style-name="T178"> </text:span><text:span text:style-name="T238">⋈</text:span><text:span text:style-name="T178"> ?x]) ... (P</text:span><text:span text:style-name="T226">m</text:span><text:span text:style-name="T178">.i</text:span><text:span text:style-name="T226">m</text:span><text:span text:style-name="T178"> </text:span><text:span text:style-name="T236">➤</text:span><text:span text:style-name="T237"> </text:span><text:span text:style-name="T245">[</text:span><text:span text:style-name="T178">P</text:span><text:span text:style-name="T226">m</text:span><text:span text:style-name="T178">.l</text:span><text:span text:style-name="T226">m</text:span><text:span text:style-name="T178"> </text:span><text:span text:style-name="T238">⋈</text:span><text:span text:style-name="T178"> ?x]) (?x))</text:span></text:h>
            <text:h text:style-name="P82" text:outline-level="1">Unique(P.1 ... P.m)</text:h>
            <text:h text:style-name="P82" text:outline-level="1">Unique(P.m+1)</text:h>
            <text:h text:style-name="P82" text:outline-level="1"><text:bookmark-start text:name="OLE_LINK28"/><text:bookmark-start text:name="OLE_LINK53"/>Mandatory(T (P.m+1))<text:bookmark-end text:name="OLE_LINK28"/><text:bookmark-end text:name="OLE_LINK53"/></text:h>
            <text:h text:style-name="P71" text:outline-level="1"><text:span text:style-name="T178">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78">(P</text:span><text:span text:style-name="T226">1</text:span><text:span text:style-name="T178">.l</text:span><text:span text:style-name="T226">1</text:span><text:span text:style-name="T178"> </text:span><text:span text:style-name="T236">➤</text:span><text:span text:style-name="T237"> [</text:span><text:span text:style-name="T178">P</text:span><text:span text:style-name="T226">1</text:span><text:span text:style-name="T178">.i</text:span><text:span text:style-name="T226">1</text:span><text:span text:style-name="T178"> </text:span><text:span text:style-name="T238">⋈</text:span><text:span text:style-name="T178"> ?x]) (?x))</text:span></text:h>
            <text:h text:style-name="P72" text:outline-level="1">…</text:h>
            <text:h text:style-name="P83" text:outline-level="1"><text:span text:style-name="T178">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78">(P</text:span><text:span text:style-name="T226">m</text:span><text:span text:style-name="T178">.l</text:span><text:span text:style-name="T226">m</text:span><text:span text:style-name="T178"> </text:span><text:span text:style-name="T236">➤</text:span><text:span text:style-name="T237"> [</text:span><text:span text:style-name="T178">P</text:span><text:span text:style-name="T226">m</text:span><text:span text:style-name="T178">.i</text:span><text:span text:style-name="T226">m</text:span><text:span text:style-name="T178"> </text:span><text:span text:style-name="T238">⋈</text:span><text:span text:style-name="T178"> ?x]) (?x))</text:span></text:h>
          </table:table-cell>
          <table:covered-table-cell/>
        </table:table-row>
      </table:table>
      <text:h text:style-name="P73" text:outline-level="1" loext:marker-style-name="T70"/>
      <text:h text:style-name="P68"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6" text:outline-level="1" loext:marker-style-name="T239"><text:span text:style-name="T215">Frequency(P.i</text:span><text:span text:style-name="T220">1</text:span><text:span text:style-name="T215">, ... P.i</text:span><text:span text:style-name="T220">m</text:span><text:span text:style-name="T215"> </text:span><text:span text:style-name="T246">F</text:span><text:span text:style-name="T215">)</text:span></text:h>
          </table:table-cell>
          <table:table-cell table:style-name="Table11.A1" office:value-type="string">
            <text:h text:style-name="P67" text:outline-level="1" loext:marker-style-name="T239"><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31"> </text:span><text:span text:style-name="T215">i</text:span><text:span text:style-name="T220">k</text:span></text:h>
            <text:h text:style-name="P56" text:outline-level="1" loext:marker-style-name="T247"><text:span text:style-name="T215">p,q≥1 <text:line-break/></text:span><text:span text:style-name="T248"/></text:h>
            <text:list xml:id="list3515060176" text:style-name="WWNum3">
              <text:list-item>
                <text:h text:style-name="P84" text:outline-level="1" loext:marker-style-name="T232"><text:bookmark-start text:name="_Hlk32334069"/><text:span text:style-name="T246">F</text:span><text:span text:style-name="T233"> </text:span><text:span text:style-name="T249">⩴</text:span><text:span text:style-name="T215">(p..)</text:span><text:bookmark-end text:name="_Hlk32334069"/></text:h>
              </text:list-item>
              <text:list-item>
                <text:h text:style-name="P84" text:outline-level="1" loext:marker-style-name="T232"><text:span text:style-name="T246">F</text:span><text:span text:style-name="T233"> </text:span><text:span text:style-name="T249">⩴</text:span><text:span text:style-name="T215">(..q)</text:span></text:h>
              </text:list-item>
              <text:list-item>
                <text:h text:style-name="P84" text:outline-level="1" loext:marker-style-name="T232"><text:span text:style-name="T246">F</text:span><text:span text:style-name="T233"> </text:span><text:span text:style-name="T249">⩴</text:span><text:span text:style-name="T215">(p..q)</text:span></text:h>
              </text:list-item>
              <text:list-item>
                <text:h text:style-name="P84" text:outline-level="1" loext:marker-style-name="T232"><text:span text:style-name="T246">F</text:span><text:span text:style-name="T233"> </text:span><text:span text:style-name="T249">⩴</text:span><text:span text:style-name="T215">(p)</text:span></text:h>
              </text:list-item>
            </text:list>
          </table:table-cell>
        </table:table-row>
        <table:table-row table:style-name="Table11.1">
          <table:table-cell table:style-name="Table11.A1" table:number-columns-spanned="2" office:value-type="string">
            <text:list text:style-name="WWNum4">
              <text:list-item>
                <text:h text:style-name="P85" text:outline-level="1" loext:marker-style-name="T250"><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5" text:outline-level="1" loext:marker-style-name="T250"><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5" text:outline-level="1" loext:marker-style-name="T250"><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51"><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5" text:outline-level="1" loext:marker-style-name="T250"><text:bookmark-start text:name="_Hlk32334470"/><draw:frame draw:style-name="fr2" draw:name="Object40" text:anchor-type="as-char" svg:y="-0.367cm" svg:width="10.779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6" text:outline-level="1" loext:marker-style-name="T71"/>
      <text:h text:style-name="P73"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6" text:outline-level="1" loext:marker-style-name="T232"><text:span text:style-name="T215">ExternalFrequency(</text:span><text:bookmark-start text:name="OLE_LINK270"/><text:bookmark-start text:name="_Hlk35617818"/><text:span text:style-name="T215">P</text:span><text:span text:style-name="T220">1</text:span><text:bookmark-end text:name="OLE_LINK270"/><text:bookmark-end text:name="_Hlk35617818"/><text:span text:style-name="T215">.i</text:span><text:span text:style-name="T220">1</text:span><text:span text:style-name="T215">, ... P</text:span><text:span text:style-name="T220">m</text:span><text:span text:style-name="T215">.i</text:span><text:span text:style-name="T220">m</text:span><text:span text:style-name="T215"> </text:span><text:span text:style-name="T246">F</text:span><text:span text:style-name="T215">)</text:span></text:h>
          </table:table-cell>
          <table:table-cell table:style-name="Table12.A1" office:value-type="string">
            <text:h text:style-name="P67" text:outline-level="1" loext:marker-style-name="T239"><text:bookmark-start text:name="_Hlk35443662"/><text:span text:style-name="T216">for</text:span><text:span text:style-name="T215"> j</text:span><text:span text:style-name="T222">≠</text:span><text:span text:style-name="T215">k </text:span><text:span text:style-name="T216">and</text:span><text:span text:style-name="T215"> j,k≤m</text:span><text:span text:style-name="T216"> </text:span><text:span text:style-name="T240">:</text:span><text:bookmark-end text:name="_Hlk35443662"/></text:h>
            <text:h text:style-name="P67" text:outline-level="1" loext:marker-style-name="T241"><text:span text:style-name="T244"><text:s text:c="7"/></text:span><text:span text:style-name="T242"></text:span><text:span text:style-name="T233">(</text:span><text:span text:style-name="T215">P</text:span><text:span text:style-name="T220">j</text:span><text:span text:style-name="T233">)</text:span><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39"><text:span text:style-name="T216"><text:s text:c="6"/>and </text:span><text:span text:style-name="T215">P</text:span><text:span text:style-name="T216"> fresh predicate name.</text:span></text:h>
            <text:h text:style-name="P56" text:outline-level="1" loext:marker-style-name="T247"><text:span text:style-name="T215">p,q≥1 <text:line-break/></text:span><text:span text:style-name="T248"/></text:h>
            <text:list text:style-name="WWNum5">
              <text:list-item>
                <text:h text:style-name="P87" text:outline-level="1" loext:marker-style-name="T232"><text:span text:style-name="T246">F</text:span><text:span text:style-name="T233"> </text:span><text:span text:style-name="T249">⩴</text:span><text:span text:style-name="T215">(p..)</text:span></text:h>
              </text:list-item>
              <text:list-item>
                <text:h text:style-name="P87" text:outline-level="1" loext:marker-style-name="T232"><text:span text:style-name="T246">F</text:span><text:span text:style-name="T233"> </text:span><text:span text:style-name="T249">⩴</text:span><text:span text:style-name="T215">(..q)</text:span></text:h>
              </text:list-item>
              <text:list-item>
                <text:h text:style-name="P87" text:outline-level="1" loext:marker-style-name="T232"><text:span text:style-name="T246">F</text:span><text:span text:style-name="T233"> </text:span><text:span text:style-name="T249">⩴</text:span><text:span text:style-name="T215">(p..q)</text:span></text:h>
              </text:list-item>
              <text:list-item>
                <text:h text:style-name="P87" text:outline-level="1" loext:marker-style-name="T232"><text:span text:style-name="T246">F</text:span><text:span text:style-name="T233"> </text:span><text:span text:style-name="T249">⩴</text:span><text:span text:style-name="T215">(p)</text:span></text:h>
              </text:list-item>
            </text:list>
          </table:table-cell>
        </table:table-row>
        <table:table-row table:style-name="Table12.1">
          <table:table-cell table:style-name="Table12.A1" table:number-columns-spanned="2" office:value-type="string">
            <text:h text:style-name="P88" text:outline-level="1"><text:span text:style-name="T225">(MACRO)<text:line-break/></text:span><text:span text:style-name="T178">FactTypeRule(P (P</text:span><text:span text:style-name="T226">1</text:span><text:span text:style-name="T178">.i</text:span><text:span text:style-name="T226">1</text:span><text:span text:style-name="T178"> </text:span><text:span text:style-name="T236">➤</text:span><text:span text:style-name="T237"> </text:span><text:span text:style-name="T178">[P</text:span><text:span text:style-name="T226">1</text:span><text:span text:style-name="T178">.l</text:span><text:span text:style-name="T226">1</text:span><text:span text:style-name="T178"> </text:span><text:span text:style-name="T238">⋈</text:span><text:span text:style-name="T178"> ?x]) ... (P</text:span><text:span text:style-name="T226">m</text:span><text:span text:style-name="T178">.i</text:span><text:span text:style-name="T226">m</text:span><text:span text:style-name="T178"> </text:span><text:span text:style-name="T236">➤</text:span><text:span text:style-name="T237"> </text:span><text:span text:style-name="T178">[P</text:span><text:span text:style-name="T226">m</text:span><text:span text:style-name="T178">.l</text:span><text:span text:style-name="T226">m</text:span><text:span text:style-name="T178"> </text:span><text:span text:style-name="T238">⋈</text:span><text:span text:style-name="T178"> ?x]) (?x))</text:span></text:h>
            <text:h text:style-name="P89" text:outline-level="1"><text:span text:style-name="T178">Frequency(P.1 ... P.m </text:span><text:span text:style-name="T252">F</text:span><text:span text:style-name="T178">)</text:span></text:h>
          </table:table-cell>
          <table:covered-table-cell/>
        </table:table-row>
      </table:table>
      <text:h text:style-name="P86" text:outline-level="1" loext:marker-style-name="T71"/>
      <text:h text:style-name="P68"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6" text:outline-level="1" loext:marker-style-name="T153"><text:span text:style-name="T215">Subtype((</text:span><text:span text:style-name="T214">T</text:span><text:span text:style-name="T253">1</text:span><text:span text:style-name="T214">, ... T</text:span><text:span text:style-name="T253">m</text:span><text:span text:style-name="T215">) </text:span><text:span text:style-name="T214">T</text:span><text:span text:style-name="T215">)</text:span></text:h>
          </table:table-cell>
          <table:table-cell table:style-name="Table13.A1" office:value-type="string">
            <text:h text:style-name="P90" text:outline-level="1" loext:marker-style-name="T153"/>
          </table:table-cell>
        </table:table-row>
        <table:table-row table:style-name="Table13.1">
          <table:table-cell table:style-name="Table13.A1" table:number-columns-spanned="2" office:value-type="string">
            <text:h text:style-name="P57" text:outline-level="1" loext:marker-style-name="T153"><text:bookmark-start text:name="OLE_LINK234"/><text:bookmark-start text:name="_Hlk32588576"/><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OLE_LINK234"/><text:bookmark-end text:name="_Hlk32588576"/></text:h>
          </table:table-cell>
          <table:covered-table-cell/>
        </table:table-row>
      </table:table>
      <text:h text:style-name="P73" text:outline-level="1" loext:marker-style-name="T70"/>
      <text:h text:style-name="P68"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6" text:outline-level="1" loext:marker-style-name="T153"><text:span text:style-name="T215">ExclusiveSubtypes</text:span><text:bookmark-start text:name="OLE_LINK3"/><text:bookmark-start text:name="OLE_LINK2"/><text:span text:style-name="T215">((</text:span><text:span text:style-name="T214">T</text:span><text:span text:style-name="T253">1</text:span><text:span text:style-name="T214">, ... T</text:span><text:span text:style-name="T253">m</text:span><text:span text:style-name="T215">) </text:span><text:span text:style-name="T214">T</text:span><text:span text:style-name="T215">)</text:span><text:bookmark-end text:name="OLE_LINK3"/><text:bookmark-end text:name="OLE_LINK2"/></text:h>
          </table:table-cell>
          <table:table-cell table:style-name="Table14.A1" office:value-type="string">
            <text:h text:style-name="P90" text:outline-level="1" loext:marker-style-name="T153"/>
          </table:table-cell>
        </table:table-row>
        <table:table-row table:style-name="Table14.1">
          <table:table-cell table:style-name="Table14.A1" table:number-columns-spanned="2" office:value-type="string">
            <text:h text:style-name="P57" text:outline-level="1" loext:marker-style-name="T153"><text:bookmark-start text:name="OLE_LINK233"/><text:bookmark-start text:name="OLE_LINK229"/><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33"/><text:bookmark-end text:name="OLE_LINK229"/><text:bookmark text:name="_Hlk510893408"/></text:h>
          </table:table-cell>
          <table:covered-table-cell/>
        </table:table-row>
      </table:table>
      <text:h text:style-name="P73" text:outline-level="1" loext:marker-style-name="T70"/>
      <text:h text:style-name="P68"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6" text:outline-level="1" loext:marker-style-name="T153"><text:span text:style-name="T215">ExhaustiveSubtypes((</text:span><text:span text:style-name="T214">T</text:span><text:span text:style-name="T253">1</text:span><text:span text:style-name="T214">, … T</text:span><text:span text:style-name="T253">m</text:span><text:span text:style-name="T215">) </text:span><text:span text:style-name="T214">T</text:span><text:span text:style-name="T215">)</text:span></text:h>
          </table:table-cell>
          <table:table-cell table:style-name="Table15.A1" office:value-type="string">
            <text:h text:style-name="P90" text:outline-level="1" loext:marker-style-name="T153"/>
          </table:table-cell>
        </table:table-row>
        <table:table-row table:style-name="Table15.1">
          <table:table-cell table:style-name="Table15.A1" table:number-columns-spanned="2" office:value-type="string">
            <text:h text:style-name="P57" text:outline-level="1" loext:marker-style-name="T153"><text:bookmark-start text:name="OLE_LINK258"/><text:bookmark-start text:name="OLE_LINK249"/><draw:frame draw:style-name="fr2" draw:name="Object43" text:anchor-type="as-char" svg:y="-0.325cm" svg:width="11.411cm" svg:height="0.453cm" draw:z-index="49"><draw:object xlink:href="./Object 43" xlink:type="simple" xlink:show="embed" xlink:actuate="onLoad"/><draw:image xlink:href="./ObjectReplacements/Object 43" xlink:type="simple" xlink:show="embed" xlink:actuate="onLoad"/></draw:frame><text:bookmark-end text:name="OLE_LINK258"/><text:bookmark-end text:name="OLE_LINK249"/></text:h>
          </table:table-cell>
          <table:covered-table-cell/>
        </table:table-row>
      </table:table>
      <text:h text:style-name="P73" text:outline-level="1" loext:marker-style-name="T70"/>
      <text:h text:style-name="P68" text:outline-level="1" loext:marker-style-name="T70"><text:soft-page-break/></text:h>
      <text:h text:style-name="P68"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6" text:outline-level="1" loext:marker-style-name="T153"><text:bookmark-start text:name="_Hlk512850820"/><text:bookmark-start text:name="OLE_LINK59"/><text:bookmark-start text:name="_Hlk26202051"/><text:bookmark-start text:name="OLE_LINK4"/><text:span text:style-name="T215">Subset</text:span><text:bookmark-end text:name="_Hlk512850820"/><text:bookmark-end text:name="OLE_LINK4"/><text:span text:style-name="T215">((</text:span><text:bookmark-start text:name="_Hlk510888461"/><text:bookmark-start text:name="_Hlk509678089"/><text:span text:style-name="T215">P</text:span><text:bookmark-end text:name="_Hlk510888461"/><text:span text:style-name="T220">1</text:span><text:span text:style-name="T215">.i</text:span><text:span text:style-name="T220">1</text:span><text:span text:style-name="T215">, P</text:span><text:span text:style-name="T220">2</text:span><text:span text:style-name="T215">.h</text:span><text:span text:style-name="T220">1</text:span><text:bookmark-end text:name="_Hlk509678089"/><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bookmark-end text:name="OLE_LINK59"/><text:bookmark-end text:name="_Hlk26202051"/></text:h>
          </table:table-cell>
          <table:table-cell table:style-name="Table16.A1" office:value-type="string">
            <text:h text:style-name="P67" text:outline-level="1" loext:marker-style-name="T254"><text:span text:style-name="T215">P</text:span><text:span text:style-name="T220">1</text:span><text:span text:style-name="T222">≠</text:span><text:span text:style-name="T215">P</text:span><text:span text:style-name="T220">2 </text:span><text:span text:style-name="T216"><text:s/>and <text:s/>for</text:span><text:span text:style-name="T215"> j</text:span><text:span text:style-name="T222">≠</text:span><text:span text:style-name="T215">k </text:span><text:span text:style-name="T216">and</text:span><text:span text:style-name="T215"> j,k≤m</text:span><text:span text:style-name="T216"> </text:span><text:span text:style-name="T240">:</text:span></text:h>
            <text:h text:style-name="P67" text:outline-level="1" loext:marker-style-name="T239"><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text:span><text:span text:style-name="T215"> 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6.1">
          <table:table-cell table:style-name="Table16.A1" table:number-columns-spanned="2" office:value-type="string">
            <text:h text:style-name="P57" text:outline-level="1" loext:marker-style-name="T153"><text:bookmark-start text:name="OLE_LINK198"/><text:bookmark-start text:name="OLE_LINK103"/><text:bookmark-start text:name="OLE_LINK70"/><draw:frame draw:style-name="fr2" draw:name="Object44" text:anchor-type="as-char" svg:y="-0.316cm" svg:width="11.243cm" svg:height="0.482cm" draw:z-index="37"><draw:object xlink:href="./Object 44" xlink:type="simple" xlink:show="embed" xlink:actuate="onLoad"/><draw:image xlink:href="./ObjectReplacements/Object 44" xlink:type="simple" xlink:show="embed" xlink:actuate="onLoad"/></draw:frame><text:bookmark-end text:name="OLE_LINK198"/><text:bookmark-end text:name="OLE_LINK103"/><text:bookmark-end text:name="OLE_LINK70"/></text:h>
          </table:table-cell>
          <table:covered-table-cell/>
        </table:table-row>
      </table:table>
      <text:h text:style-name="P73" text:outline-level="1" loext:marker-style-name="T70"/>
      <text:h text:style-name="P55"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6" text:outline-level="1" loext:marker-style-name="T153"><text:bookmark-start text:name="_Hlk512850828"/><text:span text:style-name="T215">Exclusive</text:span><text:bookmark-end text:name="_Hlk512850828"/><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7.A1" office:value-type="string">
            <text:h text:style-name="P67" text:outline-level="1" loext:marker-style-name="T254"><text:span text:style-name="T215">P</text:span><text:span text:style-name="T220">1</text:span><text:span text:style-name="T222">≠</text:span><text:span text:style-name="T215">P</text:span><text:span text:style-name="T220">2 </text:span><text:span text:style-name="T216"><text:s/>and <text:s/>for</text:span><text:span text:style-name="T215"> j≠k </text:span><text:bookmark-start text:name="OLE_LINK48"/><text:bookmark-start text:name="_Hlk29307022"/><text:span text:style-name="T216">and</text:span><text:span text:style-name="T215"> </text:span><text:bookmark-end text:name="OLE_LINK48"/><text:bookmark-end text:name="_Hlk29307022"/><text:span text:style-name="T215">j,k≤m</text:span><text:span text:style-name="T216"> </text:span><text:span text:style-name="T240">:</text:span></text:h>
            <text:h text:style-name="P67" text:outline-level="1" loext:marker-style-name="T239"><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bookmark-start text:name="OLE_LINK51"/><text:bookmark-start text:name="_Hlk29307035"/><text:span text:style-name="T216">and</text:span><text:span text:style-name="T215"> </text:span><text:bookmark-end text:name="OLE_LINK51"/><text:bookmark-end text:name="_Hlk29307035"/><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7.1">
          <table:table-cell table:style-name="Table17.A1" table:number-columns-spanned="2" office:value-type="string">
            <text:h text:style-name="P57" text:outline-level="1" loext:marker-style-name="T153"><text:bookmark-start text:name="_Hlk35441438"/><draw:frame draw:style-name="fr2" draw:name="Object45" text:anchor-type="as-char" svg:y="-0.316cm" svg:width="11.234cm" svg:height="0.482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3" text:outline-level="1" loext:marker-style-name="T70"/>
      <text:h text:style-name="P55"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8" text:outline-level="1" loext:marker-style-name="T153"><text:bookmark-start text:name="_Hlk512850835"/><text:span text:style-name="T215">Equal</text:span><text:bookmark-end text:name="_Hlk512850835"/><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8.A1" office:value-type="string">
            <text:h text:style-name="P79" text:outline-level="1" loext:marker-style-name="T254"><text:span text:style-name="T215">P</text:span><text:span text:style-name="T220">1</text:span><text:span text:style-name="T222">≠</text:span><text:span text:style-name="T215">P</text:span><text:span text:style-name="T220">2 </text:span><text:span text:style-name="T216"><text:s/>and <text:s/>for </text:span><text:span text:style-name="T215">j</text:span><text:span text:style-name="T222">≠</text:span><text:span text:style-name="T215">k </text:span><text:span text:style-name="T216">and</text:span><text:span text:style-name="T215"> j,k≤m</text:span><text:span text:style-name="T216"> </text:span><text:span text:style-name="T240">:</text:span></text:h>
            <text:h text:style-name="P79" text:outline-level="1" loext:marker-style-name="T239"><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 </text:span><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8.1">
          <table:table-cell table:style-name="Table18.A1" table:number-columns-spanned="2" office:value-type="string">
            <text:h text:style-name="P91" text:outline-level="1"><text:bookmark-start text:name="OLE_LINK125"/><text:bookmark-start text:name="OLE_LINK126"/>(MACRO)<text:bookmark-end text:name="OLE_LINK125"/><text:bookmark-end text:name="OLE_LINK126"/></text:h>
            <text:h text:style-name="P83" text:outline-level="1"><text:span text:style-name="T178">Subset((P</text:span><text:span text:style-name="T226">1</text:span><text:span text:style-name="T178">.i</text:span><text:span text:style-name="T226">1</text:span><text:span text:style-name="T178"> P</text:span><text:span text:style-name="T226">2</text:span><text:span text:style-name="T178">.h</text:span><text:span text:style-name="T226">1</text:span><text:span text:style-name="T178">) ... (</text:span><text:bookmark-start text:name="OLE_LINK152"/><text:bookmark-start text:name="_Hlk26290372"/><text:span text:style-name="T178">P</text:span><text:span text:style-name="T226">1</text:span><text:span text:style-name="T178">.i</text:span><text:span text:style-name="T226">m</text:span><text:bookmark-end text:name="OLE_LINK152"/><text:bookmark-end text:name="_Hlk26290372"/><text:span text:style-name="T178"> P</text:span><text:span text:style-name="T226">2</text:span><text:span text:style-name="T178">.h</text:span><text:span text:style-name="T226">m</text:span><text:span text:style-name="T178">))</text:span></text:h>
            <text:h text:style-name="P83" text:outline-level="1"><text:span text:style-name="T178">Subset((P</text:span><text:span text:style-name="T226">2</text:span><text:span text:style-name="T178">.h</text:span><text:span text:style-name="T226">1</text:span><text:span text:style-name="T178"> P</text:span><text:span text:style-name="T226">1</text:span><text:span text:style-name="T178">.i</text:span><text:span text:style-name="T226">1</text:span><text:span text:style-name="T178">) ... (P</text:span><text:span text:style-name="T226">2</text:span><text:span text:style-name="T178">.h</text:span><text:span text:style-name="T226">m</text:span><text:span text:style-name="T178"> P</text:span><text:span text:style-name="T226">1</text:span><text:span text:style-name="T178">.i</text:span><text:span text:style-name="T226">m</text:span><text:span text:style-name="T178">))</text:span></text:h>
          </table:table-cell>
          <table:covered-table-cell/>
        </table:table-row>
      </table:table>
      <text:h text:style-name="P92" text:outline-level="1" loext:marker-style-name="T70"/>
      <text:h text:style-name="P92"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3" text:outline-level="1" loext:marker-style-name="T153"><text:span text:style-name="T255">≶</text:span><text:span text:style-name="T215">(</text:span><text:bookmark-start text:name="_Hlk27214510"/><text:span text:style-name="T215">P.i</text:span><text:span text:style-name="T220">1</text:span><text:bookmark-end text:name="_Hlk27214510"/><text:span text:style-name="T215">, P.i</text:span><text:span text:style-name="T220">2</text:span><text:span text:style-name="T215">)</text:span></text:h>
          </table:table-cell>
          <table:table-cell table:style-name="Table24.A1" office:value-type="string">
            <text:h text:style-name="P93" text:outline-level="1" loext:marker-style-name="T232"><text:bookmark-start text:name="OLE_LINK168"/><text:bookmark-start text:name="OLE_LINK167"/><text:span text:style-name="T255">≶ ⩴ </text:span><text:span text:style-name="T256"></text:span><text:span text:style-name="T255"> | </text:span><text:span text:style-name="T256"></text:span><text:span text:style-name="T255"> | </text:span><text:span text:style-name="T256"></text:span><text:span text:style-name="T255"> | </text:span><text:span text:style-name="T256"></text:span><text:span text:style-name="T255"> | </text:span><text:span text:style-name="T256"></text:span><text:span text:style-name="T255"> | </text:span><text:bookmark-start text:name="_Hlk26796192"/><text:span text:style-name="T256"></text:span><text:bookmark-end text:name="OLE_LINK168"/><text:bookmark-end text:name="OLE_LINK167"/><text:bookmark-end text:name="_Hlk26796192"/></text:h>
            <text:h text:style-name="P93" text:outline-level="1" loext:marker-style-name="T254"><text:bookmark-start text:name="_Hlk27214523"/><text:span text:style-name="T233">and V</text:span><text:span text:style-name="T257">1</text:span><text:span text:style-name="T233"> is the value type associated to </text:span><text:span text:style-name="T215">P.i</text:span><text:span text:style-name="T220">1</text:span><text:bookmark-end text:name="_Hlk27214523"/></text:h>
            <text:h text:style-name="P93" text:outline-level="1" loext:marker-style-name="T258"><text:span text:style-name="T233">and V</text:span><text:span text:style-name="T257">2</text:span><text:span text:style-name="T233"> is the value type associated to </text:span><text:span text:style-name="T215">P.i</text:span><text:span text:style-name="T220">2</text:span></text:h>
          </table:table-cell>
        </table:table-row>
        <table:table-row table:style-name="Table24.1">
          <table:table-cell table:style-name="Table24.A1" table:number-columns-spanned="2" office:value-type="string">
            <text:h text:style-name="P94" text:outline-level="1" loext:marker-style-name="T153"><text:bookmark-start text:name="OLE_LINK213"/><text:bookmark-start text:name="OLE_LINK207"/><draw:frame draw:style-name="fr2" draw:name="Object58" text:anchor-type="as-char" svg:y="-0.325cm" svg:width="9.564cm" svg:height="0.485cm" draw:z-index="50"><draw:object xlink:href="./Object 52" xlink:type="simple" xlink:show="embed" xlink:actuate="onLoad"/><draw:image xlink:href="./ObjectReplacements/Object 52" xlink:type="simple" xlink:show="embed" xlink:actuate="onLoad"/><svg:desc>formula</svg:desc></draw:frame><text:bookmark-end text:name="OLE_LINK213"/><text:bookmark-end text:name="OLE_LINK207"/></text:h>
          </table:table-cell>
          <table:covered-table-cell/>
        </table:table-row>
      </table:table>
      <text:h text:style-name="P95" text:outline-level="1" loext:marker-style-name="T70"/>
      <text:h text:style-name="P73"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56" text:outline-level="1" loext:marker-style-name="T153"><text:span text:style-name="T215">Objectifies(T, P)</text:span><text:span text:style-name="T259"/></text:h>
          </table:table-cell>
          <table:table-cell table:style-name="Table21.A1" office:value-type="string">
            <text:h text:style-name="P56" text:outline-level="1" loext:marker-style-name="T260"><text:span text:style-name="T216">for</text:span><text:span text:style-name="T215"> j ≤ </text:span><draw:frame draw:style-name="fr2" draw:name="Object48" text:anchor-type="as-char" svg:y="-0.325cm" svg:width="0.781cm" svg:height="0.427cm" draw:z-index="51"><draw:object xlink:href="./Object 48" xlink:type="simple" xlink:show="embed" xlink:actuate="onLoad"/><draw:image xlink:href="./ObjectReplacements/Object 48" xlink:type="simple" xlink:show="embed" xlink:actuate="onLoad"/></draw:frame><text:span text:style-name="T216"><text:s/></text:span><text:span text:style-name="T240">:</text:span></text:h>
            <text:h text:style-name="P56" text:outline-level="1" loext:marker-style-name="T153"><text:span text:style-name="T240"><text:s text:c="2"/></text:span><draw:frame draw:style-name="fr2" draw:name="Object49" text:anchor-type="as-char" svg:y="-0.367cm" svg:width="0.596cm" svg:height="0.496cm" draw:z-index="52"><draw:object xlink:href="./Object 49" xlink:type="simple" xlink:show="embed" xlink:actuate="onLoad"/><draw:image xlink:href="./ObjectReplacements/Object 49" xlink:type="simple" xlink:show="embed" xlink:actuate="onLoad"/></draw:frame><text:span text:style-name="T233"><text:s/>fresh binary predicate names;<text:line-break/> <text:s/>and </text:span><text:span text:style-name="T235">ID-s <text:s/></text:span><text:span text:style-name="T233">a fresh name globally unique</text:span></text:h>
          </table:table-cell>
        </table:table-row>
        <table:table-row table:style-name="Table21.1">
          <table:table-cell table:style-name="Table21.A1" table:number-columns-spanned="2" office:value-type="string">
            <text:h text:style-name="P57" text:outline-level="1" loext:marker-style-name="T261"><draw:frame draw:style-name="fr2" draw:name="Object50" text:anchor-type="as-char" svg:y="-0.325cm" svg:width="6.292cm" svg:height="0.476cm" draw:z-index="53"><draw:object xlink:href="./Object 50" xlink:type="simple" xlink:show="embed" xlink:actuate="onLoad"/><draw:image xlink:href="./ObjectReplacements/Object 50" xlink:type="simple" xlink:show="embed" xlink:actuate="onLoad"/></draw:frame></text:h>
            <text:h text:style-name="P57" text:outline-level="1" loext:marker-style-name="T153"><draw:frame draw:style-name="fr2" draw:name="Object51" text:anchor-type="as-char" svg:y="-0.367cm" svg:width="8.874cm" svg:height="0.519cm" draw:z-index="54"><draw:object xlink:href="./Object 51" xlink:type="simple" xlink:show="embed" xlink:actuate="onLoad"/><draw:image xlink:href="./ObjectReplacements/Object 51" xlink:type="simple" xlink:show="embed" xlink:actuate="onLoad"/></draw:frame></text:h>
          </table:table-cell>
          <table:covered-table-cell/>
        </table:table-row>
      </table:table>
      <text:h text:style-name="P96" text:outline-level="1" loext:marker-style-name="T70"/>
      <text:h text:style-name="P96" text:outline-level="1" loext:marker-style-name="T70"/>
      <table:table table:name="Table32" table:style-name="Table32">
        <table:table-column table:style-name="Table32.A"/>
        <table:table-column table:style-name="Table32.B"/>
        <table:table-row table:style-name="Table32.1">
          <table:table-cell table:style-name="Table32.A1" office:value-type="string">
            <text:h text:style-name="P97" text:outline-level="1" loext:marker-style-name="T153"><text:span text:style-name="T262">LinkFactType</text:span><text:span text:style-name="T215">(</text:span><text:span text:style-name="T262">P</text:span><text:span text:style-name="T263">lf</text:span><text:span text:style-name="T264">, </text:span><text:span text:style-name="T215">P.</text:span><text:span text:style-name="T262">i</text:span><text:span text:style-name="T215">)</text:span></text:h>
          </table:table-cell>
          <table:table-cell table:style-name="Table32.A1" office:value-type="string">
            <text:h text:style-name="P98" text:outline-level="1"><text:span text:style-name="T265">f</text:span><text:span text:style-name="T266">or </text:span><text:span text:style-name="T267">FactType(</text:span><text:span text:style-name="T268">P</text:span><text:span text:style-name="T267"> (</text:span><text:bookmark-start text:name="OLE_LINK132 Copy 1"/><text:bookmark-start text:name="_Hlk26281043 Copy 1"/><text:bookmark-start text:name="_Hlk511201255 Copy 1"/><text:span text:style-name="T269"><draw:frame draw:style-name="fr2" draw:name="Object80" text:anchor-type="as-char" svg:y="-0.316cm" svg:width="1.58cm" svg:height="0.467cm" draw:z-index="55"><draw:object xlink:href="./Object 80" xlink:type="simple" xlink:show="embed" xlink:actuate="onLoad"/><draw:image xlink:href="./ObjectReplacements/Object 80" xlink:type="simple" xlink:show="embed" xlink:actuate="onLoad"/><svg:desc>formula</svg:desc></draw:frame></text:span><text:bookmark-end text:name="OLE_LINK132 Copy 1"/><text:bookmark-end text:name="_Hlk26281043 Copy 1"/><text:bookmark-end text:name="_Hlk511201255 Copy 1"/><text:span text:style-name="T267">)); </text:span><text:span text:style-name="T267"><draw:frame draw:style-name="fr2" draw:name="Object52" text:anchor-type="as-char" svg:y="-0.325cm" svg:width="1.404cm" svg:height="0.453cm" draw:z-index="64"><draw:object xlink:href="./Object 53" xlink:type="simple" xlink:show="embed" xlink:actuate="onLoad"/><draw:image xlink:href="./ObjectReplacements/Object 53" xlink:type="simple" xlink:show="embed" xlink:actuate="onLoad"/><svg:desc>formula</svg:desc></draw:frame></text:span><text:span text:style-name="T267">;</text:span></text:h>
            <text:h text:style-name="P99" text:outline-level="1" loext:marker-style-name="T260"><text:span text:style-name="T270">and </text:span><text:span text:style-name="T271">Objectifies(T, P)</text:span></text:h>
          </table:table-cell>
        </table:table-row>
        <table:table-row table:style-name="Table32.1">
          <table:table-cell table:style-name="Table32.A1" table:number-columns-spanned="2" office:value-type="string">
            <text:h text:style-name="P100" text:outline-level="1">(MACRO)</text:h>
            <text:h text:style-name="P101" text:outline-level="1"><text:span text:style-name="T272">FactType(P</text:span><text:span text:style-name="T273">lf</text:span><text:span text:style-name="T274">, (T, T</text:span><text:span text:style-name="T275">i</text:span><text:span text:style-name="T274">))</text:span></text:h>
            <text:h text:style-name="P102" text:outline-level="1"><text:span text:style-name="T274">E</text:span><text:span text:style-name="T276">qual((P</text:span><text:span text:style-name="T277">lf</text:span><text:span text:style-name="T276">.2, P.i)</text:span><text:span text:style-name="T278">)</text:span></text:h>
            <text:h text:style-name="P103" text:outline-level="1"><text:span text:style-name="T276">U</text:span><text:span text:style-name="T279">nique(P</text:span><text:span text:style-name="T280">lf</text:span><text:span text:style-name="T279">.</text:span><text:span text:style-name="T281">1</text:span><text:span text:style-name="T279">)</text:span></text:h>
          </table:table-cell>
          <table:covered-table-cell/>
        </table:table-row>
      </table:table>
      <text:h text:style-name="P96" text:outline-level="1" loext:marker-style-name="T70"/>
      <text:h text:style-name="P68"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6" text:outline-level="1" loext:marker-style-name="T153"><text:span text:style-name="T215">ValuesOf(</text:span><text:span text:style-name="T214">V (</text:span><text:span text:style-name="T215">R</text:span><text:bookmark-start text:name="OLE_LINK106"/><text:bookmark-start text:name="OLE_LINK105"/><text:span text:style-name="T220">1 </text:span><text:bookmark-end text:name="OLE_LINK106"/><text:bookmark-end text:name="OLE_LINK105"/><text:span text:style-name="T220">...</text:span><text:span text:style-name="T215"> R</text:span><text:bookmark-start text:name="_Hlk26794001"/><text:span text:style-name="T220">m</text:span><text:bookmark-end text:name="_Hlk26794001"/><text:span text:style-name="T214">)</text:span><text:span text:style-name="T215">)</text:span></text:h>
          </table:table-cell>
          <table:table-cell table:style-name="Table22.A1" office:value-type="string">
            <text:list xml:id="list150216596238515" text:continue-list="list3515060176" text:style-name="WWNum12">
              <text:list-item text:start-value="1">
                <text:h text:style-name="P104" text:outline-level="1" text:restart-numbering="true" text:start-value="1" loext:marker-style-name="T232"><text:span text:style-name="T246">R</text:span><text:bookmark-start text:name="_Hlk32334069_Copy_1"/><text:span text:style-name="T233"> </text:span><text:span text:style-name="T249">⩴</text:span><text:span text:style-name="T215">(</text:span><text:span text:style-name="T282">d</text:span><text:span text:style-name="T215">..)</text:span><text:bookmark-end text:name="_Hlk32334069_Copy_1"/></text:h>
              </text:list-item>
              <text:list-item text:style-override="WWNum3">
                <text:h text:style-name="P105" text:outline-level="1" loext:marker-style-name="T232"><text:span text:style-name="T246">R</text:span><text:span text:style-name="T233"> </text:span><text:span text:style-name="T249">⩴</text:span><text:span text:style-name="T215">(..</text:span><text:span text:style-name="T283">e</text:span><text:span text:style-name="T215">)</text:span></text:h>
              </text:list-item>
              <text:list-item text:style-override="WWNum3">
                <text:h text:style-name="P84" text:outline-level="1" loext:marker-style-name="T232"><text:span text:style-name="T246">R</text:span><text:span text:style-name="T233"> </text:span><text:span text:style-name="T249">⩴</text:span><text:span text:style-name="T215">(</text:span><text:span text:style-name="T283">d</text:span><text:span text:style-name="T215">..</text:span><text:span text:style-name="T283">e</text:span><text:span text:style-name="T215">)</text:span></text:h>
              </text:list-item>
              <text:list-item text:style-override="WWNum3">
                <text:h text:style-name="P84" text:outline-level="1" loext:marker-style-name="T232"><text:span text:style-name="T246">R</text:span><text:span text:style-name="T233"> </text:span><text:span text:style-name="T249">⩴</text:span><text:span text:style-name="T215">(</text:span><text:span text:style-name="T283">d</text:span><text:span text:style-name="T215">)</text:span></text:h>
              </text:list-item>
            </text:list>
          </table:table-cell>
        </table:table-row>
        <table:table-row table:style-name="Table22.2">
          <table:table-cell table:style-name="Table22.A1" table:number-columns-spanned="2" office:value-type="string">
            <text:list xml:id="list150215621848467" text:continue-list="list150216596238515" text:style-name="WWNum3">
              <text:list-item text:start-value="1">
                <text:h text:style-name="P106" text:outline-level="1" text:restart-numbering="true" text:start-value="-1"><draw:frame draw:style-name="fr2" draw:name="Object102" text:anchor-type="as-char" svg:y="-0.316cm" svg:width="3.18cm" svg:height="0.445cm" draw:z-index="85"><draw:object xlink:href="./Object 102" xlink:type="simple" xlink:show="embed" xlink:actuate="onLoad"/><draw:image xlink:href="./ObjectReplacements/Object 102" xlink:type="simple" xlink:show="embed" xlink:actuate="onLoad"/><svg:desc>formula</svg:desc></draw:frame></text:h>
              </text:list-item>
              <text:list-item>
                <text:h text:style-name="P107" text:outline-level="1"><draw:frame draw:style-name="fr2" draw:name="Object103" text:anchor-type="as-char" svg:y="-0.316cm" svg:width="3.152cm" svg:height="0.445cm" draw:z-index="86"><draw:object xlink:href="./Object 103" xlink:type="simple" xlink:show="embed" xlink:actuate="onLoad"/><draw:image xlink:href="./ObjectReplacements/Object 103" xlink:type="simple" xlink:show="embed" xlink:actuate="onLoad"/><svg:desc>formula</svg:desc></draw:frame></text:h>
              </text:list-item>
              <text:list-item>
                <text:h text:style-name="P107" text:outline-level="1"><draw:frame draw:style-name="fr2" draw:name="Object104" text:anchor-type="as-char" svg:y="-0.316cm" svg:width="4.316cm" svg:height="0.445cm" draw:z-index="87"><draw:object xlink:href="./Object 104" xlink:type="simple" xlink:show="embed" xlink:actuate="onLoad"/><draw:image xlink:href="./ObjectReplacements/Object 104" xlink:type="simple" xlink:show="embed" xlink:actuate="onLoad"/><svg:desc>formula</svg:desc></draw:frame></text:h>
              </text:list-item>
              <text:list-item>
                <text:h text:style-name="P107" text:outline-level="1"><draw:frame draw:style-name="fr2" draw:name="Object101" text:anchor-type="as-char" svg:y="-0.316cm" svg:width="3.203cm" svg:height="0.445cm" draw:z-index="88"><draw:object xlink:href="./Object 101" xlink:type="simple" xlink:show="embed" xlink:actuate="onLoad"/><draw:image xlink:href="./ObjectReplacements/Object 101" xlink:type="simple" xlink:show="embed" xlink:actuate="onLoad"/><svg:desc>formula</svg:desc></draw:frame></text:h>
              </text:list-item>
            </text:list>
            <text:h text:style-name="P108" text:outline-level="1"><draw:frame draw:style-name="fr2" draw:name="Object56" text:anchor-type="as-char" svg:y="-0.325cm" svg:width="7.211cm" svg:height="0.453cm" draw:z-index="91"><draw:object xlink:href="./Object 56" xlink:type="simple" xlink:show="embed" xlink:actuate="onLoad"/><draw:image xlink:href="./ObjectReplacements/Object 56" xlink:type="simple" xlink:show="embed" xlink:actuate="onLoad"/></draw:frame></text:h>
          </table:table-cell>
          <table:covered-table-cell/>
        </table:table-row>
      </table:table>
      <text:h text:style-name="P73" text:outline-level="1" loext:marker-style-name="T70"/>
      <text:h text:style-name="P68" text:outline-level="1" loext:marker-style-name="T70"/>
      <table:table table:name="Table23" table:style-name="Table23">
        <table:table-column table:style-name="Table23.A"/>
        <table:table-column table:style-name="Table23.B"/>
        <text:soft-page-break/>
        <table:table-row table:style-name="Table23.1">
          <table:table-cell table:style-name="Table23.A1" office:value-type="string">
            <text:h text:style-name="P109" text:outline-level="1"><text:span text:style-name="T215">ValuesOf(</text:span><text:span text:style-name="T214">P.i </text:span><text:span text:style-name="T284">(</text:span><text:span text:style-name="T285">R</text:span><text:bookmark-start text:name="OLE_LINK106 Copy 2"/><text:bookmark-start text:name="OLE_LINK105 Copy 2"/><text:span text:style-name="T286">1</text:span><text:bookmark-end text:name="OLE_LINK106 Copy 2"/><text:bookmark-end text:name="OLE_LINK105 Copy 2"/><text:span text:style-name="T285"> ... R</text:span><text:bookmark-start text:name="_Hlk26794001 Copy 2"/><text:span text:style-name="T286">m</text:span><text:bookmark-end text:name="_Hlk26794001 Copy 2"/><text:span text:style-name="T214">)</text:span><text:span text:style-name="T215">)</text:span></text:h>
          </table:table-cell>
          <table:table-cell table:style-name="Table23.A1" office:value-type="string">
            <text:list text:continue-list="list150215621848467" text:style-name="WWNum12">
              <text:list-item text:start-value="1">
                <text:h text:style-name="P110" text:outline-level="1" text:restart-numbering="true" text:start-value="1"><text:span text:style-name="T246">R</text:span><text:bookmark-start text:name="_Hlk32334069_Copy_1 Copy 2"/><text:span text:style-name="T233"> </text:span><text:span text:style-name="T249">⩴</text:span><text:span text:style-name="T215">(</text:span><text:span text:style-name="T282">d</text:span><text:span text:style-name="T215">..)</text:span><text:bookmark-end text:name="_Hlk32334069_Copy_1 Copy 2"/></text:h>
              </text:list-item>
              <text:list-item>
                <text:h text:style-name="P110" text:outline-level="1"><text:span text:style-name="T246">R</text:span><text:span text:style-name="T233"> </text:span><text:span text:style-name="T249">⩴</text:span><text:span text:style-name="T215">(..</text:span><text:span text:style-name="T283">e</text:span><text:span text:style-name="T215">)</text:span></text:h>
              </text:list-item>
              <text:list-item>
                <text:h text:style-name="P110" text:outline-level="1"><text:span text:style-name="T246">R</text:span><text:span text:style-name="T233"> </text:span><text:span text:style-name="T249">⩴</text:span><text:span text:style-name="T215">(</text:span><text:span text:style-name="T283">d</text:span><text:span text:style-name="T215">..</text:span><text:span text:style-name="T283">e</text:span><text:span text:style-name="T215">)</text:span></text:h>
              </text:list-item>
              <text:list-item>
                <text:h text:style-name="P111" text:outline-level="1"><text:span text:style-name="T287">R</text:span><text:span text:style-name="T288"> </text:span><text:span text:style-name="T289">⩴</text:span><text:span text:style-name="T290">(</text:span><text:span text:style-name="T291">d</text:span><text:span text:style-name="T290">)</text:span></text:h>
              </text:list-item>
            </text:list>
          </table:table-cell>
        </table:table-row>
        <table:table-row table:style-name="Table23.1">
          <table:table-cell table:style-name="Table23.A1" table:number-columns-spanned="2" office:value-type="string">
            <text:list text:style-name="WWNum9">
              <text:list-item>
                <text:h text:style-name="P112" text:outline-level="1" text:restart-numbering="true" text:start-value="-1"><draw:frame draw:style-name="fr2" draw:name="Object24" text:anchor-type="as-char" svg:y="-0.316cm" svg:width="3.18cm" svg:height="0.445cm" draw:z-index="92"><draw:object xlink:href="./Object 24" xlink:type="simple" xlink:show="embed" xlink:actuate="onLoad"/><draw:image xlink:href="./ObjectReplacements/Object 24" xlink:type="simple" xlink:show="embed" xlink:actuate="onLoad"/><svg:desc>formula</svg:desc></draw:frame></text:h>
              </text:list-item>
              <text:list-item>
                <text:h text:style-name="P113" text:outline-level="1"><draw:frame draw:style-name="fr2" draw:name="Object25" text:anchor-type="as-char" svg:y="-0.316cm" svg:width="3.152cm" svg:height="0.445cm" draw:z-index="93"><draw:object xlink:href="./Object 25" xlink:type="simple" xlink:show="embed" xlink:actuate="onLoad"/><draw:image xlink:href="./ObjectReplacements/Object 25" xlink:type="simple" xlink:show="embed" xlink:actuate="onLoad"/><svg:desc>formula</svg:desc></draw:frame></text:h>
              </text:list-item>
              <text:list-item>
                <text:h text:style-name="P113" text:outline-level="1"><draw:frame draw:style-name="fr2" draw:name="Object26" text:anchor-type="as-char" svg:y="-0.316cm" svg:width="4.316cm" svg:height="0.445cm" draw:z-index="95"><draw:object xlink:href="./Object 26" xlink:type="simple" xlink:show="embed" xlink:actuate="onLoad"/><draw:image xlink:href="./ObjectReplacements/Object 26" xlink:type="simple" xlink:show="embed" xlink:actuate="onLoad"/><svg:desc>formula</svg:desc></draw:frame></text:h>
              </text:list-item>
              <text:list-item>
                <text:h text:style-name="P113" text:outline-level="1"><draw:frame draw:style-name="fr2" draw:name="Object23" text:anchor-type="as-char" svg:y="-0.316cm" svg:width="3.203cm" svg:height="0.445cm" draw:z-index="96"><draw:object xlink:href="./Object 23" xlink:type="simple" xlink:show="embed" xlink:actuate="onLoad"/><draw:image xlink:href="./ObjectReplacements/Object 23" xlink:type="simple" xlink:show="embed" xlink:actuate="onLoad"/><svg:desc>formula</svg:desc></draw:frame></text:h>
              </text:list-item>
            </text:list>
            <text:p text:style-name="P114"/>
            <text:h text:style-name="P57" text:outline-level="1"><draw:frame draw:style-name="fr2" draw:name="Object57" text:anchor-type="as-char" svg:y="-0.325cm" svg:width="9.225cm" svg:height="0.476cm" draw:z-index="94"><draw:object xlink:href="./Object 57" xlink:type="simple" xlink:show="embed" xlink:actuate="onLoad"/><draw:image xlink:href="./ObjectReplacements/Object 57" xlink:type="simple" xlink:show="embed" xlink:actuate="onLoad"/></draw:frame></text:h>
          </table:table-cell>
          <table:covered-table-cell/>
        </table:table-row>
      </table:table>
      <text:h text:style-name="P73" text:outline-level="1" loext:marker-style-name="T70"/>
      <text:h text:style-name="P68"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3" text:outline-level="1" loext:marker-style-name="T153"><text:span text:style-name="T215">TypeCardinality(</text:span><text:span text:style-name="T214">T (p .. q)</text:span><text:span text:style-name="T215">)</text:span></text:h>
          </table:table-cell>
          <table:table-cell table:style-name="Table19.A1" office:value-type="string">
            <text:h text:style-name="P93" text:outline-level="1" loext:marker-style-name="T153"><text:span text:style-name="T215">p,q ≥ 0</text:span><text:span text:style-name="T216"> <text:s/>and</text:span><text:span text:style-name="T215"> q</text:span><text:span text:style-name="T216"> <text:s/>possibly <text:s/>∞</text:span><text:bookmark text:name="_Hlk29892942"/><text:span text:style-name="T216"> </text:span><text:span text:style-name="T292">(</text:span><text:span text:style-name="T216">or omitted</text:span><text:span text:style-name="T292">)</text:span></text:h>
          </table:table-cell>
        </table:table-row>
        <table:table-row table:style-name="Table19.1">
          <table:table-cell table:style-name="Table19.A1" table:number-columns-spanned="2" office:value-type="string">
            <text:h text:style-name="P94" text:outline-level="1" loext:marker-style-name="T153"><text:bookmark-start text:name="OLE_LINK260"/><text:bookmark-start text:name="_Hlk32597182"/><draw:frame draw:style-name="fr2" draw:name="Object46" text:anchor-type="as-char" svg:y="-0.367cm" svg:width="1.397cm" svg:height="0.445cm" draw:z-index="97"><draw:object xlink:href="./Object 46" xlink:type="simple" xlink:show="embed" xlink:actuate="onLoad"/><draw:image xlink:href="./ObjectReplacements/Object 46" xlink:type="simple" xlink:show="embed" xlink:actuate="onLoad"/><svg:desc>formula</svg:desc></draw:frame><text:bookmark-end text:name="OLE_LINK260"/><text:bookmark-end text:name="_Hlk32597182"/></text:h>
          </table:table-cell>
          <table:covered-table-cell/>
        </table:table-row>
      </table:table>
      <text:h text:style-name="P95" text:outline-level="1" loext:marker-style-name="T70"/>
      <text:h text:style-name="P92"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3" text:outline-level="1" loext:marker-style-name="T153"><text:span text:style-name="T215">RoleCardinality(</text:span><text:span text:style-name="T214">P.i (p .. q)</text:span><text:bookmark-start text:name="_Hlk512849083"/><text:span text:style-name="T215">)</text:span><text:bookmark-end text:name="_Hlk512849083"/></text:h>
          </table:table-cell>
          <table:table-cell table:style-name="Table20.A1" office:value-type="string">
            <text:h text:style-name="P93" text:outline-level="1" loext:marker-style-name="T153"><text:span text:style-name="T215">p,q ≥ 0</text:span><text:span text:style-name="T216"> <text:s/>and</text:span><text:span text:style-name="T215"> q</text:span><text:span text:style-name="T216"> <text:s/>possibly <text:s/>∞ </text:span><text:span text:style-name="T292">(</text:span><text:span text:style-name="T216">or omitted</text:span><text:span text:style-name="T292">)</text:span></text:h>
          </table:table-cell>
        </table:table-row>
        <table:table-row table:style-name="Table20.1">
          <table:table-cell table:style-name="Table20.A1" table:number-columns-spanned="2" office:value-type="string">
            <text:h text:style-name="P94" text:outline-level="1" loext:marker-style-name="T153"><text:bookmark-start text:name="OLE_LINK261"/><text:bookmark-start text:name="_Hlk32597249"/><draw:frame draw:style-name="fr2" draw:name="Object47" text:anchor-type="as-char" svg:y="-0.367cm" svg:width="5.565cm" svg:height="0.519cm" draw:z-index="98"><draw:object xlink:href="./Object 47" xlink:type="simple" xlink:show="embed" xlink:actuate="onLoad"/><draw:image xlink:href="./ObjectReplacements/Object 47" xlink:type="simple" xlink:show="embed" xlink:actuate="onLoad"/><svg:desc>formula</svg:desc></draw:frame><text:bookmark-end text:name="OLE_LINK261"/><text:bookmark-end text:name="_Hlk32597249"/></text:h>
          </table:table-cell>
          <table:covered-table-cell/>
        </table:table-row>
      </table:table>
      <text:h text:style-name="P95" text:outline-level="1" loext:marker-style-name="T70"/>
      <text:h text:style-name="P95"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8" text:outline-level="1" loext:marker-style-name="T153"><text:span text:style-name="T293">RingConstraint</text:span><text:span text:style-name="T215">(</text:span><text:bookmark-start text:name="OLE_LINK43"/><text:bookmark-start text:name="_Hlk29306877"/><text:span text:style-name="T215">P</text:span><text:bookmark-end text:name="OLE_LINK43"/><text:bookmark-end text:name="_Hlk29306877"/><text:span text:style-name="T215">.i, P.j)</text:span></text:h>
          </table:table-cell>
          <table:table-cell table:style-name="Table25.A1" office:value-type="string">
            <text:h text:style-name="P79" text:outline-level="1" loext:marker-style-name="T153"><text:span text:style-name="T215">i</text:span><text:span text:style-name="T222">≠</text:span><text:span text:style-name="T215">j</text:span><text:span text:style-name="T216"> </text:span><text:span text:style-name="T224"><text:s/></text:span><text:bookmark-start text:name="OLE_LINK111"/><text:bookmark-start text:name="_Hlk29485657"/><text:span text:style-name="T216">and </text:span><text:span text:style-name="T215">P</text:span><text:span text:style-name="T220">b</text:span><text:span text:style-name="T216"> fresh predicate name</text:span><text:span text:style-name="T233"> </text:span><text:span text:style-name="T216">with </text:span><draw:frame draw:style-name="fr2" draw:name="Object59" text:anchor-type="as-char" svg:y="-0.325cm" svg:width="1.371cm" svg:height="0.453cm" draw:z-index="40"><draw:object xlink:href="./Object 59" xlink:type="simple" xlink:show="embed" xlink:actuate="onLoad"/><draw:image xlink:href="./ObjectReplacements/Object 59" xlink:type="simple" xlink:show="embed" xlink:actuate="onLoad"/></draw:frame><text:bookmark-end text:name="OLE_LINK111"/><text:bookmark-end text:name="_Hlk29485657"/><text:bookmark text:name="OLE_LINK138"/><text:bookmark text:name="OLE_LINK34"/></text:h>
          </table:table-cell>
        </table:table-row>
        <table:table-row table:style-name="Table25.1">
          <table:table-cell table:style-name="Table25.A1" table:number-columns-spanned="2" office:value-type="string">
            <text:p text:style-name="P115" loext:marker-style-name="T294"><text:span text:style-name="T295">(MACRO)<text:line-break/></text:span><text:span text:style-name="T296">JoinPath(P</text:span><text:span text:style-name="T297">b</text:span><text:span text:style-name="T296"> (P.i</text:span><text:span text:style-name="T297"> </text:span><text:span text:style-name="T296">P</text:span><text:span text:style-name="T297">1</text:span><text:span text:style-name="T296">.j))</text:span></text:p>
            <text:p text:style-name="P116" loext:marker-style-name="T298"/>
            <text:list text:style-name="WWNum1">
              <text:list-item>
                <text:p text:style-name="P117" loext:marker-style-name="T298"><text:span text:style-name="T215">LocallyReflexive</text:span><text:span text:style-name="T299"/></text:p>
                <text:list>
                  <text:list-header>
                    <text:p text:style-name="P117" loext:marker-style-name="T300"><text:bookmark-start text:name="OLE_LINK281"/><text:bookmark-start text:name="_Hlk511749523"/><draw:frame draw:style-name="fr2" draw:name="Object60" text:anchor-type="as-char" svg:y="-0.316cm" svg:width="3.616cm" svg:height="0.445cm" draw:z-index="41"><draw:object xlink:href="./Object 60" xlink:type="simple" xlink:show="embed" xlink:actuate="onLoad"/><draw:image xlink:href="./ObjectReplacements/Object 60" xlink:type="simple" xlink:show="embed" xlink:actuate="onLoad"/></draw:frame><text:bookmark-end text:name="OLE_LINK281"/><text:bookmark-end text:name="_Hlk511749523"/></text:p>
                  </text:list-header>
                </text:list>
              </text:list-item>
            </text:list>
            <text:p text:style-name="P118" loext:marker-style-name="T301"/>
            <text:list text:continue-numbering="true" text:style-name="WWNum1">
              <text:list-item>
                <text:p text:style-name="P117" loext:marker-style-name="T298"><text:span text:style-name="T215">PurelyReflexive</text:span><text:span text:style-name="T299"/></text:p>
                <text:list>
                  <text:list-header>
                    <text:p text:style-name="P117" loext:marker-style-name="T300"><draw:frame draw:style-name="fr2" draw:name="Object61" text:anchor-type="as-char" svg:y="-0.316cm" svg:width="3.48cm" svg:height="0.445cm" draw:z-index="42"><draw:object xlink:href="./Object 61" xlink:type="simple" xlink:show="embed" xlink:actuate="onLoad"/><draw:image xlink:href="./ObjectReplacements/Object 61" xlink:type="simple" xlink:show="embed" xlink:actuate="onLoad"/></draw:frame></text:p>
                  </text:list-header>
                </text:list>
              </text:list-item>
            </text:list>
            <text:p text:style-name="P118" loext:marker-style-name="T301"/>
            <text:list text:continue-numbering="true" text:style-name="WWNum1">
              <text:list-item>
                <text:p text:style-name="P119" loext:marker-style-name="T298"><text:span text:style-name="T215">Irreflexive</text:span><text:span text:style-name="T299"/></text:p>
                <text:list>
                  <text:list-header>
                    <text:p text:style-name="P119" loext:marker-style-name="T300"><draw:frame draw:style-name="fr2" draw:name="Object62" text:anchor-type="as-char" svg:y="-0.316cm" svg:width="1.829cm" svg:height="0.445cm" draw:z-index="43"><draw:object xlink:href="./Object 62" xlink:type="simple" xlink:show="embed" xlink:actuate="onLoad"/><draw:image xlink:href="./ObjectReplacements/Object 62" xlink:type="simple" xlink:show="embed" xlink:actuate="onLoad"/></draw:frame></text:p>
                  </text:list-header>
                </text:list>
              </text:list-item>
            </text:list>
            <text:p text:style-name="P120" loext:marker-style-name="T301"/>
            <text:list text:continue-numbering="true" text:style-name="WWNum1">
              <text:list-item>
                <text:p text:style-name="P119" loext:marker-style-name="T239"><text:span text:style-name="T215">Symmetric</text:span><text:span text:style-name="T299"/></text:p>
                <text:list>
                  <text:list-header>
                    <text:p text:style-name="P119" loext:marker-style-name="T300"><draw:frame draw:style-name="fr2" draw:name="Object63" text:anchor-type="as-char" svg:y="-0.316cm" svg:width="3.62cm" svg:height="0.445cm" draw:z-index="44"><draw:object xlink:href="./Object 63" xlink:type="simple" xlink:show="embed" xlink:actuate="onLoad"/><draw:image xlink:href="./ObjectReplacements/Object 63" xlink:type="simple" xlink:show="embed" xlink:actuate="onLoad"/></draw:frame></text:p>
                  </text:list-header>
                </text:list>
              </text:list-item>
            </text:list>
            <text:p text:style-name="P118" loext:marker-style-name="T301"/>
            <text:list text:continue-numbering="true" text:style-name="WWNum1">
              <text:list-item>
                <text:p text:style-name="P119" loext:marker-style-name="T239"><text:span text:style-name="T215">Asymmetric</text:span><text:span text:style-name="T299"/></text:p>
                <text:list>
                  <text:list-header>
                    <text:p text:style-name="P119" loext:marker-style-name="T300"><draw:frame draw:style-name="fr2" draw:name="Object64" text:anchor-type="as-char" svg:y="-0.316cm" svg:width="3.893cm" svg:height="0.445cm" draw:z-index="45"><draw:object xlink:href="./Object 64" xlink:type="simple" xlink:show="embed" xlink:actuate="onLoad"/><draw:image xlink:href="./ObjectReplacements/Object 64" xlink:type="simple" xlink:show="embed" xlink:actuate="onLoad"/></draw:frame></text:p>
                  </text:list-header>
                </text:list>
              </text:list-item>
            </text:list>
            <text:p text:style-name="P121" loext:marker-style-name="T302"/>
            <text:list text:continue-numbering="true" text:style-name="WWNum1">
              <text:list-item>
                <text:p text:style-name="P119" loext:marker-style-name="T298"><text:span text:style-name="T215">Antisymmetric</text:span><text:span text:style-name="T299"/></text:p>
                <text:list>
                  <text:list-header>
                    <text:p text:style-name="P119" loext:marker-style-name="T300"><draw:frame draw:style-name="fr2" draw:name="Object65" text:anchor-type="as-char" svg:y="-0.316cm" svg:width="5.094cm" svg:height="0.445cm" draw:z-index="46"><draw:object xlink:href="./Object 65" xlink:type="simple" xlink:show="embed" xlink:actuate="onLoad"/><draw:image xlink:href="./ObjectReplacements/Object 65" xlink:type="simple" xlink:show="embed" xlink:actuate="onLoad"/></draw:frame></text:p>
                  </text:list-header>
                </text:list>
              </text:list-item>
            </text:list>
            <text:p text:style-name="P118" loext:marker-style-name="T301"/>
            <text:list text:continue-numbering="true" text:style-name="WWNum1">
              <text:list-item>
                <text:p text:style-name="P119" loext:marker-style-name="T239"><text:span text:style-name="T215">Transitive</text:span><text:span text:style-name="T299"/></text:p>
                <text:list>
                  <text:list-header>
                    <text:p text:style-name="P119" loext:marker-style-name="T300"><text:bookmark-start text:name="_Hlk511750205"/><draw:frame draw:style-name="fr2" draw:name="Object66" text:anchor-type="as-char" svg:y="-0.316cm" svg:width="7.001cm" svg:height="0.445cm" draw:z-index="47"><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8" loext:marker-style-name="T301"/>
            <text:list text:continue-numbering="true" text:style-name="WWNum1">
              <text:list-item>
                <text:p text:style-name="P119" loext:marker-style-name="T239"><text:span text:style-name="T215">Intransitive</text:span></text:p>
                <text:list>
                  <text:list-header>
                    <text:p text:style-name="P122" loext:marker-style-name="T300"><text:bookmark-start text:name="_Hlk511750205 Copy 1"/><draw:frame draw:style-name="fr2" draw:name="Object99" text:anchor-type="as-char" svg:y="-0.316cm" svg:width="7.235cm" svg:height="0.445cm" draw:z-index="89"><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8" loext:marker-style-name="T301"/>
            <text:list text:continue-numbering="true" text:style-name="WWNum1">
              <text:list-item>
                <text:p text:style-name="P119" loext:marker-style-name="T239"><text:span text:style-name="T215">StronglyIntransitive</text:span></text:p>
                <text:list>
                  <text:list-header>
                    <text:p text:style-name="P119" loext:marker-style-name="T300"><draw:frame draw:style-name="fr2" draw:name="Object67" text:anchor-type="as-char" svg:y="-0.367cm" svg:width="7.347cm" svg:height="0.496cm" draw:z-index="90"><draw:object xlink:href="./Object 67" xlink:type="simple" xlink:show="embed" xlink:actuate="onLoad"/><draw:image xlink:href="./ObjectReplacements/Object 67" xlink:type="simple" xlink:show="embed" xlink:actuate="onLoad"/><svg:desc>formula</svg:desc></draw:frame></text:p>
                  </text:list-header>
                </text:list>
              </text:list-item>
            </text:list>
            <text:p text:style-name="P118" loext:marker-style-name="T301"/>
            <text:list text:continue-numbering="true" text:style-name="WWNum1">
              <text:list-item>
                <text:p text:style-name="P119" loext:marker-style-name="T239"><text:span text:style-name="T215">Acyclic</text:span><text:span text:style-name="T299"/></text:p>
                <text:list>
                  <text:list-header>
                    <text:p text:style-name="P119" loext:marker-style-name="T300"><draw:frame draw:style-name="fr2" draw:name="Object69" text:anchor-type="as-char" svg:y="-0.367cm" svg:width="1.94cm" svg:height="0.496cm" draw:z-index="48"><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51" loext:marker-style-name="T70"/>
      <text:h text:style-name="P22" text:outline-level="1" loext:marker-style-name="T70"><text:span text:style-name="T71">Derivation Rules</text:span><text:span text:style-name="T70"/></text:h>
      <text:p text:style-name="P123" loext:marker-style-name="T300"><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6" text:outline-level="1" loext:marker-style-name="T303"><text:span text:style-name="T304">SubTypeRule(T, PATH)</text:span><text:span text:style-name="T305"/></text:h>
          </table:table-cell>
          <table:table-cell table:style-name="Table26.A1" office:value-type="string">
            <text:h text:style-name="P124" text:outline-level="1" loext:marker-style-name="T306"/>
          </table:table-cell>
        </table:table-row>
        <table:table-row table:style-name="Table26.1">
          <table:table-cell table:style-name="Table26.A1" table:number-columns-spanned="2" office:value-type="string">
            <text:h text:style-name="P125" text:outline-level="1" loext:marker-style-name="T307"><draw:frame draw:style-name="fr2" draw:name="Object70" text:anchor-type="as-char" svg:y="-0.367cm" svg:width="4.833cm" svg:height="0.496cm" draw:z-index="56"><draw:object xlink:href="./Object 70" xlink:type="simple" xlink:show="embed" xlink:actuate="onLoad"/><draw:image xlink:href="./ObjectReplacements/Object 70" xlink:type="simple" xlink:show="embed" xlink:actuate="onLoad"/></draw:frame><text:span text:style-name="T308"><text:tab/></text:span><text:span text:style-name="T309"> </text:span><text:span text:style-name="T310"><draw:frame draw:style-name="fr2" draw:name="Object71" text:anchor-type="as-char" svg:y="-0.316cm" svg:width="1.614cm" svg:height="0.445cm" draw:z-index="57"><draw:object xlink:href="./Object 71" xlink:type="simple" xlink:show="embed" xlink:actuate="onLoad"/><draw:image xlink:href="./ObjectReplacements/Object 71" xlink:type="simple" xlink:show="embed" xlink:actuate="onLoad"/></draw:frame></text:span><text:span text:style-name="T311"><text:s/>includes all the </text:span><text:bookmark-start text:name="OLE_LINK257"/><text:bookmark-start text:name="_Hlk26382000"/><text:span text:style-name="T312">?VAR</text:span><text:bookmark-end text:name="OLE_LINK257"/><text:bookmark-end text:name="_Hlk26382000"/><text:span text:style-name="T311"> variable symbols in </text:span><text:span text:style-name="T310"><draw:frame draw:style-name="fr2" draw:name="Object72" text:anchor-type="as-char" svg:y="-0.367cm" svg:width="1.02cm" svg:height="0.445cm" draw:z-index="58"><draw:object xlink:href="./Object 72" xlink:type="simple" xlink:show="embed" xlink:actuate="onLoad"/><draw:image xlink:href="./ObjectReplacements/Object 72" xlink:type="simple" xlink:show="embed" xlink:actuate="onLoad"/></draw:frame></text:span></text:h>
          </table:table-cell>
          <table:covered-table-cell/>
        </table:table-row>
      </table:table>
      <text:h text:style-name="P86" text:outline-level="1" loext:marker-style-name="T71"><text:bookmark text:name="OLE_LINK284"/><text:bookmark text:name="OLE_LINK285"/></text:h>
      <text:p text:style-name="P126" loext:marker-style-name="T313"/>
      <table:table table:name="Table27" table:style-name="Table27">
        <table:table-column table:style-name="Table27.A"/>
        <table:table-column table:style-name="Table27.B"/>
        <table:table-row table:style-name="Table27.1">
          <table:table-cell table:style-name="Table27.A1" office:value-type="string">
            <text:h text:style-name="P57" text:outline-level="1" loext:marker-style-name="T314"><text:bookmark-start text:name="OLE_LINK66"/><text:bookmark-start text:name="OLE_LINK71"/><text:span text:style-name="T304">FactTypeRule</text:span><text:bookmark-end text:name="OLE_LINK66"/><text:bookmark-end text:name="OLE_LINK71"/><text:span text:style-name="T304">(P, </text:span><text:bookmark-start text:name="OLE_LINK130"/><text:bookmark-start text:name="_Hlk26280966"/><text:span text:style-name="T315">PATH</text:span><text:span text:style-name="T316">1</text:span><text:bookmark-end text:name="OLE_LINK130"/><text:bookmark-end text:name="_Hlk26280966"/><text:span text:style-name="T317">, ...</text:span><text:bookmark-start text:name="OLE_LINK187"/><text:bookmark-start text:name="_Hlk26292291"/><text:span text:style-name="T317"> </text:span><text:bookmark-end text:name="OLE_LINK187"/><text:bookmark-end text:name="_Hlk26292291"/><text:span text:style-name="T315">PATH</text:span><text:span text:style-name="T318">α(P)</text:span><text:span text:style-name="T304">)</text:span></text:h>
          </table:table-cell>
          <table:table-cell table:style-name="Table27.A1" office:value-type="string">
            <text:h text:style-name="P127" text:outline-level="1" loext:marker-style-name="T319"/>
          </table:table-cell>
        </table:table-row>
        <table:table-row table:style-name="Table27.2">
          <table:table-cell table:style-name="Table27.A1" table:number-columns-spanned="2" office:value-type="string">
            <text:h text:style-name="P128" text:outline-level="1" loext:marker-style-name="T320"><draw:frame draw:style-name="fr2" draw:name="Object73" text:anchor-type="as-char" svg:y="-0.367cm" svg:width="10.148cm" svg:height="0.519cm" draw:z-index="59"><draw:object xlink:href="./Object 73" xlink:type="simple" xlink:show="embed" xlink:actuate="onLoad"/><draw:image xlink:href="./ObjectReplacements/Object 73" xlink:type="simple" xlink:show="embed" xlink:actuate="onLoad"/></draw:frame></text:h>
            <text:h text:style-name="P129" text:outline-level="1" loext:marker-style-name="T321"/>
            <text:h text:style-name="P130" text:outline-level="1" loext:marker-style-name="T306"><text:span text:style-name="T322"><text:tab/></text:span><text:bookmark-start text:name="_Hlk26292225"/><text:bookmark-start text:name="OLE_LINK185"/><text:span text:style-name="T311"> </text:span><text:span text:style-name="T310"><draw:frame draw:style-name="fr2" draw:name="Object74" text:anchor-type="as-char" svg:y="-0.316cm" svg:width="1.614cm" svg:height="0.445cm" draw:z-index="60"><draw:object xlink:href="./Object 74" xlink:type="simple" xlink:show="embed" xlink:actuate="onLoad"/><draw:image xlink:href="./ObjectReplacements/Object 74" xlink:type="simple" xlink:show="embed" xlink:actuate="onLoad"/></draw:frame></text:span><text:span text:style-name="T311">includes the </text:span><text:span text:style-name="T312">?VAR</text:span><text:span text:style-name="T311"> variable symbols in </text:span><text:span text:style-name="T310"><draw:frame draw:style-name="fr2" draw:name="Object75" text:anchor-type="as-char" svg:y="-0.367cm" svg:width="2.977cm" svg:height="0.519cm" draw:z-index="61"><draw:object xlink:href="./Object 75" xlink:type="simple" xlink:show="embed" xlink:actuate="onLoad"/><draw:image xlink:href="./ObjectReplacements/Object 75" xlink:type="simple" xlink:show="embed" xlink:actuate="onLoad"/></draw:frame></text:span><text:bookmark-end text:name="_Hlk26292225"/><text:bookmark-end text:name="OLE_LINK185"/></text:h>
          </table:table-cell>
          <table:covered-table-cell/>
        </table:table-row>
      </table:table>
      <text:p text:style-name="P131" loext:marker-style-name="T300"/>
      <text:p text:style-name="P131" loext:marker-style-name="T300"/>
      <table:table table:name="Table28" table:style-name="Table28">
        <table:table-column table:style-name="Table28.A"/>
        <table:table-column table:style-name="Table28.B"/>
        <table:table-row table:style-name="Table28.1">
          <table:table-cell table:style-name="Table28.A1" office:value-type="string">
            <text:h text:style-name="P56" text:outline-level="1" loext:marker-style-name="T303"><text:span text:style-name="T304">SubTypeSemiRule(T, PATH)</text:span><text:span text:style-name="T305"/></text:h>
          </table:table-cell>
          <table:table-cell table:style-name="Table28.A1" office:value-type="string">
            <text:h text:style-name="P124" text:outline-level="1" loext:marker-style-name="T306"/>
          </table:table-cell>
        </table:table-row>
        <table:table-row table:style-name="Table28.1">
          <table:table-cell table:style-name="Table28.A1" table:number-columns-spanned="2" office:value-type="string">
            <text:h text:style-name="P125" text:outline-level="1" loext:marker-style-name="T307"><draw:frame draw:style-name="fr2" draw:name="Object76" text:anchor-type="as-char" svg:y="-0.367cm" svg:width="4.738cm" svg:height="0.496cm" draw:z-index="62"><draw:object xlink:href="./Object 76" xlink:type="simple" xlink:show="embed" xlink:actuate="onLoad"/><draw:image xlink:href="./ObjectReplacements/Object 76" xlink:type="simple" xlink:show="embed" xlink:actuate="onLoad"/></draw:frame><text:span text:style-name="T309"><text:tab/> </text:span><text:span text:style-name="T310"><draw:frame draw:style-name="fr2" draw:name="Object77" text:anchor-type="as-char" svg:y="-0.316cm" svg:width="1.67cm" svg:height="0.445cm" draw:z-index="84"><draw:object xlink:href="./Object 68" xlink:type="simple" xlink:show="embed" xlink:actuate="onLoad"/><draw:image xlink:href="./ObjectReplacements/Object 68" xlink:type="simple" xlink:show="embed" xlink:actuate="onLoad"/></draw:frame></text:span><text:span text:style-name="T311"><text:s/>includes all the </text:span><text:span text:style-name="T312">?VAR</text:span><text:span text:style-name="T311"> variable symbols in </text:span><text:span text:style-name="T310"><draw:frame draw:style-name="fr2" draw:name="Object78" text:anchor-type="as-char" svg:y="-0.367cm" svg:width="1.296cm" svg:height="0.52cm" draw:z-index="63"><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6" text:outline-level="1" loext:marker-style-name="T71"/>
      <text:p text:style-name="P126" loext:marker-style-name="T313"/>
      <table:table table:name="Table29" table:style-name="Table29">
        <table:table-column table:style-name="Table29.A"/>
        <table:table-column table:style-name="Table29.B"/>
        <table:table-row table:style-name="Table29.1">
          <table:table-cell table:style-name="Table29.A1" office:value-type="string">
            <text:h text:style-name="P57" text:outline-level="1" loext:marker-style-name="T314"><text:span text:style-name="T304">FactTypeSemiRule(P, PATH</text:span><text:span text:style-name="T323">1</text:span><text:span text:style-name="T317">, ... </text:span><text:span text:style-name="T304">PATH</text:span><text:span text:style-name="T318">α(P)</text:span><text:span text:style-name="T304">)</text:span></text:h>
          </table:table-cell>
          <table:table-cell table:style-name="Table29.A1" office:value-type="string">
            <text:h text:style-name="P127" text:outline-level="1" loext:marker-style-name="T319"/>
          </table:table-cell>
        </table:table-row>
        <table:table-row table:style-name="Table29.2">
          <table:table-cell table:style-name="Table29.A1" table:number-columns-spanned="2" office:value-type="string">
            <text:h text:style-name="P128" text:outline-level="1" loext:marker-style-name="T320"><draw:frame draw:style-name="fr2" draw:name="Object68" text:anchor-type="as-char" svg:y="-0.367cm" svg:width="10.109cm" svg:height="0.519cm" draw:z-index="99"><draw:object xlink:href="./Object 77" xlink:type="simple" xlink:show="embed" xlink:actuate="onLoad"/><draw:image xlink:href="./ObjectReplacements/Object 77" xlink:type="simple" xlink:show="embed" xlink:actuate="onLoad"/><svg:desc>formula</svg:desc></draw:frame></text:h>
            <text:h text:style-name="P132" text:outline-level="1"/>
            <text:h text:style-name="P133" text:outline-level="1"><text:span text:style-name="T178"><text:tab/></text:span><text:span text:style-name="T324"><draw:frame draw:style-name="fr2" draw:name="Object79" text:anchor-type="as-char" svg:y="-0.316cm" svg:width="1.67cm" svg:height="0.445cm" draw:z-index="100"><draw:object xlink:href="./Object 79" xlink:type="simple" xlink:show="embed" xlink:actuate="onLoad"/><draw:image xlink:href="./ObjectReplacements/Object 79" xlink:type="simple" xlink:show="embed" xlink:actuate="onLoad"/><svg:desc>formula</svg:desc></draw:frame></text:span><text:span text:style-name="T324">includes the </text:span><text:span text:style-name="T178">?VAR</text:span><text:span text:style-name="T324"> variable symbols in </text:span><draw:frame draw:style-name="fr2" draw:name="Object81" text:anchor-type="as-char" svg:y="-0.367cm" svg:width="2.977cm" svg:height="0.519cm" draw:z-index="65"><draw:object xlink:href="./Object 81" xlink:type="simple" xlink:show="embed" xlink:actuate="onLoad"/><draw:image xlink:href="./ObjectReplacements/Object 81" xlink:type="simple" xlink:show="embed" xlink:actuate="onLoad"/></draw:frame></text:h>
          </table:table-cell>
          <table:covered-table-cell/>
        </table:table-row>
      </table:table>
      <text:p text:style-name="P131" loext:marker-style-name="T300"/>
      <text:p text:style-name="P131" loext:marker-style-name="T300"/>
      <table:table table:name="Table30" table:style-name="Table30">
        <table:table-column table:style-name="Table30.A"/>
        <table:table-column table:style-name="Table30.B"/>
        <table:table-row table:style-name="Table30.1">
          <table:table-cell table:style-name="Table30.A1" office:value-type="string">
            <text:h text:style-name="P56" text:outline-level="1" loext:marker-style-name="T325"><text:bookmark text:name="OLE_LINK284_Copy_1"/><text:bookmark text:name="OLE_LINK285_Copy_1"/><text:bookmark-start text:name="OLE_LINK90"/><text:bookmark-start text:name="OLE_LINK89"/><text:span text:style-name="T215">JoinPath(P (</text:span><text:bookmark-start text:name="OLE_LINK196"/><text:bookmark-start text:name="OLE_LINK163"/><text:bookmark-start text:name="_Hlk26290471"/><text:bookmark-start text:name="OLE_LINK169"/><text:bookmark-start text:name="OLE_LINK143"/><text:bookmark-start text:name="_Hlk26290304"/><text:span text:style-name="T215">P</text:span><text:span text:style-name="T220">1</text:span><text:bookmark-end text:name="OLE_LINK196"/><text:bookmark-end text:name="OLE_LINK163"/><text:bookmark-end text:name="_Hlk26290471"/><text:span text:style-name="T215">.i</text:span><text:span text:style-name="T220">1</text:span><text:bookmark-end text:name="OLE_LINK169"/><text:bookmark-end text:name="OLE_LINK143"/><text:bookmark-end text:name="_Hlk26290304"/><text:span text:style-name="T220">, </text:span><text:bookmark-start text:name="OLE_LINK170"/><text:bookmark-start text:name="_Hlk26290482"/><text:span text:style-name="T220">1</text:span><text:span text:style-name="T215">.j</text:span><text:span text:style-name="T220">1</text:span><text:bookmark-end text:name="OLE_LINK170"/><text:bookmark-end text:name="_Hlk26290482"/><text:span text:style-name="T215">) ...</text:span><text:bookmark-start text:name="OLE_LINK172"/><text:bookmark-start text:name="_Hlk26290543"/><text:span text:style-name="T215"> </text:span><text:bookmark-end text:name="OLE_LINK172"/><text:bookmark-end text:name="_Hlk26290543"/><text:span text:style-name="T215">(P</text:span><text:span text:style-name="T220">m</text:span><text:span text:style-name="T215">.i</text:span><text:span text:style-name="T220">m, </text:span><text:span text:style-name="T215">P</text:span><text:span text:style-name="T220">m</text:span><text:span text:style-name="T215">.j</text:span><text:span text:style-name="T220">m</text:span><text:span text:style-name="T215">))</text:span><text:bookmark-end text:name="OLE_LINK90"/><text:bookmark-end text:name="OLE_LINK89"/></text:h>
          </table:table-cell>
          <table:table-cell table:style-name="Table30.A1" office:value-type="string">
            <text:h text:style-name="P67" text:outline-level="1" loext:marker-style-name="T319"><draw:frame draw:style-name="fr2" draw:name="Object82" text:anchor-type="as-char" svg:y="-0.325cm" svg:width="1.249cm" svg:height="0.427cm" draw:z-index="66"><draw:object xlink:href="./Object 82" xlink:type="simple" xlink:show="embed" xlink:actuate="onLoad"/><draw:image xlink:href="./ObjectReplacements/Object 82" xlink:type="simple" xlink:show="embed" xlink:actuate="onLoad"/></draw:frame><text:span text:style-name="T216"><text:s/>and <text:s/>for</text:span><text:span text:style-name="T215"> k≤m: i</text:span><text:span text:style-name="T220">k</text:span><text:span text:style-name="T231"> </text:span><text:span text:style-name="T222">≠</text:span><text:span text:style-name="T215">j</text:span><text:span text:style-name="T220">k</text:span></text:h>
          </table:table-cell>
        </table:table-row>
        <table:table-row table:style-name="Table30.1">
          <table:table-cell table:style-name="Table30.A1" table:number-columns-spanned="2" office:value-type="string">
            <text:h text:style-name="P134" text:outline-level="1"><text:span text:style-name="T225">(MACRO)<text:line-break/></text:span><text:bookmark-start text:name="_Hlk26340048"/><text:bookmark-start text:name="OLE_LINK208"/><text:span text:style-name="T178">FactTypeRule(P<text:tab/>(</text:span><text:bookmark-start text:name="OLE_LINK173"/><text:bookmark-start text:name="_Hlk26290595"/><text:bookmark-start text:name="OLE_LINK171"/><text:bookmark-start text:name="_Hlk26290519"/><text:span text:style-name="T178">P</text:span><text:span text:style-name="T226">1</text:span><text:span text:style-name="T178">.i</text:span><text:span text:style-name="T226">1</text:span><text:span text:style-name="T178"> </text:span><text:span text:style-name="T236">➤</text:span><text:span text:style-name="T237"> </text:span><text:span text:style-name="T178">[P</text:span><text:span text:style-name="T226">1</text:span><text:span text:style-name="T178">.j</text:span><text:span text:style-name="T226">1</text:span><text:bookmark-end text:name="OLE_LINK173"/><text:bookmark-end text:name="_Hlk26290595"/><text:span text:style-name="T178"> </text:span><text:bookmark-start text:name="OLE_LINK189"/><text:bookmark-start text:name="OLE_LINK188"/><text:span text:style-name="T238">⋈</text:span><text:span text:style-name="T178"> </text:span><text:bookmark-end text:name="OLE_LINK189"/><text:bookmark-end text:name="OLE_LINK188"/><text:span text:style-name="T178">(P</text:span><text:span text:style-name="T226">2</text:span><text:span text:style-name="T178">.i</text:span><text:span text:style-name="T226">2</text:span><text:span text:style-name="T178"> </text:span><text:span text:style-name="T236">➤</text:span><text:span text:style-name="T237"> </text:span><text:span text:style-name="T178">[P</text:span><text:span text:style-name="T226">2</text:span><text:span text:style-name="T178">.j</text:span><text:span text:style-name="T226">2</text:span><text:span text:style-name="T178"> </text:span><text:span text:style-name="T238">⋈</text:span><text:span text:style-name="T178"> (... (P</text:span><text:span text:style-name="T226">m</text:span><text:span text:style-name="T178">.i</text:span><text:span text:style-name="T226">m</text:span><text:span text:style-name="T178"> </text:span><text:span text:style-name="T236">➤</text:span><text:span text:style-name="T237"> </text:span><text:span text:style-name="T178">[P</text:span><text:span text:style-name="T226">m</text:span><text:span text:style-name="T178">.j</text:span><text:span text:style-name="T226">m</text:span><text:span text:style-name="T178"> </text:span><text:span text:style-name="T238">⋈</text:span><text:span text:style-name="T178"> ?x]))])</text:span><text:bookmark-end text:name="OLE_LINK171"/><text:bookmark-end text:name="_Hlk26290519"/><text:span text:style-name="T178">])</text:span></text:h>
            <text:h text:style-name="P134" text:outline-level="1"><text:span text:style-name="T225"><text:tab/></text:span><text:span text:style-name="T178">(?x))</text:span><text:bookmark-end text:name="OLE_LINK208"/><text:bookmark-end text:name="_Hlk26340048"/></text:h>
          </table:table-cell>
          <table:covered-table-cell/>
        </table:table-row>
      </table:table>
      <text:h text:style-name="P73" text:outline-level="1" loext:marker-style-name="T70"/>
      <text:h text:style-name="P135" text:outline-level="1" loext:marker-style-name="T326"><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6" text:outline-level="1" loext:marker-style-name="T327"><text:span text:style-name="T215">PATH </text:span><text:span text:style-name="T328">::=</text:span><text:span text:style-name="T215"><text:tab/></text:span><text:bookmark text:name="OLE_LINK224"/><text:bookmark text:name="_Hlk26379047"/><text:span text:style-name="T215">T</text:span><text:bookmark-start text:name="OLE_LINK181"/><text:bookmark-start text:name="_Hlk26291676"/><text:span text:style-name="T215"> </text:span><text:bookmark-start text:name="OLE_LINK166"/><text:bookmark-start text:name="_Hlk26284544"/><text:span text:style-name="T328">|</text:span><text:bookmark-end text:name="OLE_LINK181"/><text:bookmark-end text:name="_Hlk26291676"/><text:bookmark-end text:name="OLE_LINK166"/><text:bookmark-end text:name="_Hlk26284544"/></text:h>
            <text:h text:style-name="P136" text:outline-level="1" loext:marker-style-name="T327"><text:span text:style-name="T215"><text:tab/>P</text:span><text:span text:style-name="T220">u</text:span><text:span text:style-name="T215"> </text:span><text:span text:style-name="T328">|</text:span><text:bookmark-start text:name="OLE_LINK65"/><text:bookmark-start text:name="_Hlk29309331"/></text:h>
            <text:h text:style-name="P137" text:outline-level="1" loext:marker-style-name="T329"><text:bookmark-end text:name="_Hlk29309331"/><text:bookmark-end text:name="OLE_LINK65"/><text:bookmark-start text:name="OLE_LINK160"/><text:bookmark-start text:name="_Hlk26290460"/><text:span text:style-name="T215">P.i</text:span><text:span text:style-name="T330">1</text:span><text:span text:style-name="T215"> </text:span><text:bookmark-start text:name="OLE_LINK145"/><text:bookmark-start text:name="_Hlk26290314"/><text:span text:style-name="T331">➤</text:span><text:bookmark-end text:name="OLE_LINK145"/><text:bookmark-end text:name="_Hlk26290314"/><text:span text:style-name="T332"> </text:span><text:span text:style-name="T215">[P.i</text:span><text:span text:style-name="T330">2</text:span><text:span text:style-name="T215"> </text:span><text:bookmark-start text:name="OLE_LINK82"/><text:bookmark-start text:name="OLE_LINK81"/><text:bookmark-start text:name="OLE_LINK91"/><text:bookmark-start text:name="_Hlk26280539"/><text:span text:style-name="T333">⋈</text:span><text:span text:style-name="T215"> </text:span><text:bookmark-end text:name="OLE_LINK82"/><text:bookmark-end text:name="OLE_LINK81"/><text:span text:style-name="T215">PATH</text:span><text:span text:style-name="T220">1</text:span><text:bookmark-end text:name="OLE_LINK160"/><text:bookmark-end text:name="_Hlk26290460"/><text:bookmark-end text:name="OLE_LINK91"/><text:bookmark-end text:name="_Hlk26280539"/><text:bookmark-start text:name="OLE_LINK118"/><text:bookmark-start text:name="_Hlk26280615"/><text:span text:style-name="T215">] </text:span><text:bookmark-start text:name="OLE_LINK241"/><text:bookmark-start text:name="OLE_LINK134"/><text:bookmark-start text:name="OLE_LINK129"/><text:bookmark-start text:name="_Hlk26280785"/><text:span text:style-name="T215">… </text:span><text:bookmark-end text:name="OLE_LINK118"/><text:bookmark-end text:name="_Hlk26280615"/><text:bookmark-end text:name="OLE_LINK241"/><text:bookmark-end text:name="OLE_LINK134"/><text:bookmark-end text:name="OLE_LINK129"/><text:bookmark-end text:name="_Hlk26280785"/><text:span text:style-name="T215">[P.i</text:span><text:span text:style-name="T220">m</text:span><text:span text:style-name="T215"> </text:span><text:span text:style-name="T333">⋈</text:span><text:span text:style-name="T215"> PATH</text:span><text:span text:style-name="T220">m</text:span><text:span text:style-name="T215">] </text:span><text:span text:style-name="T328">|</text:span></text:h>
            <text:h text:style-name="P136" text:outline-level="1" loext:marker-style-name="T329"><text:span text:style-name="T215"><text:tab/>PATH</text:span><text:span text:style-name="T220">1</text:span><text:span text:style-name="T215"> ∨ </text:span><text:bookmark-start text:name="OLE_LINK93"/><text:bookmark-start text:name="_Hlk26280553"/><text:span text:style-name="T215">PATH</text:span><text:span text:style-name="T220">2</text:span><text:bookmark-end text:name="OLE_LINK93"/><text:bookmark-end text:name="_Hlk26280553"/><text:span text:style-name="T215"> </text:span><text:span text:style-name="T328">|</text:span></text:h>
            <text:h text:style-name="P136" text:outline-level="1" loext:marker-style-name="T329"><text:span text:style-name="T215"><text:tab/>PATH</text:span><text:span text:style-name="T220">1</text:span><text:span text:style-name="T215"> </text:span><text:bookmark-start text:name="OLE_LINK174"/><text:bookmark-start text:name="OLE_LINK135"/><text:bookmark-start text:name="_Hlk26281424"/><text:span text:style-name="T215">∧</text:span><text:bookmark-end text:name="OLE_LINK174"/><text:bookmark-end text:name="OLE_LINK135"/><text:bookmark-end text:name="_Hlk26281424"/><text:span text:style-name="T215"> PATH</text:span><text:span text:style-name="T220">2</text:span><text:span text:style-name="T215"> </text:span><text:span text:style-name="T328">|</text:span></text:h>
            <text:h text:style-name="P136" text:outline-level="1" loext:marker-style-name="T329"><text:span text:style-name="T215"><text:tab/>PATH</text:span><text:span text:style-name="T220">1</text:span><text:span text:style-name="T215"> </text:span><text:bookmark-start text:name="_Hlk29311988"/><text:span text:style-name="T215">∖</text:span><text:bookmark-end text:name="_Hlk29311988"/><text:span text:style-name="T215"> PATH</text:span><text:span text:style-name="T220">2</text:span><text:bookmark-start text:name="OLE_LINK114"/><text:bookmark-start text:name="OLE_LINK94"/><text:span text:style-name="T215"> </text:span><text:span text:style-name="T328">|</text:span><text:bookmark-end text:name="OLE_LINK114"/><text:bookmark-end text:name="OLE_LINK94"/></text:h>
            <text:h text:style-name="P136" text:outline-level="1" loext:marker-style-name="T329"><text:span text:style-name="T215"><text:tab/>{</text:span><text:bookmark-start text:name="OLE_LINK119"/><text:bookmark-start text:name="_Hlk26280643"/><text:bookmark-start text:name="OLE_LINK242"/><text:bookmark-start text:name="_Hlk26381256"/><text:bookmark-start text:name="OLE_LINK244"/><text:bookmark-start text:name="OLE_LINK243"/><text:span text:style-name="T215">d</text:span><text:bookmark-end text:name="OLE_LINK119"/><text:bookmark-end text:name="_Hlk26280643"/><text:span text:style-name="T220">1</text:span><text:bookmark-end text:name="OLE_LINK242"/><text:bookmark-end text:name="_Hlk26381256"/><text:span text:style-name="T215"> ... d</text:span><text:span text:style-name="T220">n</text:span><text:bookmark-end text:name="OLE_LINK244"/><text:bookmark-end text:name="OLE_LINK243"/><text:span text:style-name="T215">} </text:span><text:span text:style-name="T328">|</text:span></text:h>
            <text:h text:style-name="P136" text:outline-level="1" loext:marker-style-name="T329"><text:span text:style-name="T215"><text:tab/></text:span><text:bookmark-start text:name="OLE_LINK254"/><text:bookmark-start text:name="OLE_LINK255"/><text:span text:style-name="T215">?VAR</text:span><text:bookmark-end text:name="OLE_LINK254"/><text:bookmark-end text:name="OLE_LINK255"/><text:bookmark-start text:name="OLE_LINK183"/><text:bookmark-start text:name="OLE_LINK182"/><text:span text:style-name="T215"> </text:span><text:span text:style-name="T328">|</text:span><text:bookmark-end text:name="OLE_LINK183"/><text:bookmark-end text:name="OLE_LINK182"/></text:h>
            <text:h text:style-name="P136" text:outline-level="1" loext:marker-style-name="T329"><text:span text:style-name="T215"><text:tab/>V </text:span><text:span text:style-name="T249">≶</text:span><text:span text:style-name="T215"> TERM</text:span><text:bookmark text:name="OLE_LINK224_Copy_1"/><text:bookmark text:name="_Hlk26379047_Copy_1"/></text:h>
            <text:h text:style-name="P136" text:outline-level="1" loext:marker-style-name="T329"><text:span text:style-name="T215">TERM </text:span><text:span text:style-name="T328">::=</text:span><text:span text:style-name="T215"> </text:span><text:bookmark-start text:name="OLE_LINK180"/><text:bookmark-start text:name="OLE_LINK179"/><text:span text:style-name="T215">d</text:span><text:bookmark-end text:name="OLE_LINK180"/><text:bookmark-end text:name="OLE_LINK179"/><text:span text:style-name="T215"> </text:span><text:span text:style-name="T328">|</text:span><text:span text:style-name="T215"> ?VAR </text:span><text:span text:style-name="T328">|</text:span><text:span text:style-name="T215"> </text:span><text:bookmark-start text:name="_Hlk26781865"/><text:bookmark-start text:name="OLE_LINK191"/><text:bookmark-start text:name="_Hlk26379821"/><text:span text:style-name="T215">f</text:span><text:bookmark-end text:name="_Hlk26781865"/><text:span text:style-name="T215">(TERM</text:span><text:span text:style-name="T220">1</text:span><text:span text:style-name="T215">, ... TERM</text:span><text:span text:style-name="T334">α(</text:span><text:span text:style-name="T220">f</text:span><text:span text:style-name="T334">)</text:span><text:span text:style-name="T215">)</text:span><text:bookmark-end text:name="OLE_LINK191"/><text:bookmark-end text:name="_Hlk26379821"/></text:h>
          </table:table-cell>
          <table:table-cell table:style-name="Table31.A1" office:value-type="string">
            <text:h text:style-name="P138" text:outline-level="1" loext:marker-style-name="T243"><text:bookmark-start text:name="_Hlk26294690"/><text:bookmark-start text:name="OLE_LINK192"/><draw:frame draw:style-name="fr2" draw:name="Object83" text:anchor-type="as-char" svg:y="-0.325cm" svg:width="1.358cm" svg:height="0.453cm" draw:z-index="67"><draw:object xlink:href="./Object 83" xlink:type="simple" xlink:show="embed" xlink:actuate="onLoad"/><draw:image xlink:href="./ObjectReplacements/Object 83" xlink:type="simple" xlink:show="embed" xlink:actuate="onLoad"/></draw:frame></text:h>
            <text:h text:style-name="P67" text:outline-level="1" loext:marker-style-name="T335"><text:span text:style-name="T216">For </text:span><text:span text:style-name="T336">any</text:span><text:span text:style-name="T215"> j</text:span><text:span text:style-name="T222">≠</text:span><text:span text:style-name="T215">k </text:span><text:span text:style-name="T216">and</text:span><text:span text:style-name="T215"> j,</text:span><text:bookmark-start text:name="OLE_LINK190"/><text:bookmark-start text:name="_Hlk26294682"/><text:span text:style-name="T215">k≤m</text:span><text:bookmark-end text:name="OLE_LINK190"/><text:bookmark-end text:name="_Hlk26294682"/><text:span text:style-name="T215">: </text:span><text:bookmark-end text:name="OLE_LINK192"/><text:bookmark-end text:name="_Hlk26294690"/><text:bookmark-start text:name="OLE_LINK197"/><text:bookmark-start text:name="OLE_LINK194"/><text:bookmark-start text:name="OLE_LINK193"/><text:span text:style-name="T215">i</text:span><text:span text:style-name="T220">j</text:span><text:span text:style-name="T231"> </text:span><text:span text:style-name="T222">≠</text:span><text:span text:style-name="T215">i</text:span><text:span text:style-name="T220">k</text:span><text:bookmark-end text:name="OLE_LINK197"/><text:bookmark-end text:name="OLE_LINK194"/><text:bookmark-end text:name="OLE_LINK193"/></text:h>
            <text:h text:style-name="P139" text:outline-level="1" loext:marker-style-name="T335"/>
            <text:h text:style-name="P140" text:outline-level="1" loext:marker-style-name="T337"><text:span text:style-name="T337">Operator precedence is (lowest to highest):</text:span></text:h>
            <text:h text:style-name="P140" text:outline-level="1" loext:marker-style-name="T337"><text:span text:style-name="T249">disjunction </text:span><text:span text:style-name="T338">V</text:span><text:span text:style-name="T249">, conjunction </text:span><text:span text:style-name="T339">∧</text:span><text:span text:style-name="T249">, exception \</text:span></text:h>
            <text:h text:style-name="P140" text:outline-level="1" loext:marker-style-name="T337"><text:span text:style-name="T249"/></text:h>
            <text:h text:style-name="P140" text:outline-level="1" loext:marker-style-name="T335"><text:span text:style-name="T249"/></text:h>
            <text:h text:style-name="P141" text:outline-level="1"><text:span text:style-name="T340">≶ </text:span><text:bookmark-start text:name="_Hlk32334374"/><text:span text:style-name="T340">⩴</text:span><text:bookmark-end text:name="_Hlk32334374"/><text:span text:style-name="T340"> </text:span><text:span text:style-name="T341"></text:span><text:span text:style-name="T342"> | </text:span><text:span text:style-name="T343">≥</text:span><text:span text:style-name="T342"> | </text:span><text:span text:style-name="T344"></text:span><text:span text:style-name="T342"> | </text:span><text:span text:style-name="T344"></text:span><text:span text:style-name="T345">≤</text:span><text:span text:style-name="T344"> </text:span><text:span text:style-name="T342">| </text:span><text:span text:style-name="T344"></text:span><text:span text:style-name="T342"> | </text:span><text:span text:style-name="T344"></text:span></text:h>
            <text:h text:style-name="P140" text:outline-level="1" loext:marker-style-name="T335"><text:span text:style-name="T337"/></text:h>
          </table:table-cell>
        </table:table-row>
        <table:table-row table:style-name="Table31.1">
          <table:table-cell table:style-name="Table31.A1" table:number-columns-spanned="2" office:value-type="string">
            <text:h text:style-name="P142" text:outline-level="1" loext:marker-style-name="T346"><text:span text:style-name="T215"><text:tab/></text:span><text:span text:style-name="T312">T </text:span><text:bookmark-start text:name="OLE_LINK250"/><text:bookmark-start text:name="OLE_LINK240"/><text:bookmark-start text:name="_Hlk26380938"/><text:bookmark-start text:name="OLE_LINK227"/><text:bookmark-start text:name="_Hlk26379341"/><text:span text:style-name="T347">↦</text:span><text:bookmark-end text:name="OLE_LINK250"/><text:bookmark-end text:name="OLE_LINK240"/><text:bookmark-end text:name="_Hlk26380938"/><text:span text:style-name="T312"><text:tab/></text:span><text:bookmark-start text:name="OLE_LINK226"/><text:bookmark-start text:name="OLE_LINK225"/><text:bookmark-start text:name="_Hlk26379308"/><text:span text:style-name="T310"><draw:frame draw:style-name="fr2" draw:name="Object84" text:anchor-type="as-char" svg:y="-0.316cm" svg:width="0.885cm" svg:height="0.393cm" draw:z-index="68"><draw:object xlink:href="./Object 84" xlink:type="simple" xlink:show="embed" xlink:actuate="onLoad"/><draw:image xlink:href="./ObjectReplacements/Object 84" xlink:type="simple" xlink:show="embed" xlink:actuate="onLoad"/></draw:frame></text:span><text:bookmark-end text:name="OLE_LINK227"/><text:bookmark-end text:name="_Hlk26379341"/><text:bookmark-end text:name="OLE_LINK226"/><text:bookmark-end text:name="OLE_LINK225"/><text:bookmark-end text:name="_Hlk26379308"/></text:h>
            <text:h text:style-name="P143" text:outline-level="1"><text:span text:style-name="T178"><text:tab/>P</text:span><text:span text:style-name="T226">u</text:span><text:span text:style-name="T178"> </text:span><text:span text:style-name="T238">↦</text:span><text:span text:style-name="T178"><text:tab/></text:span><draw:frame draw:style-name="fr2" draw:name="Object85" text:anchor-type="as-char" svg:y="-0.316cm" svg:width="1.109cm" svg:height="0.445cm" draw:z-index="69"><draw:object xlink:href="./Object 85" xlink:type="simple" xlink:show="embed" xlink:actuate="onLoad"/><draw:image xlink:href="./ObjectReplacements/Object 85" xlink:type="simple" xlink:show="embed" xlink:actuate="onLoad"/></draw:frame></text:h>
            <text:h text:style-name="P143" text:outline-level="1"><text:span text:style-name="T178"><text:tab/> P.i</text:span><text:span text:style-name="T348"> </text:span><text:span text:style-name="T236">➤</text:span><text:span text:style-name="T237"> </text:span><text:span text:style-name="T178">[P.i</text:span><text:span text:style-name="T226">1</text:span><text:span text:style-name="T178"> </text:span><text:span text:style-name="T238">⋈</text:span><text:span text:style-name="T178"> PATH</text:span><text:span text:style-name="T226">1</text:span><text:span text:style-name="T178">]...[P.i</text:span><text:span text:style-name="T226">m</text:span><text:span text:style-name="T178"> </text:span><text:span text:style-name="T238">⋈</text:span><text:span text:style-name="T178"> PATH</text:span><text:span text:style-name="T226">m</text:span><text:span text:style-name="T178">]</text:span><text:span text:style-name="T348"> </text:span><text:span text:style-name="T238">↦</text:span><text:span text:style-name="T178"> </text:span><draw:frame draw:style-name="fr2" draw:name="Object86" text:anchor-type="as-char" svg:y="-0.367cm" svg:width="8.86cm" svg:height="0.527cm" draw:z-index="70"><draw:object xlink:href="./Object 86" xlink:type="simple" xlink:show="embed" xlink:actuate="onLoad"/><draw:image xlink:href="./ObjectReplacements/Object 86" xlink:type="simple" xlink:show="embed" xlink:actuate="onLoad"/></draw:frame></text:h>
            <text:h text:style-name="P143" text:outline-level="1"><text:span text:style-name="T178"><text:tab/></text:span><text:bookmark-start text:name="_Hlk26379389"/><text:bookmark-start text:name="OLE_LINK228"/><text:span text:style-name="T178"> </text:span><draw:frame draw:style-name="fr2" draw:name="Object87" text:anchor-type="as-char" svg:y="-0.316cm" svg:width="2.27cm" svg:height="0.445cm" draw:z-index="71"><draw:object xlink:href="./Object 87" xlink:type="simple" xlink:show="embed" xlink:actuate="onLoad"/><draw:image xlink:href="./ObjectReplacements/Object 87" xlink:type="simple" xlink:show="embed" xlink:actuate="onLoad"/></draw:frame><text:span text:style-name="T178"><text:s/></text:span><text:bookmark-end text:name="_Hlk26379389"/><text:bookmark-end text:name="OLE_LINK228"/><text:span text:style-name="T178"><text:s/></text:span><text:span text:style-name="T238">↦</text:span><text:span text:style-name="T178"><text:tab/></text:span><text:bookmark-start text:name="OLE_LINK50"/><text:bookmark-start text:name="OLE_LINK49"/><draw:frame draw:style-name="fr2" draw:name="Object88" text:anchor-type="as-char" svg:y="-0.367cm" svg:width="3.314cm" svg:height="0.496cm" draw:z-index="72"><draw:object xlink:href="./Object 88" xlink:type="simple" xlink:show="embed" xlink:actuate="onLoad"/><draw:image xlink:href="./ObjectReplacements/Object 88" xlink:type="simple" xlink:show="embed" xlink:actuate="onLoad"/></draw:frame><text:bookmark-end text:name="OLE_LINK50"/><text:bookmark-end text:name="OLE_LINK49"/></text:h>
            <text:h text:style-name="P143" text:outline-level="1"><text:span text:style-name="T178"><text:tab/></text:span><text:bookmark-start text:name="_Hlk26379389_Copy_1"/><text:bookmark-start text:name="OLE_LINK228_Copy_1"/><text:span text:style-name="T178"> </text:span><draw:frame draw:style-name="fr2" draw:name="Object89" text:anchor-type="as-char" svg:y="-0.316cm" svg:width="2.27cm" svg:height="0.445cm" draw:z-index="73"><draw:object xlink:href="./Object 89" xlink:type="simple" xlink:show="embed" xlink:actuate="onLoad"/><draw:image xlink:href="./ObjectReplacements/Object 89" xlink:type="simple" xlink:show="embed" xlink:actuate="onLoad"/></draw:frame><text:span text:style-name="T178"><text:s/></text:span><text:bookmark-end text:name="_Hlk26379389_Copy_1"/><text:bookmark-end text:name="OLE_LINK228_Copy_1"/><text:span text:style-name="T178"><text:s text:c="2"/></text:span><text:span text:style-name="T238">↦</text:span><text:span text:style-name="T178"><text:tab/></text:span><draw:frame draw:style-name="fr2" draw:name="Object90" text:anchor-type="as-char" svg:y="-0.367cm" svg:width="3.314cm" svg:height="0.496cm" draw:z-index="74"><draw:object xlink:href="./Object 90" xlink:type="simple" xlink:show="embed" xlink:actuate="onLoad"/><draw:image xlink:href="./ObjectReplacements/Object 90" xlink:type="simple" xlink:show="embed" xlink:actuate="onLoad"/></draw:frame></text:h>
            <text:h text:style-name="P143" text:outline-level="1"><text:span text:style-name="T178"><text:tab/></text:span><text:bookmark-start text:name="_Hlk26379389_Copy_2"/><text:bookmark-start text:name="OLE_LINK228_Copy_2"/><text:span text:style-name="T178"> </text:span><draw:frame draw:style-name="fr2" draw:name="Object91" text:anchor-type="as-char" svg:y="-0.316cm" svg:width="2.295cm" svg:height="0.445cm" draw:z-index="75"><draw:object xlink:href="./Object 91" xlink:type="simple" xlink:show="embed" xlink:actuate="onLoad"/><draw:image xlink:href="./ObjectReplacements/Object 91" xlink:type="simple" xlink:show="embed" xlink:actuate="onLoad"/></draw:frame><text:span text:style-name="T178"><text:s/></text:span><text:bookmark-end text:name="_Hlk26379389_Copy_2"/><text:bookmark-end text:name="OLE_LINK228_Copy_2"/><text:span text:style-name="T178"><text:s text:c="2"/></text:span><text:span text:style-name="T238">↦</text:span><text:span text:style-name="T178"><text:tab/></text:span><draw:frame draw:style-name="fr2" draw:name="Object92" text:anchor-type="as-char" svg:y="-0.367cm" svg:width="3.588cm" svg:height="0.496cm" draw:z-index="76"><draw:object xlink:href="./Object 92" xlink:type="simple" xlink:show="embed" xlink:actuate="onLoad"/><draw:image xlink:href="./ObjectReplacements/Object 92" xlink:type="simple" xlink:show="embed" xlink:actuate="onLoad"/></draw:frame></text:h>
            <text:h text:style-name="P143" text:outline-level="1"><text:span text:style-name="T178"><text:tab/>{d</text:span><text:span text:style-name="T226">1</text:span><text:span text:style-name="T178"> … d</text:span><text:span text:style-name="T226">n</text:span><text:span text:style-name="T178">} </text:span><text:span text:style-name="T238">↦</text:span><text:span text:style-name="T178"><text:tab/></text:span><text:bookmark-start text:name="_Hlk26778339"/><draw:frame draw:style-name="fr2" draw:name="Object93" text:anchor-type="as-char" svg:y="-0.316cm" svg:width="2.986cm" svg:height="0.445cm" draw:z-index="77"><draw:object xlink:href="./Object 93" xlink:type="simple" xlink:show="embed" xlink:actuate="onLoad"/><draw:image xlink:href="./ObjectReplacements/Object 93" xlink:type="simple" xlink:show="embed" xlink:actuate="onLoad"/></draw:frame><text:bookmark-end text:name="_Hlk26778339"/></text:h>
            <text:h text:style-name="P143" text:outline-level="1"><text:span text:style-name="T178"><text:tab/>?VAR </text:span><text:span text:style-name="T238">↦</text:span><text:span text:style-name="T178"><text:tab/></text:span><draw:frame draw:style-name="fr2" draw:name="Object94" text:anchor-type="as-char" svg:y="-0.316cm" svg:width="1.873cm" svg:height="0.393cm" draw:z-index="78"><draw:object xlink:href="./Object 94" xlink:type="simple" xlink:show="embed" xlink:actuate="onLoad"/><draw:image xlink:href="./ObjectReplacements/Object 94" xlink:type="simple" xlink:show="embed" xlink:actuate="onLoad"/></draw:frame></text:h>
            <text:h text:style-name="P143" text:outline-level="1"><text:span text:style-name="T178"><text:tab/>V </text:span><text:span text:style-name="T349">≶</text:span><text:span text:style-name="T178"> TERM</text:span><text:bookmark-start text:name="OLE_LINK217"/><text:bookmark-start text:name="_Hlk26379833"/><text:span text:style-name="T178"> </text:span><text:bookmark-end text:name="OLE_LINK217"/><text:bookmark-end text:name="_Hlk26379833"/><text:span text:style-name="T238">↦</text:span><text:span text:style-name="T178"><text:tab/></text:span><draw:frame draw:style-name="fr2" draw:name="Object95" text:anchor-type="as-char" svg:y="-0.367cm" svg:width="4.346cm" svg:height="0.496cm" draw:z-index="79"><draw:object xlink:href="./Object 95" xlink:type="simple" xlink:show="embed" xlink:actuate="onLoad"/><draw:image xlink:href="./ObjectReplacements/Object 95" xlink:type="simple" xlink:show="embed" xlink:actuate="onLoad"/></draw:frame></text:h>
            <text:h text:style-name="P143" text:outline-level="1"><text:span text:style-name="T178"><text:tab/>d </text:span><draw:frame draw:style-name="fr2" draw:name="Object96" text:anchor-type="as-char" svg:y="-0.316cm" svg:width="0.434cm" svg:height="0.393cm" draw:z-index="80"><draw:object xlink:href="./Object 96" xlink:type="simple" xlink:show="embed" xlink:actuate="onLoad"/><draw:image xlink:href="./ObjectReplacements/Object 96" xlink:type="simple" xlink:show="embed" xlink:actuate="onLoad"/></draw:frame><text:span text:style-name="T178"><text:tab/>d</text:span></text:h>
            <text:h text:style-name="P144" text:outline-level="1" loext:marker-style-name="T350"><text:span text:style-name="T296"><text:tab/></text:span><text:bookmark-start text:name="OLE_LINK175"/><text:bookmark-start text:name="OLE_LINK177"/><text:span text:style-name="T312">?VAR </text:span><text:span text:style-name="T310"><draw:frame draw:style-name="fr2" draw:name="Object97" text:anchor-type="as-char" svg:y="-0.316cm" svg:width="0.434cm" svg:height="0.393cm" draw:z-index="81"><draw:object xlink:href="./Object 97" xlink:type="simple" xlink:show="embed" xlink:actuate="onLoad"/><draw:image xlink:href="./ObjectReplacements/Object 97" xlink:type="simple" xlink:show="embed" xlink:actuate="onLoad"/></draw:frame></text:span><text:span text:style-name="T312"><text:tab/>?VAR</text:span><text:bookmark-end text:name="OLE_LINK175"/><text:bookmark-end text:name="OLE_LINK177"/></text:h>
            <text:h text:style-name="P144" text:outline-level="1" loext:marker-style-name="T351"><text:span text:style-name="T296"><text:tab/></text:span><text:bookmark-start text:name="OLE_LINK218"/><text:bookmark-start text:name="OLE_LINK230"/><text:span text:style-name="T312">f(</text:span><text:bookmark-start text:name="_Hlk26777996"/><text:span text:style-name="T312">TERM</text:span><text:bookmark-end text:name="_Hlk26777996"/><text:span text:style-name="T352">1</text:span><text:span text:style-name="T312"> … TERM</text:span><text:bookmark-start text:name="_Hlk26782079"/><text:span text:style-name="T353"></text:span><text:span text:style-name="T354">𝓕</text:span><text:span text:style-name="T355">(</text:span><text:span text:style-name="T352">f</text:span><text:span text:style-name="T355">)</text:span><text:bookmark-end text:name="_Hlk26782079"/><text:span text:style-name="T312">)</text:span><text:bookmark-end text:name="OLE_LINK218"/><text:bookmark-end text:name="OLE_LINK230"/><text:span text:style-name="T356"> </text:span><text:span text:style-name="T310"><draw:frame draw:style-name="fr2" draw:name="Object98" text:anchor-type="as-char" svg:y="-0.316cm" svg:width="0.434cm" svg:height="0.393cm" draw:z-index="82"><draw:object xlink:href="./Object 98" xlink:type="simple" xlink:show="embed" xlink:actuate="onLoad"/><draw:image xlink:href="./ObjectReplacements/Object 98" xlink:type="simple" xlink:show="embed" xlink:actuate="onLoad"/></draw:frame></text:span><text:span text:style-name="T296"><text:tab/></text:span><text:bookmark-start text:name="_Hlk26777924"/><draw:frame draw:style-name="fr2" draw:name="Object100" text:anchor-type="as-char" svg:y="-0.367cm" svg:width="3.531cm" svg:height="0.533cm" draw:z-index="83"><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45" loext:marker-style-name="T3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2-14T12:47:42.989132764</meta:print-date>
    <dc:date>2025-02-14T15:01:49.202666411</dc:date>
    <meta:editing-cycles>1557</meta:editing-cycles>
    <meta:editing-duration>P22DT2H10S</meta:editing-duration>
    <meta:generator>LibreOffice/24.8.3.2$MacOSX_AARCH64 LibreOffice_project/48a6bac9e7e268aeb4c3483fcf825c94556d9f92</meta:generator>
    <meta:document-statistic meta:table-count="32" meta:image-count="0" meta:object-count="101" meta:page-count="9" meta:paragraph-count="294" meta:word-count="3194" meta:character-count="19780" meta:non-whitespace-character-count="16743"/>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sub>
            <mo stretchy="false">∀</mo>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51/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subsup>
            <mi>P</mi>
            <mn>1</mn>
            <mtext>ID-s</mtext>
          </msubsup>
          <mi>x</mi>
          <mrow>
            <msub>
              <mi>x</mi>
              <mn>1</mn>
            </msub>
            <mo stretchy="false">∧</mo>
            <mn>...</mn>
            <mo stretchy="false">∧</mo>
            <msubsup>
              <mi>P</mi>
              <mrow>
                <mi>α</mi>
                <mo stretchy="false">(</mo>
                <mi>P</mi>
                <mo stretchy="false">)</mo>
              </mrow>
              <mtext>ID-s</mtext>
            </msubsup>
          </mrow>
          <mi>x</mi>
          <msub>
            <mi>x</mi>
            <mrow>
              <mi>α</mi>
              <mo stretchy="false">(</mo>
              <mi>P</mi>
              <mo stretchy="false">)</mo>
            </mrow>
          </msub>
          <mo stretchy="false">)</mo>
        </mrow>
      </mstyle>
    </mstyle>
    <annotation encoding="StarMath 5.0">color seagreen size 10 {
forall x x rsub 1 ... x rsub {α\(P\)} . {l} rsub {P} \({x} rsub {1} ... {x} rsub {α\(P\)} \) = x dlrarrow \({P} rsub {1} rsup {"ID-s"} x {x} rsub {1} and ... and {P} rsub {α\(P\)} rsup {"ID-s"} x {x} rsub {α\(P\)} \)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sub>
            <mi>y</mi>
            <mn>1</mn>
          </msub>
          <mn>...</mn>
          <msub>
            <mi>y</mi>
            <mrow>
              <mi>α</mi>
              <mo stretchy="false">(</mo>
              <mi>P</mi>
              <mo stretchy="false">)</mo>
            </mrow>
          </msub>
          <mi>.</mi>
          <mi>P</mi>
          <msub>
            <mi>x</mi>
            <mn>1</mn>
          </msub>
          <mn>...</mn>
          <mrow>
            <msub>
              <mi>x</mi>
              <mrow>
                <mi>α</mi>
                <mo stretchy="false">(</mo>
                <mi>P</mi>
                <mo stretchy="false">)</mo>
              </mrow>
            </msub>
            <mo stretchy="false">∧</mo>
            <mi>P</mi>
          </mrow>
          <msub>
            <mi>y</mi>
            <mn>1</mn>
          </msub>
          <mn>...</mn>
          <msub>
            <mi>y</mi>
            <mrow>
              <mi>α</mi>
              <mo stretchy="false">(</mo>
              <mi>P</mi>
              <mo stretchy="false">)</mo>
            </mrow>
          </msub>
          <mo stretchy="false">⇒</mo>
          <msub>
            <mi>γ</mi>
            <msub>
              <mi>V</mi>
              <mn>1</mn>
            </msub>
          </msub>
          <mo stretchy="false">(</mo>
          <msub>
            <mi>x</mi>
            <msub>
              <mi>i</mi>
              <mn>1</mn>
            </msub>
          </msub>
          <mo stretchy="false">)</mo>
          <mtext>≶</mtext>
          <msub>
            <mi>γ</mi>
            <msub>
              <mi>V</mi>
              <mn>2</mn>
            </msub>
          </msub>
          <mo stretchy="false">(</mo>
          <msub>
            <mi>y</mi>
            <msub>
              <mi>i</mi>
              <mn>2</mn>
            </msub>
          </msub>
          <mo stretchy="false">)</mo>
        </mrow>
      </mstyle>
    </mstyle>
    <annotation encoding="StarMath 5.0">color seagreen size 10 {
forall x rsub 1 ... x rsub {α\(P\)} y rsub 1 ... y rsub {α\(P\)}
  . P x rsub 1 ... x rsub {α\(P\)} and P y rsub 1 ... y rsub {α\(P\)}
drarrow γ rsub {{V} rsub 1} \( x rsub {i rsub 1} \)
  "≶" γ rsub {{V} rsub 2} \( y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o stretchy="false">⇔</mo>
          <mo stretchy="false">∃</mo>
          <msub>
            <mi mathvariant="italic">var</mi>
            <mn>1</mn>
          </msub>
          <mi>…</mi>
          <msub>
            <mi mathvariant="italic">var</mi>
            <mi>m</mi>
          </msub>
          <mi>.</mi>
          <msup>
            <mi mathvariant="italic">PATH</mi>
            <mtext>↦</mtext>
          </msup>
          <mi>x</mi>
        </mrow>
      </mstyle>
    </mstyle>
    <annotation encoding="StarMath 5.0">color seagreen size 10 {
forall x . Tx
 dlrarrow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o stretchy="false">∃</mo>
          <msub>
            <mi mathvariant="italic">var</mi>
            <mn>1</mn>
          </msub>
          <mn>...</mn>
          <msub>
            <mi mathvariant="italic">var</mi>
            <mi>m</mi>
          </msub>
          <mi>.</mi>
          <msubsup>
            <mi mathvariant="italic">PATH</mi>
            <mn>1</mn>
            <mtext>↦</mtext>
          </msubsup>
          <mrow>
            <msub>
              <mi>x</mi>
              <mn>1</mn>
            </msub>
            <mo stretchy="false">∧</mo>
            <mn>...</mn>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dlrarrow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n>...</mn>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o stretchy="false">⇐</mo>
          <mo stretchy="false">∃</mo>
          <msub>
            <mi mathvariant="italic">var</mi>
            <mn>1</mn>
          </msub>
          <mn>...</mn>
          <msub>
            <mi mathvariant="italic">var</mi>
            <mi>m</mi>
          </msub>
          <mi>.</mi>
          <msup>
            <mi mathvariant="italic">PATH</mi>
            <mtext>↦</mtext>
          </msup>
          <mi>x</mi>
        </mrow>
      </mstyle>
    </mstyle>
    <annotation encoding="StarMath 5.0">color seagreen size 10 {
forall x . Tx
dlarrow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o stretchy="false">∃</mo>
          <msub>
            <mi mathvariant="italic">var</mi>
            <mn>1</mn>
          </msub>
          <mn>...</mn>
          <msub>
            <mi mathvariant="italic">var</mi>
            <mi>m</mi>
          </msub>
          <mi>.</mi>
          <msubsup>
            <mi mathvariant="italic">PATH</mi>
            <mn>1</mn>
            <mtext>↦</mtext>
          </msubsup>
          <mrow>
            <msub>
              <mi>x</mi>
              <mn>1</mn>
            </msub>
            <mo stretchy="false">∧</mo>
            <mn>...</mn>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dlarrow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1/content.xml><?xml version="1.0" encoding="utf-8"?>
<math xmlns="http://www.w3.org/1998/Math/MathML" display="block">
  <semantics>
    <mstyle mathcolor="#2E8B57">
      <mstyle mathsize="10pt">
        <mrow>
          <msubsup>
            <mi mathvariant="italic">PATH</mi>
            <mn>1</mn>
            <mi>↦</mi>
          </msubsup>
          <mi>,</mi>
          <mn>...</mn>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